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2.919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4.085cm"/>
    </style:style>
    <style:style style:name="co9" style:family="table-column">
      <style:table-column-properties fo:break-before="auto" style:column-width="3.708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4.893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automatic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Colores RAL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RAL</text:p>
          </table:table-cell>
          <table:table-cell table:style-name="ce1" office:value-type="string">
            <text:p>RAL-RGB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BLUE</text:p>
          </table:table-cell>
          <table:table-cell table:style-name="ce6" office:value-type="string">
            <text:p>RAL-HEX</text:p>
          </table:table-cell>
          <table:table-cell table:style-name="ce1" office:value-type="string">
            <text:p>Deutsch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Français</text:p>
          </table:table-cell>
          <table:table-cell table:style-name="ce1" office:value-type="string">
            <text:p>Español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Nederlands</text:p>
          </table:table-cell>
          <table:table-cell table:style-name="ce7" table:number-columns-repeated="1012"/>
        </table:table-row>
        <table:table-row table:style-name="ro1">
          <table:table-cell office:value-type="string">
            <text:p>RAL 1000</text:p>
          </table:table-cell>
          <table:table-cell office:value-type="string">
            <text:p>190-189-127</text:p>
          </table:table-cell>
          <table:table-cell table:formula="of:=LEFT([.B2]; 3)" office:value-type="string" office:string-value="190">
            <text:p>190</text:p>
          </table:table-cell>
          <table:table-cell table:formula="of:=MID([.B2];5;3)" office:value-type="string" office:string-value="189">
            <text:p>189</text:p>
          </table:table-cell>
          <table:table-cell table:formula="of:=RIGHT([.B2]; 3)" office:value-type="string" office:string-value="127">
            <text:p>127</text:p>
          </table:table-cell>
          <table:table-cell office:value-type="string">
            <text:p>#BEBD7F</text:p>
          </table:table-cell>
          <table:table-cell office:value-type="string">
            <text:p>Grünbeige</text:p>
          </table:table-cell>
          <table:table-cell office:value-type="string">
            <text:p>Green beige</text:p>
          </table:table-cell>
          <table:table-cell office:value-type="string">
            <text:p>Beige vert</text:p>
          </table:table-cell>
          <table:table-cell office:value-type="string">
            <text:p>Beige verdoso</text:p>
          </table:table-cell>
          <table:table-cell office:value-type="string">
            <text:p>Beige verdastro</text:p>
          </table:table-cell>
          <table:table-cell office:value-type="string">
            <text:p>Groenbeige</text:p>
          </table:table-cell>
          <table:table-cell table:number-columns-repeated="1012"/>
        </table:table-row>
        <table:table-row table:style-name="ro1">
          <table:table-cell office:value-type="string">
            <text:p>RAL 1001</text:p>
          </table:table-cell>
          <table:table-cell office:value-type="string">
            <text:p>194-176-120</text:p>
          </table:table-cell>
          <table:table-cell table:formula="of:=LEFT([.B3]; 3)" office:value-type="string" office:string-value="194">
            <text:p>194</text:p>
          </table:table-cell>
          <table:table-cell table:formula="of:=MID([.B3];5;3)" office:value-type="string" office:string-value="176">
            <text:p>176</text:p>
          </table:table-cell>
          <table:table-cell table:formula="of:=RIGHT([.B3]; 3)" office:value-type="string" office:string-value="120">
            <text:p>120</text:p>
          </table:table-cell>
          <table:table-cell office:value-type="string">
            <text:p>#C2B078</text:p>
          </table:table-cell>
          <table:table-cell table:number-columns-repeated="6" office:value-type="string">
            <text:p>Beige</text:p>
          </table:table-cell>
          <table:table-cell table:number-columns-repeated="1012"/>
        </table:table-row>
        <table:table-row table:style-name="ro1">
          <table:table-cell office:value-type="string">
            <text:p>RAL 1002</text:p>
          </table:table-cell>
          <table:table-cell table:style-name="ce4" office:value-type="string">
            <text:p>198-166-100</text:p>
          </table:table-cell>
          <table:table-cell table:formula="of:=LEFT([.B4]; 3)" office:value-type="string" office:string-value="198">
            <text:p>198</text:p>
          </table:table-cell>
          <table:table-cell table:formula="of:=MID([.B4];5;3)" office:value-type="string" office:string-value="166">
            <text:p>166</text:p>
          </table:table-cell>
          <table:table-cell table:formula="of:=RIGHT([.B4]; 3)" office:value-type="string" office:string-value="100">
            <text:p>100</text:p>
          </table:table-cell>
          <table:table-cell table:style-name="ce4" office:value-type="string">
            <text:p>#C6A664</text:p>
          </table:table-cell>
          <table:table-cell office:value-type="string">
            <text:p>Sandgelb</text:p>
          </table:table-cell>
          <table:table-cell office:value-type="string">
            <text:p>Sand yellow</text:p>
          </table:table-cell>
          <table:table-cell office:value-type="string">
            <text:p>Jaune sable</text:p>
          </table:table-cell>
          <table:table-cell office:value-type="string">
            <text:p>Amarillo arena</text:p>
          </table:table-cell>
          <table:table-cell office:value-type="string">
            <text:p>Giallo sabbia</text:p>
          </table:table-cell>
          <table:table-cell office:value-type="string">
            <text:p>Zandgeel</text:p>
          </table:table-cell>
          <table:table-cell table:number-columns-repeated="1012"/>
        </table:table-row>
        <table:table-row table:style-name="ro1">
          <table:table-cell office:value-type="string">
            <text:p>RAL 1003</text:p>
          </table:table-cell>
          <table:table-cell table:style-name="ce4" office:value-type="string">
            <text:p>229-190-001</text:p>
          </table:table-cell>
          <table:table-cell table:formula="of:=LEFT([.B5]; 3)" office:value-type="string" office:string-value="229">
            <text:p>229</text:p>
          </table:table-cell>
          <table:table-cell table:formula="of:=MID([.B5];5;3)" office:value-type="string" office:string-value="190">
            <text:p>190</text:p>
          </table:table-cell>
          <table:table-cell table:formula="of:=RIGHT([.B5]; 3)" office:value-type="string" office:string-value="001">
            <text:p>001</text:p>
          </table:table-cell>
          <table:table-cell office:value-type="string">
            <text:p>#E5BE01</text:p>
          </table:table-cell>
          <table:table-cell office:value-type="string">
            <text:p>Signalgelb</text:p>
          </table:table-cell>
          <table:table-cell office:value-type="string">
            <text:p>Signal yellow</text:p>
          </table:table-cell>
          <table:table-cell office:value-type="string">
            <text:p>Jaune de sécurité</text:p>
          </table:table-cell>
          <table:table-cell office:value-type="string">
            <text:p>Amarillo señales</text:p>
          </table:table-cell>
          <table:table-cell office:value-type="string">
            <text:p>Giallo segnale</text:p>
          </table:table-cell>
          <table:table-cell office:value-type="string">
            <text:p>Signaalgeel</text:p>
          </table:table-cell>
          <table:table-cell table:number-columns-repeated="1012"/>
        </table:table-row>
        <table:table-row table:style-name="ro1">
          <table:table-cell office:value-type="string">
            <text:p>RAL 1004</text:p>
          </table:table-cell>
          <table:table-cell office:value-type="string">
            <text:p>205-164-052</text:p>
          </table:table-cell>
          <table:table-cell table:formula="of:=LEFT([.B6]; 3)" office:value-type="string" office:string-value="205">
            <text:p>205</text:p>
          </table:table-cell>
          <table:table-cell table:formula="of:=MID([.B6];5;3)" office:value-type="string" office:string-value="164">
            <text:p>164</text:p>
          </table:table-cell>
          <table:table-cell table:formula="of:=RIGHT([.B6]; 3)" office:value-type="string" office:string-value="052">
            <text:p>052</text:p>
          </table:table-cell>
          <table:table-cell office:value-type="string">
            <text:p>#CDA434</text:p>
          </table:table-cell>
          <table:table-cell office:value-type="string">
            <text:p>Goldgelb</text:p>
          </table:table-cell>
          <table:table-cell office:value-type="string">
            <text:p>Golden yellow</text:p>
          </table:table-cell>
          <table:table-cell office:value-type="string">
            <text:p>Jaune or</text:p>
          </table:table-cell>
          <table:table-cell office:value-type="string">
            <text:p>Amarillo oro</text:p>
          </table:table-cell>
          <table:table-cell office:value-type="string">
            <text:p>Giallo oro</text:p>
          </table:table-cell>
          <table:table-cell office:value-type="string">
            <text:p>Goudgeel</text:p>
          </table:table-cell>
          <table:table-cell table:number-columns-repeated="1012"/>
        </table:table-row>
        <table:table-row table:style-name="ro1">
          <table:table-cell office:value-type="string">
            <text:p>RAL 1005</text:p>
          </table:table-cell>
          <table:table-cell office:value-type="string">
            <text:p>169-131-007</text:p>
          </table:table-cell>
          <table:table-cell table:formula="of:=LEFT([.B7]; 3)" office:value-type="string" office:string-value="169">
            <text:p>169</text:p>
          </table:table-cell>
          <table:table-cell table:formula="of:=MID([.B7];5;3)" office:value-type="string" office:string-value="131">
            <text:p>131</text:p>
          </table:table-cell>
          <table:table-cell table:formula="of:=RIGHT([.B7]; 3)" office:value-type="string" office:string-value="007">
            <text:p>007</text:p>
          </table:table-cell>
          <table:table-cell office:value-type="string">
            <text:p>#A98307</text:p>
          </table:table-cell>
          <table:table-cell office:value-type="string">
            <text:p>Honiggelb</text:p>
          </table:table-cell>
          <table:table-cell office:value-type="string">
            <text:p>Honey yellow</text:p>
          </table:table-cell>
          <table:table-cell office:value-type="string">
            <text:p>Jaune miel</text:p>
          </table:table-cell>
          <table:table-cell office:value-type="string">
            <text:p>Amarillo miel</text:p>
          </table:table-cell>
          <table:table-cell office:value-type="string">
            <text:p>Giallo miele</text:p>
          </table:table-cell>
          <table:table-cell office:value-type="string">
            <text:p>Honinggeel</text:p>
          </table:table-cell>
          <table:table-cell table:number-columns-repeated="1012"/>
        </table:table-row>
        <table:table-row table:style-name="ro1">
          <table:table-cell office:value-type="string">
            <text:p>RAL 1006</text:p>
          </table:table-cell>
          <table:table-cell office:value-type="string">
            <text:p>228-160-016</text:p>
          </table:table-cell>
          <table:table-cell table:formula="of:=LEFT([.B8]; 3)" office:value-type="string" office:string-value="228">
            <text:p>228</text:p>
          </table:table-cell>
          <table:table-cell table:formula="of:=MID([.B8];5;3)" office:value-type="string" office:string-value="160">
            <text:p>160</text:p>
          </table:table-cell>
          <table:table-cell table:formula="of:=RIGHT([.B8]; 3)" office:value-type="string" office:string-value="016">
            <text:p>016</text:p>
          </table:table-cell>
          <table:table-cell office:value-type="string">
            <text:p>#E4A010</text:p>
          </table:table-cell>
          <table:table-cell office:value-type="string">
            <text:p>Maisgelb</text:p>
          </table:table-cell>
          <table:table-cell office:value-type="string">
            <text:p>Maize yellow</text:p>
          </table:table-cell>
          <table:table-cell office:value-type="string">
            <text:p>Jaune maïs</text:p>
          </table:table-cell>
          <table:table-cell office:value-type="string">
            <text:p>Amarillo maiz</text:p>
          </table:table-cell>
          <table:table-cell office:value-type="string">
            <text:p>Giallo polenta</text:p>
          </table:table-cell>
          <table:table-cell office:value-type="string">
            <text:p>Maisgeel</text:p>
          </table:table-cell>
          <table:table-cell table:number-columns-repeated="1012"/>
        </table:table-row>
        <table:table-row table:style-name="ro1">
          <table:table-cell office:value-type="string">
            <text:p>RAL 1007</text:p>
          </table:table-cell>
          <table:table-cell office:value-type="string">
            <text:p>220-156-000</text:p>
          </table:table-cell>
          <table:table-cell table:formula="of:=LEFT([.B9]; 3)" office:value-type="string" office:string-value="220">
            <text:p>220</text:p>
          </table:table-cell>
          <table:table-cell table:formula="of:=MID([.B9];5;3)" office:value-type="string" office:string-value="156">
            <text:p>156</text:p>
          </table:table-cell>
          <table:table-cell table:formula="of:=RIGHT([.B9]; 3)" office:value-type="string" office:string-value="000">
            <text:p>000</text:p>
          </table:table-cell>
          <table:table-cell office:value-type="string">
            <text:p>#DC9D00</text:p>
          </table:table-cell>
          <table:table-cell office:value-type="string">
            <text:p>Narzissengelb</text:p>
          </table:table-cell>
          <table:table-cell office:value-type="string">
            <text:p>Daffodil yellow</text:p>
          </table:table-cell>
          <table:table-cell office:value-type="string">
            <text:p>Jaune narcisse</text:p>
          </table:table-cell>
          <table:table-cell office:value-type="string">
            <text:p>Amarillo narciso</text:p>
          </table:table-cell>
          <table:table-cell office:value-type="string">
            <text:p>Giallo narciso</text:p>
          </table:table-cell>
          <table:table-cell office:value-type="string">
            <text:p>Narcissengeel</text:p>
          </table:table-cell>
          <table:table-cell table:number-columns-repeated="1012"/>
        </table:table-row>
        <table:table-row table:style-name="ro1">
          <table:table-cell office:value-type="string">
            <text:p>RAL 1011</text:p>
          </table:table-cell>
          <table:table-cell office:value-type="string">
            <text:p>138-102-066</text:p>
          </table:table-cell>
          <table:table-cell table:formula="of:=LEFT([.B10]; 3)" office:value-type="string" office:string-value="138">
            <text:p>138</text:p>
          </table:table-cell>
          <table:table-cell table:formula="of:=MID([.B10];5;3)" office:value-type="string" office:string-value="102">
            <text:p>102</text:p>
          </table:table-cell>
          <table:table-cell table:formula="of:=RIGHT([.B10]; 3)" office:value-type="string" office:string-value="066">
            <text:p>066</text:p>
          </table:table-cell>
          <table:table-cell office:value-type="string">
            <text:p>#8A6642</text:p>
          </table:table-cell>
          <table:table-cell office:value-type="string">
            <text:p>Braunbeige</text:p>
          </table:table-cell>
          <table:table-cell office:value-type="string">
            <text:p>Brown beige</text:p>
          </table:table-cell>
          <table:table-cell office:value-type="string">
            <text:p>Beige brun</text:p>
          </table:table-cell>
          <table:table-cell office:value-type="string">
            <text:p>Beige pardo</text:p>
          </table:table-cell>
          <table:table-cell office:value-type="string">
            <text:p>Beige marrone</text:p>
          </table:table-cell>
          <table:table-cell office:value-type="string">
            <text:p>Bruinbeige</text:p>
          </table:table-cell>
          <table:table-cell table:number-columns-repeated="1012"/>
        </table:table-row>
        <table:table-row table:style-name="ro1">
          <table:table-cell office:value-type="string">
            <text:p>RAL 1012</text:p>
          </table:table-cell>
          <table:table-cell office:value-type="string">
            <text:p>199-180-070</text:p>
          </table:table-cell>
          <table:table-cell table:formula="of:=LEFT([.B11]; 3)" office:value-type="string" office:string-value="199">
            <text:p>199</text:p>
          </table:table-cell>
          <table:table-cell table:formula="of:=MID([.B11];5;3)" office:value-type="string" office:string-value="180">
            <text:p>180</text:p>
          </table:table-cell>
          <table:table-cell table:formula="of:=RIGHT([.B11]; 3)" office:value-type="string" office:string-value="070">
            <text:p>070</text:p>
          </table:table-cell>
          <table:table-cell office:value-type="string">
            <text:p>#C7B446</text:p>
          </table:table-cell>
          <table:table-cell office:value-type="string">
            <text:p>Zitronengelb</text:p>
          </table:table-cell>
          <table:table-cell office:value-type="string">
            <text:p>Lemon yellow</text:p>
          </table:table-cell>
          <table:table-cell office:value-type="string">
            <text:p>Jaune citron</text:p>
          </table:table-cell>
          <table:table-cell office:value-type="string">
            <text:p>Amarillo limón</text:p>
          </table:table-cell>
          <table:table-cell office:value-type="string">
            <text:p>Giallo limone</text:p>
          </table:table-cell>
          <table:table-cell office:value-type="string">
            <text:p>Citroengeel</text:p>
          </table:table-cell>
          <table:table-cell table:number-columns-repeated="1012"/>
        </table:table-row>
        <table:table-row table:style-name="ro1">
          <table:table-cell office:value-type="string">
            <text:p>RAL 1013</text:p>
          </table:table-cell>
          <table:table-cell office:value-type="string">
            <text:p>234-230-202</text:p>
          </table:table-cell>
          <table:table-cell table:formula="of:=LEFT([.B12]; 3)" office:value-type="string" office:string-value="234">
            <text:p>234</text:p>
          </table:table-cell>
          <table:table-cell table:formula="of:=MID([.B12];5;3)" office:value-type="string" office:string-value="230">
            <text:p>230</text:p>
          </table:table-cell>
          <table:table-cell table:formula="of:=RIGHT([.B12]; 3)" office:value-type="string" office:string-value="202">
            <text:p>202</text:p>
          </table:table-cell>
          <table:table-cell table:style-name="ce4" office:value-type="string">
            <text:p>#EAE6CA</text:p>
          </table:table-cell>
          <table:table-cell office:value-type="string">
            <text:p>Perlweiß</text:p>
          </table:table-cell>
          <table:table-cell office:value-type="string">
            <text:p>Oyster white</text:p>
          </table:table-cell>
          <table:table-cell office:value-type="string">
            <text:p>Blanc perlé</text:p>
          </table:table-cell>
          <table:table-cell office:value-type="string">
            <text:p>Blanco perla</text:p>
          </table:table-cell>
          <table:table-cell office:value-type="string">
            <text:p>Bianco perla</text:p>
          </table:table-cell>
          <table:table-cell office:value-type="string">
            <text:p>Parelwit</text:p>
          </table:table-cell>
          <table:table-cell table:number-columns-repeated="1012"/>
        </table:table-row>
        <table:table-row table:style-name="ro1">
          <table:table-cell office:value-type="string">
            <text:p>RAL 1014</text:p>
          </table:table-cell>
          <table:table-cell office:value-type="string">
            <text:p>225-204-079</text:p>
          </table:table-cell>
          <table:table-cell table:formula="of:=LEFT([.B13]; 3)" office:value-type="string" office:string-value="225">
            <text:p>225</text:p>
          </table:table-cell>
          <table:table-cell table:formula="of:=MID([.B13];5;3)" office:value-type="string" office:string-value="204">
            <text:p>204</text:p>
          </table:table-cell>
          <table:table-cell table:formula="of:=RIGHT([.B13]; 3)" office:value-type="string" office:string-value="079">
            <text:p>079</text:p>
          </table:table-cell>
          <table:table-cell office:value-type="string">
            <text:p>#E1CC4F</text:p>
          </table:table-cell>
          <table:table-cell office:value-type="string">
            <text:p>Elfenbein</text:p>
          </table:table-cell>
          <table:table-cell office:value-type="string">
            <text:p>Ivory</text:p>
          </table:table-cell>
          <table:table-cell office:value-type="string">
            <text:p>Ivoire</text:p>
          </table:table-cell>
          <table:table-cell office:value-type="string">
            <text:p>Marfil</text:p>
          </table:table-cell>
          <table:table-cell office:value-type="string">
            <text:p>Avorio</text:p>
          </table:table-cell>
          <table:table-cell office:value-type="string">
            <text:p>Ivoorkleurig</text:p>
          </table:table-cell>
          <table:table-cell table:number-columns-repeated="1012"/>
        </table:table-row>
        <table:table-row table:style-name="ro1">
          <table:table-cell office:value-type="string">
            <text:p>RAL 1015</text:p>
          </table:table-cell>
          <table:table-cell office:value-type="string">
            <text:p>230-214-144</text:p>
          </table:table-cell>
          <table:table-cell table:formula="of:=LEFT([.B14]; 3)" office:value-type="string" office:string-value="230">
            <text:p>230</text:p>
          </table:table-cell>
          <table:table-cell table:formula="of:=MID([.B14];5;3)" office:value-type="string" office:string-value="214">
            <text:p>214</text:p>
          </table:table-cell>
          <table:table-cell table:formula="of:=RIGHT([.B14]; 3)" office:value-type="string" office:string-value="144">
            <text:p>144</text:p>
          </table:table-cell>
          <table:table-cell office:value-type="string">
            <text:p>#E6D690</text:p>
          </table:table-cell>
          <table:table-cell office:value-type="string">
            <text:p>Hellelfenbein</text:p>
          </table:table-cell>
          <table:table-cell office:value-type="string">
            <text:p>Light ivory</text:p>
          </table:table-cell>
          <table:table-cell office:value-type="string">
            <text:p>Ivoire clair</text:p>
          </table:table-cell>
          <table:table-cell office:value-type="string">
            <text:p>Marfil claro</text:p>
          </table:table-cell>
          <table:table-cell office:value-type="string">
            <text:p>Avorio chiaro</text:p>
          </table:table-cell>
          <table:table-cell office:value-type="string">
            <text:p>Licht ivoorkleurig</text:p>
          </table:table-cell>
          <table:table-cell table:number-columns-repeated="1012"/>
        </table:table-row>
        <table:table-row table:style-name="ro1">
          <table:table-cell office:value-type="string">
            <text:p>RAL 1016</text:p>
          </table:table-cell>
          <table:table-cell office:value-type="string">
            <text:p>237-255-033</text:p>
          </table:table-cell>
          <table:table-cell table:formula="of:=LEFT([.B15]; 3)" office:value-type="string" office:string-value="237">
            <text:p>237</text:p>
          </table:table-cell>
          <table:table-cell table:formula="of:=MID([.B15];5;3)" office:value-type="string" office:string-value="255">
            <text:p>255</text:p>
          </table:table-cell>
          <table:table-cell table:formula="of:=RIGHT([.B15]; 3)" office:value-type="string" office:string-value="033">
            <text:p>033</text:p>
          </table:table-cell>
          <table:table-cell table:style-name="ce4" office:value-type="string">
            <text:p>#EDFF21</text:p>
          </table:table-cell>
          <table:table-cell office:value-type="string">
            <text:p>Schwefelgelb</text:p>
          </table:table-cell>
          <table:table-cell office:value-type="string">
            <text:p>Sulfur yellow</text:p>
          </table:table-cell>
          <table:table-cell office:value-type="string">
            <text:p>Jaune soufre</text:p>
          </table:table-cell>
          <table:table-cell office:value-type="string">
            <text:p>Amarillo azufre</text:p>
          </table:table-cell>
          <table:table-cell office:value-type="string">
            <text:p>Giallo zolfo</text:p>
          </table:table-cell>
          <table:table-cell office:value-type="string">
            <text:p>Zwavelgeel</text:p>
          </table:table-cell>
          <table:table-cell table:number-columns-repeated="1012"/>
        </table:table-row>
        <table:table-row table:style-name="ro1">
          <table:table-cell office:value-type="string">
            <text:p>RAL 1017</text:p>
          </table:table-cell>
          <table:table-cell office:value-type="string">
            <text:p>245-208-051</text:p>
          </table:table-cell>
          <table:table-cell table:formula="of:=LEFT([.B16]; 3)" office:value-type="string" office:string-value="245">
            <text:p>245</text:p>
          </table:table-cell>
          <table:table-cell table:formula="of:=MID([.B16];5;3)" office:value-type="string" office:string-value="208">
            <text:p>208</text:p>
          </table:table-cell>
          <table:table-cell table:formula="of:=RIGHT([.B16]; 3)" office:value-type="string" office:string-value="051">
            <text:p>051</text:p>
          </table:table-cell>
          <table:table-cell office:value-type="string">
            <text:p>#F5D033</text:p>
          </table:table-cell>
          <table:table-cell office:value-type="string">
            <text:p>Safrangelb</text:p>
          </table:table-cell>
          <table:table-cell office:value-type="string">
            <text:p>Saffron yellow</text:p>
          </table:table-cell>
          <table:table-cell office:value-type="string">
            <text:p>Jaune safran</text:p>
          </table:table-cell>
          <table:table-cell office:value-type="string">
            <text:p>Amarillo azafrán</text:p>
          </table:table-cell>
          <table:table-cell office:value-type="string">
            <text:p>Giallo zafferano</text:p>
          </table:table-cell>
          <table:table-cell office:value-type="string">
            <text:p>Saffraangeel</text:p>
          </table:table-cell>
          <table:table-cell table:number-columns-repeated="1012"/>
        </table:table-row>
        <table:table-row table:style-name="ro1">
          <table:table-cell office:value-type="string">
            <text:p>RAL 1018</text:p>
          </table:table-cell>
          <table:table-cell office:value-type="string">
            <text:p>248-243-053</text:p>
          </table:table-cell>
          <table:table-cell table:formula="of:=LEFT([.B17]; 3)" office:value-type="string" office:string-value="248">
            <text:p>248</text:p>
          </table:table-cell>
          <table:table-cell table:formula="of:=MID([.B17];5;3)" office:value-type="string" office:string-value="243">
            <text:p>243</text:p>
          </table:table-cell>
          <table:table-cell table:formula="of:=RIGHT([.B17]; 3)" office:value-type="string" office:string-value="053">
            <text:p>053</text:p>
          </table:table-cell>
          <table:table-cell office:value-type="string">
            <text:p>#F8F32B</text:p>
          </table:table-cell>
          <table:table-cell office:value-type="string">
            <text:p>Zinkgelb</text:p>
          </table:table-cell>
          <table:table-cell office:value-type="string">
            <text:p>Zinc yellow</text:p>
          </table:table-cell>
          <table:table-cell office:value-type="string">
            <text:p>Jaune zinc</text:p>
          </table:table-cell>
          <table:table-cell office:value-type="string">
            <text:p>Amarillo de zinc</text:p>
          </table:table-cell>
          <table:table-cell office:value-type="string">
            <text:p>Giallo zinco</text:p>
          </table:table-cell>
          <table:table-cell office:value-type="string">
            <text:p>Zinkgeel</text:p>
          </table:table-cell>
          <table:table-cell table:number-columns-repeated="1012"/>
        </table:table-row>
        <table:table-row table:style-name="ro1">
          <table:table-cell office:value-type="string">
            <text:p>RAL 1019</text:p>
          </table:table-cell>
          <table:table-cell office:value-type="string">
            <text:p>158-151-100</text:p>
          </table:table-cell>
          <table:table-cell table:formula="of:=LEFT([.B18]; 3)" office:value-type="string" office:string-value="158">
            <text:p>158</text:p>
          </table:table-cell>
          <table:table-cell table:formula="of:=MID([.B18];5;3)" office:value-type="string" office:string-value="151">
            <text:p>151</text:p>
          </table:table-cell>
          <table:table-cell table:formula="of:=RIGHT([.B18]; 3)" office:value-type="string" office:string-value="100">
            <text:p>100</text:p>
          </table:table-cell>
          <table:table-cell office:value-type="string">
            <text:p>#9E9764</text:p>
          </table:table-cell>
          <table:table-cell office:value-type="string">
            <text:p>Graubeige</text:p>
          </table:table-cell>
          <table:table-cell office:value-type="string">
            <text:p>Grey beige</text:p>
          </table:table-cell>
          <table:table-cell office:value-type="string">
            <text:p>Beige gris</text:p>
          </table:table-cell>
          <table:table-cell office:value-type="string">
            <text:p>Beige agrisado</text:p>
          </table:table-cell>
          <table:table-cell office:value-type="string">
            <text:p>Beige grigiastro</text:p>
          </table:table-cell>
          <table:table-cell office:value-type="string">
            <text:p>Grijsbeige</text:p>
          </table:table-cell>
          <table:table-cell table:number-columns-repeated="1012"/>
        </table:table-row>
        <table:table-row table:style-name="ro1">
          <table:table-cell office:value-type="string">
            <text:p>RAL 1020</text:p>
          </table:table-cell>
          <table:table-cell office:value-type="string">
            <text:p>153-153-080</text:p>
          </table:table-cell>
          <table:table-cell table:formula="of:=LEFT([.B19]; 3)" office:value-type="string" office:string-value="153">
            <text:p>153</text:p>
          </table:table-cell>
          <table:table-cell table:formula="of:=MID([.B19];5;3)" office:value-type="string" office:string-value="153">
            <text:p>153</text:p>
          </table:table-cell>
          <table:table-cell table:formula="of:=RIGHT([.B19]; 3)" office:value-type="string" office:string-value="080">
            <text:p>080</text:p>
          </table:table-cell>
          <table:table-cell office:value-type="string">
            <text:p>#999950</text:p>
          </table:table-cell>
          <table:table-cell office:value-type="string">
            <text:p>Olivgelb</text:p>
          </table:table-cell>
          <table:table-cell office:value-type="string">
            <text:p>Olive yellow</text:p>
          </table:table-cell>
          <table:table-cell office:value-type="string">
            <text:p>Jaune olive</text:p>
          </table:table-cell>
          <table:table-cell office:value-type="string">
            <text:p>Amarillo oliva</text:p>
          </table:table-cell>
          <table:table-cell office:value-type="string">
            <text:p>Giallo olivastro</text:p>
          </table:table-cell>
          <table:table-cell office:value-type="string">
            <text:p>Olijfgeel</text:p>
          </table:table-cell>
          <table:table-cell table:number-columns-repeated="1012"/>
        </table:table-row>
        <table:table-row table:style-name="ro1">
          <table:table-cell office:value-type="string">
            <text:p>RAL 1021</text:p>
          </table:table-cell>
          <table:table-cell office:value-type="string">
            <text:p>243-218-011</text:p>
          </table:table-cell>
          <table:table-cell table:formula="of:=LEFT([.B20]; 3)" office:value-type="string" office:string-value="243">
            <text:p>243</text:p>
          </table:table-cell>
          <table:table-cell table:formula="of:=MID([.B20];5;3)" office:value-type="string" office:string-value="218">
            <text:p>218</text:p>
          </table:table-cell>
          <table:table-cell table:formula="of:=RIGHT([.B20]; 3)" office:value-type="string" office:string-value="011">
            <text:p>011</text:p>
          </table:table-cell>
          <table:table-cell office:value-type="string">
            <text:p>#F3DA0B</text:p>
          </table:table-cell>
          <table:table-cell office:value-type="string">
            <text:p>Rapsgelb</text:p>
          </table:table-cell>
          <table:table-cell office:value-type="string">
            <text:p>Rape yellow</text:p>
          </table:table-cell>
          <table:table-cell office:value-type="string">
            <text:p>Jaune colza</text:p>
          </table:table-cell>
          <table:table-cell office:value-type="string">
            <text:p>Amarillo colza</text:p>
          </table:table-cell>
          <table:table-cell office:value-type="string">
            <text:p>Giallo navone</text:p>
          </table:table-cell>
          <table:table-cell office:value-type="string">
            <text:p>Koolzaadgeel</text:p>
          </table:table-cell>
          <table:table-cell table:number-columns-repeated="1012"/>
        </table:table-row>
        <table:table-row table:style-name="ro1">
          <table:table-cell office:value-type="string">
            <text:p>RAL 1023</text:p>
          </table:table-cell>
          <table:table-cell office:value-type="string">
            <text:p>250-210-001</text:p>
          </table:table-cell>
          <table:table-cell table:formula="of:=LEFT([.B21]; 3)" office:value-type="string" office:string-value="250">
            <text:p>250</text:p>
          </table:table-cell>
          <table:table-cell table:formula="of:=MID([.B21];5;3)" office:value-type="string" office:string-value="210">
            <text:p>210</text:p>
          </table:table-cell>
          <table:table-cell table:formula="of:=RIGHT([.B21]; 3)" office:value-type="string" office:string-value="001">
            <text:p>001</text:p>
          </table:table-cell>
          <table:table-cell office:value-type="string">
            <text:p>#FAD201</text:p>
          </table:table-cell>
          <table:table-cell office:value-type="string">
            <text:p>Verkehrsgelb</text:p>
          </table:table-cell>
          <table:table-cell office:value-type="string">
            <text:p>Traffic yellow</text:p>
          </table:table-cell>
          <table:table-cell office:value-type="string">
            <text:p>Jaune signalisation</text:p>
          </table:table-cell>
          <table:table-cell office:value-type="string">
            <text:p>Amarillo tráfico</text:p>
          </table:table-cell>
          <table:table-cell office:value-type="string">
            <text:p>Giallo traffico</text:p>
          </table:table-cell>
          <table:table-cell office:value-type="string">
            <text:p>Verkeersgeel</text:p>
          </table:table-cell>
          <table:table-cell table:number-columns-repeated="1012"/>
        </table:table-row>
        <table:table-row table:style-name="ro1">
          <table:table-cell office:value-type="string">
            <text:p>RAL 1024</text:p>
          </table:table-cell>
          <table:table-cell office:value-type="string">
            <text:p>174-160-075</text:p>
          </table:table-cell>
          <table:table-cell table:formula="of:=LEFT([.B22]; 3)" office:value-type="string" office:string-value="174">
            <text:p>174</text:p>
          </table:table-cell>
          <table:table-cell table:formula="of:=MID([.B22];5;3)" office:value-type="string" office:string-value="160">
            <text:p>160</text:p>
          </table:table-cell>
          <table:table-cell table:formula="of:=RIGHT([.B22]; 3)" office:value-type="string" office:string-value="075">
            <text:p>075</text:p>
          </table:table-cell>
          <table:table-cell office:value-type="string">
            <text:p>#AEA04B</text:p>
          </table:table-cell>
          <table:table-cell office:value-type="string">
            <text:p>Ockergelb</text:p>
          </table:table-cell>
          <table:table-cell office:value-type="string">
            <text:p>Ochre yellow</text:p>
          </table:table-cell>
          <table:table-cell office:value-type="string">
            <text:p>Jaune ocre</text:p>
          </table:table-cell>
          <table:table-cell office:value-type="string">
            <text:p>Amarillo ocre</text:p>
          </table:table-cell>
          <table:table-cell office:value-type="string">
            <text:p>Giallo ocra</text:p>
          </table:table-cell>
          <table:table-cell office:value-type="string">
            <text:p>Okergeel</text:p>
          </table:table-cell>
          <table:table-cell table:number-columns-repeated="1012"/>
        </table:table-row>
        <table:table-row table:style-name="ro1">
          <table:table-cell office:value-type="string">
            <text:p>RAL 1026</text:p>
          </table:table-cell>
          <table:table-cell table:style-name="ce4" office:value-type="string">
            <text:p>255-255-000</text:p>
          </table:table-cell>
          <table:table-cell table:formula="of:=LEFT([.B23]; 3)" office:value-type="string" office:string-value="255">
            <text:p>255</text:p>
          </table:table-cell>
          <table:table-cell table:formula="of:=MID([.B23];5;3)" office:value-type="string" office:string-value="255">
            <text:p>255</text:p>
          </table:table-cell>
          <table:table-cell table:formula="of:=RIGHT([.B23]; 3)" office:value-type="string" office:string-value="000">
            <text:p>000</text:p>
          </table:table-cell>
          <table:table-cell table:style-name="ce4" office:value-type="string">
            <text:p>#FFFF00</text:p>
          </table:table-cell>
          <table:table-cell office:value-type="string">
            <text:p>Leuchtgelb</text:p>
          </table:table-cell>
          <table:table-cell office:value-type="string">
            <text:p>Luminous yellow</text:p>
          </table:table-cell>
          <table:table-cell office:value-type="string">
            <text:p>Jaune brillant</text:p>
          </table:table-cell>
          <table:table-cell office:value-type="string">
            <text:p>Amarillo brillante</text:p>
          </table:table-cell>
          <table:table-cell office:value-type="string">
            <text:p>Giallo brillante</text:p>
          </table:table-cell>
          <table:table-cell office:value-type="string">
            <text:p>Briljantgeel</text:p>
          </table:table-cell>
          <table:table-cell table:number-columns-repeated="1012"/>
        </table:table-row>
        <table:table-row table:style-name="ro1">
          <table:table-cell office:value-type="string">
            <text:p>RAL 1027</text:p>
          </table:table-cell>
          <table:table-cell table:style-name="ce4" office:value-type="string">
            <text:p>157-145-001</text:p>
          </table:table-cell>
          <table:table-cell table:formula="of:=LEFT([.B24]; 3)" office:value-type="string" office:string-value="157">
            <text:p>157</text:p>
          </table:table-cell>
          <table:table-cell table:formula="of:=MID([.B24];5;3)" office:value-type="string" office:string-value="145">
            <text:p>145</text:p>
          </table:table-cell>
          <table:table-cell table:formula="of:=RIGHT([.B24]; 3)" office:value-type="string" office:string-value="001">
            <text:p>001</text:p>
          </table:table-cell>
          <table:table-cell table:style-name="ce4" office:value-type="string">
            <text:p>#9D9101</text:p>
          </table:table-cell>
          <table:table-cell office:value-type="string">
            <text:p>Currygelb</text:p>
          </table:table-cell>
          <table:table-cell office:value-type="string">
            <text:p>Curry</text:p>
          </table:table-cell>
          <table:table-cell office:value-type="string">
            <text:p>Jaune curry</text:p>
          </table:table-cell>
          <table:table-cell office:value-type="string">
            <text:p>Amarillo curry</text:p>
          </table:table-cell>
          <table:table-cell office:value-type="string">
            <text:p>Giallo curry</text:p>
          </table:table-cell>
          <table:table-cell office:value-type="string">
            <text:p>Kerriegeel</text:p>
          </table:table-cell>
          <table:table-cell table:number-columns-repeated="1012"/>
        </table:table-row>
        <table:table-row table:style-name="ro1">
          <table:table-cell office:value-type="string">
            <text:p>RAL 1028</text:p>
          </table:table-cell>
          <table:table-cell table:style-name="ce4" office:value-type="string">
            <text:p>244-169-000</text:p>
          </table:table-cell>
          <table:table-cell table:formula="of:=LEFT([.B25]; 3)" office:value-type="string" office:string-value="244">
            <text:p>244</text:p>
          </table:table-cell>
          <table:table-cell table:formula="of:=MID([.B25];5;3)" office:value-type="string" office:string-value="169">
            <text:p>169</text:p>
          </table:table-cell>
          <table:table-cell table:formula="of:=RIGHT([.B25]; 3)" office:value-type="string" office:string-value="000">
            <text:p>000</text:p>
          </table:table-cell>
          <table:table-cell table:style-name="ce4" office:value-type="string">
            <text:p>#F4A900</text:p>
          </table:table-cell>
          <table:table-cell office:value-type="string">
            <text:p>Melonengelb</text:p>
          </table:table-cell>
          <table:table-cell office:value-type="string">
            <text:p>Melon yellow</text:p>
          </table:table-cell>
          <table:table-cell office:value-type="string">
            <text:p>Jaune melon</text:p>
          </table:table-cell>
          <table:table-cell office:value-type="string">
            <text:p>Amarillo melón</text:p>
          </table:table-cell>
          <table:table-cell office:value-type="string">
            <text:p>Giallo melone</text:p>
          </table:table-cell>
          <table:table-cell office:value-type="string">
            <text:p>Meloengeel</text:p>
          </table:table-cell>
          <table:table-cell table:number-columns-repeated="1012"/>
        </table:table-row>
        <table:table-row table:style-name="ro1">
          <table:table-cell office:value-type="string">
            <text:p>RAL 1032</text:p>
          </table:table-cell>
          <table:table-cell table:style-name="ce4" office:value-type="string">
            <text:p>214-174-001</text:p>
          </table:table-cell>
          <table:table-cell table:formula="of:=LEFT([.B26]; 3)" office:value-type="string" office:string-value="214">
            <text:p>214</text:p>
          </table:table-cell>
          <table:table-cell table:formula="of:=MID([.B26];5;3)" office:value-type="string" office:string-value="174">
            <text:p>174</text:p>
          </table:table-cell>
          <table:table-cell table:formula="of:=RIGHT([.B26]; 3)" office:value-type="string" office:string-value="001">
            <text:p>001</text:p>
          </table:table-cell>
          <table:table-cell table:style-name="ce4" office:value-type="string">
            <text:p>#D6AE01</text:p>
          </table:table-cell>
          <table:table-cell office:value-type="string">
            <text:p>Ginstergelb</text:p>
          </table:table-cell>
          <table:table-cell office:value-type="string">
            <text:p>Broom yellow</text:p>
          </table:table-cell>
          <table:table-cell office:value-type="string">
            <text:p>Jaune genêt</text:p>
          </table:table-cell>
          <table:table-cell office:value-type="string">
            <text:p>Amarillo retama</text:p>
          </table:table-cell>
          <table:table-cell office:value-type="string">
            <text:p>Giallo scopa</text:p>
          </table:table-cell>
          <table:table-cell office:value-type="string">
            <text:p>Bremgeel</text:p>
          </table:table-cell>
          <table:table-cell table:number-columns-repeated="1012"/>
        </table:table-row>
        <table:table-row table:style-name="ro1">
          <table:table-cell office:value-type="string">
            <text:p>RAL 1033</text:p>
          </table:table-cell>
          <table:table-cell table:style-name="ce4" office:value-type="string">
            <text:p>243-165-005</text:p>
          </table:table-cell>
          <table:table-cell table:formula="of:=LEFT([.B27]; 3)" office:value-type="string" office:string-value="243">
            <text:p>243</text:p>
          </table:table-cell>
          <table:table-cell table:formula="of:=MID([.B27];5;3)" office:value-type="string" office:string-value="165">
            <text:p>165</text:p>
          </table:table-cell>
          <table:table-cell table:formula="of:=RIGHT([.B27]; 3)" office:value-type="string" office:string-value="005">
            <text:p>005</text:p>
          </table:table-cell>
          <table:table-cell table:style-name="ce4" office:value-type="string">
            <text:p>#F3A505</text:p>
          </table:table-cell>
          <table:table-cell office:value-type="string">
            <text:p>Dahliengelb</text:p>
          </table:table-cell>
          <table:table-cell office:value-type="string">
            <text:p>Dahlia yellow</text:p>
          </table:table-cell>
          <table:table-cell office:value-type="string">
            <text:p>Jaune dahlia</text:p>
          </table:table-cell>
          <table:table-cell office:value-type="string">
            <text:p>Amarillo dalia</text:p>
          </table:table-cell>
          <table:table-cell office:value-type="string">
            <text:p>Giallo dahlien</text:p>
          </table:table-cell>
          <table:table-cell office:value-type="string">
            <text:p>Dahliageel</text:p>
          </table:table-cell>
          <table:table-cell table:number-columns-repeated="1012"/>
        </table:table-row>
        <table:table-row table:style-name="ro1">
          <table:table-cell office:value-type="string">
            <text:p>RAL 1034</text:p>
          </table:table-cell>
          <table:table-cell table:style-name="ce4" office:value-type="string">
            <text:p>239-169-074</text:p>
          </table:table-cell>
          <table:table-cell table:formula="of:=LEFT([.B28]; 3)" office:value-type="string" office:string-value="239">
            <text:p>239</text:p>
          </table:table-cell>
          <table:table-cell table:formula="of:=MID([.B28];5;3)" office:value-type="string" office:string-value="169">
            <text:p>169</text:p>
          </table:table-cell>
          <table:table-cell table:formula="of:=RIGHT([.B28]; 3)" office:value-type="string" office:string-value="074">
            <text:p>074</text:p>
          </table:table-cell>
          <table:table-cell table:style-name="ce4" office:value-type="string">
            <text:p>#EFA94A</text:p>
          </table:table-cell>
          <table:table-cell office:value-type="string">
            <text:p>Pastellgelb</text:p>
          </table:table-cell>
          <table:table-cell office:value-type="string">
            <text:p>Pastel yellow</text:p>
          </table:table-cell>
          <table:table-cell office:value-type="string">
            <text:p>Jaune pastel</text:p>
          </table:table-cell>
          <table:table-cell office:value-type="string">
            <text:p>Amarillo pastel</text:p>
          </table:table-cell>
          <table:table-cell office:value-type="string">
            <text:p>Giallo pastello</text:p>
          </table:table-cell>
          <table:table-cell office:value-type="string">
            <text:p>Pastelgeel</text:p>
          </table:table-cell>
          <table:table-cell table:number-columns-repeated="1012"/>
        </table:table-row>
        <table:table-row table:style-name="ro1">
          <table:table-cell office:value-type="string">
            <text:p>RAL 1035</text:p>
          </table:table-cell>
          <table:table-cell table:style-name="ce4" office:value-type="string">
            <text:p>106-093-077</text:p>
          </table:table-cell>
          <table:table-cell table:formula="of:=LEFT([.B29]; 3)" office:value-type="string" office:string-value="106">
            <text:p>106</text:p>
          </table:table-cell>
          <table:table-cell table:formula="of:=MID([.B29];5;3)" office:value-type="string" office:string-value="093">
            <text:p>093</text:p>
          </table:table-cell>
          <table:table-cell table:formula="of:=RIGHT([.B29]; 3)" office:value-type="string" office:string-value="077">
            <text:p>077</text:p>
          </table:table-cell>
          <table:table-cell table:style-name="ce4" office:value-type="string">
            <text:p>#6A5D4D</text:p>
          </table:table-cell>
          <table:table-cell office:value-type="string">
            <text:p>Perlbeige</text:p>
          </table:table-cell>
          <table:table-cell office:value-type="string">
            <text:p>Pearl beige</text:p>
          </table:table-cell>
          <table:table-cell office:value-type="string">
            <text:p>Beige nacré</text:p>
          </table:table-cell>
          <table:table-cell office:value-type="string">
            <text:p>Beige perlado</text:p>
          </table:table-cell>
          <table:table-cell office:value-type="string">
            <text:p>Beige perlato</text:p>
          </table:table-cell>
          <table:table-cell office:value-type="string">
            <text:p>Parelmoergrijs</text:p>
          </table:table-cell>
          <table:table-cell table:number-columns-repeated="1012"/>
        </table:table-row>
        <table:table-row table:style-name="ro1">
          <table:table-cell office:value-type="string">
            <text:p>RAL 1036</text:p>
          </table:table-cell>
          <table:table-cell table:style-name="ce4" office:value-type="string">
            <text:p>112-083-053</text:p>
          </table:table-cell>
          <table:table-cell table:formula="of:=LEFT([.B30]; 3)" office:value-type="string" office:string-value="112">
            <text:p>112</text:p>
          </table:table-cell>
          <table:table-cell table:formula="of:=MID([.B30];5;3)" office:value-type="string" office:string-value="083">
            <text:p>083</text:p>
          </table:table-cell>
          <table:table-cell table:formula="of:=RIGHT([.B30]; 3)" office:value-type="string" office:string-value="053">
            <text:p>053</text:p>
          </table:table-cell>
          <table:table-cell table:style-name="ce4" office:value-type="string">
            <text:p>#705335</text:p>
          </table:table-cell>
          <table:table-cell office:value-type="string">
            <text:p>Perlgold</text:p>
          </table:table-cell>
          <table:table-cell office:value-type="string">
            <text:p>Pearl gold</text:p>
          </table:table-cell>
          <table:table-cell office:value-type="string">
            <text:p>Or nacré</text:p>
          </table:table-cell>
          <table:table-cell office:value-type="string">
            <text:p>Oro perlado</text:p>
          </table:table-cell>
          <table:table-cell office:value-type="string">
            <text:p>Oro perlato</text:p>
          </table:table-cell>
          <table:table-cell office:value-type="string">
            <text:p>Parelmoergoud</text:p>
          </table:table-cell>
          <table:table-cell table:number-columns-repeated="1012"/>
        </table:table-row>
        <table:table-row table:style-name="ro1">
          <table:table-cell office:value-type="string">
            <text:p>RAL 1037</text:p>
          </table:table-cell>
          <table:table-cell table:style-name="ce4" office:value-type="string">
            <text:p>243-159-024</text:p>
          </table:table-cell>
          <table:table-cell table:formula="of:=LEFT([.B31]; 3)" office:value-type="string" office:string-value="243">
            <text:p>243</text:p>
          </table:table-cell>
          <table:table-cell table:formula="of:=MID([.B31];5;3)" office:value-type="string" office:string-value="159">
            <text:p>159</text:p>
          </table:table-cell>
          <table:table-cell table:formula="of:=RIGHT([.B31]; 3)" office:value-type="string" office:string-value="024">
            <text:p>024</text:p>
          </table:table-cell>
          <table:table-cell table:style-name="ce4" office:value-type="string">
            <text:p>#F39F18</text:p>
          </table:table-cell>
          <table:table-cell office:value-type="string">
            <text:p>Sonnengelb</text:p>
          </table:table-cell>
          <table:table-cell office:value-type="string">
            <text:p>Sun yellow</text:p>
          </table:table-cell>
          <table:table-cell office:value-type="string">
            <text:p>Jaune soleil</text:p>
          </table:table-cell>
          <table:table-cell office:value-type="string">
            <text:p>Amarillo sol</text:p>
          </table:table-cell>
          <table:table-cell office:value-type="string">
            <text:p>Giallo sole</text:p>
          </table:table-cell>
          <table:table-cell office:value-type="string">
            <text:p>Zonnegeel</text:p>
          </table:table-cell>
          <table:table-cell table:number-columns-repeated="1012"/>
        </table:table-row>
        <table:table-row table:style-name="ro1">
          <table:table-cell office:value-type="string">
            <text:p>RAL 2000</text:p>
          </table:table-cell>
          <table:table-cell office:value-type="string">
            <text:p>237-118-014</text:p>
          </table:table-cell>
          <table:table-cell table:formula="of:=LEFT([.B32]; 3)" office:value-type="string" office:string-value="237">
            <text:p>237</text:p>
          </table:table-cell>
          <table:table-cell table:formula="of:=MID([.B32];5;3)" office:value-type="string" office:string-value="118">
            <text:p>118</text:p>
          </table:table-cell>
          <table:table-cell table:formula="of:=RIGHT([.B32]; 3)" office:value-type="string" office:string-value="014">
            <text:p>014</text:p>
          </table:table-cell>
          <table:table-cell office:value-type="string">
            <text:p>#ED760E</text:p>
          </table:table-cell>
          <table:table-cell office:value-type="string">
            <text:p>Gelborange</text:p>
          </table:table-cell>
          <table:table-cell office:value-type="string">
            <text:p>Yellow orange</text:p>
          </table:table-cell>
          <table:table-cell office:value-type="string">
            <text:p>Orangé jaune</text:p>
          </table:table-cell>
          <table:table-cell office:value-type="string">
            <text:p>Amarillo naranja</text:p>
          </table:table-cell>
          <table:table-cell office:value-type="string">
            <text:p>Arancio giallastro</text:p>
          </table:table-cell>
          <table:table-cell office:value-type="string">
            <text:p>Geeloranje</text:p>
          </table:table-cell>
          <table:table-cell table:number-columns-repeated="1012"/>
        </table:table-row>
        <table:table-row table:style-name="ro1">
          <table:table-cell office:value-type="string">
            <text:p>RAL 2001</text:p>
          </table:table-cell>
          <table:table-cell office:value-type="string">
            <text:p>201-060-032</text:p>
          </table:table-cell>
          <table:table-cell table:formula="of:=LEFT([.B33]; 3)" office:value-type="string" office:string-value="201">
            <text:p>201</text:p>
          </table:table-cell>
          <table:table-cell table:formula="of:=MID([.B33];5;3)" office:value-type="string" office:string-value="060">
            <text:p>060</text:p>
          </table:table-cell>
          <table:table-cell table:formula="of:=RIGHT([.B33]; 3)" office:value-type="string" office:string-value="032">
            <text:p>032</text:p>
          </table:table-cell>
          <table:table-cell office:value-type="string">
            <text:p>#C93C20</text:p>
          </table:table-cell>
          <table:table-cell office:value-type="string">
            <text:p>Rotorange</text:p>
          </table:table-cell>
          <table:table-cell office:value-type="string">
            <text:p>Red orange</text:p>
          </table:table-cell>
          <table:table-cell office:value-type="string">
            <text:p>Orangé rouge</text:p>
          </table:table-cell>
          <table:table-cell office:value-type="string">
            <text:p>Rojo anaranjado</text:p>
          </table:table-cell>
          <table:table-cell office:value-type="string">
            <text:p>Arancio rossastro</text:p>
          </table:table-cell>
          <table:table-cell office:value-type="string">
            <text:p>Roodoranje</text:p>
          </table:table-cell>
          <table:table-cell table:number-columns-repeated="1012"/>
        </table:table-row>
        <table:table-row table:style-name="ro1">
          <table:table-cell office:value-type="string">
            <text:p>RAL 2002</text:p>
          </table:table-cell>
          <table:table-cell office:value-type="string">
            <text:p>203-040-033</text:p>
          </table:table-cell>
          <table:table-cell table:formula="of:=LEFT([.B34]; 3)" office:value-type="string" office:string-value="203">
            <text:p>203</text:p>
          </table:table-cell>
          <table:table-cell table:formula="of:=MID([.B34];5;3)" office:value-type="string" office:string-value="040">
            <text:p>040</text:p>
          </table:table-cell>
          <table:table-cell table:formula="of:=RIGHT([.B34]; 3)" office:value-type="string" office:string-value="033">
            <text:p>033</text:p>
          </table:table-cell>
          <table:table-cell office:value-type="string">
            <text:p>#CB2821</text:p>
          </table:table-cell>
          <table:table-cell office:value-type="string">
            <text:p>Blutorange</text:p>
          </table:table-cell>
          <table:table-cell office:value-type="string">
            <text:p>Vermilion</text:p>
          </table:table-cell>
          <table:table-cell office:value-type="string">
            <text:p>Orangé sang</text:p>
          </table:table-cell>
          <table:table-cell office:value-type="string">
            <text:p>Naranja sanguineo</text:p>
          </table:table-cell>
          <table:table-cell office:value-type="string">
            <text:p>Arancio sanguigno</text:p>
          </table:table-cell>
          <table:table-cell office:value-type="string">
            <text:p>Vermiljoen</text:p>
          </table:table-cell>
          <table:table-cell table:number-columns-repeated="1012"/>
        </table:table-row>
        <table:table-row table:style-name="ro1">
          <table:table-cell office:value-type="string">
            <text:p>RAL 2003</text:p>
          </table:table-cell>
          <table:table-cell office:value-type="string">
            <text:p>255-117-020</text:p>
          </table:table-cell>
          <table:table-cell table:formula="of:=LEFT([.B35]; 3)" office:value-type="string" office:string-value="255">
            <text:p>255</text:p>
          </table:table-cell>
          <table:table-cell table:formula="of:=MID([.B35];5;3)" office:value-type="string" office:string-value="117">
            <text:p>117</text:p>
          </table:table-cell>
          <table:table-cell table:formula="of:=RIGHT([.B35]; 3)" office:value-type="string" office:string-value="020">
            <text:p>020</text:p>
          </table:table-cell>
          <table:table-cell office:value-type="string">
            <text:p>#FF7514</text:p>
          </table:table-cell>
          <table:table-cell office:value-type="string">
            <text:p>Pastellorange</text:p>
          </table:table-cell>
          <table:table-cell office:value-type="string">
            <text:p>Pastel orange</text:p>
          </table:table-cell>
          <table:table-cell office:value-type="string">
            <text:p>Orangé pastel</text:p>
          </table:table-cell>
          <table:table-cell office:value-type="string">
            <text:p>Naranja pálido</text:p>
          </table:table-cell>
          <table:table-cell office:value-type="string">
            <text:p>Arancio pastello</text:p>
          </table:table-cell>
          <table:table-cell office:value-type="string">
            <text:p>Pasteloranje</text:p>
          </table:table-cell>
          <table:table-cell table:number-columns-repeated="1012"/>
        </table:table-row>
        <table:table-row table:style-name="ro1">
          <table:table-cell office:value-type="string">
            <text:p>RAL 2004</text:p>
          </table:table-cell>
          <table:table-cell office:value-type="string">
            <text:p>244-070-017</text:p>
          </table:table-cell>
          <table:table-cell table:formula="of:=LEFT([.B36]; 3)" office:value-type="string" office:string-value="244">
            <text:p>244</text:p>
          </table:table-cell>
          <table:table-cell table:formula="of:=MID([.B36];5;3)" office:value-type="string" office:string-value="070">
            <text:p>070</text:p>
          </table:table-cell>
          <table:table-cell table:formula="of:=RIGHT([.B36]; 3)" office:value-type="string" office:string-value="017">
            <text:p>017</text:p>
          </table:table-cell>
          <table:table-cell office:value-type="string">
            <text:p>#F44611</text:p>
          </table:table-cell>
          <table:table-cell office:value-type="string">
            <text:p>Reinorange</text:p>
          </table:table-cell>
          <table:table-cell office:value-type="string">
            <text:p>Pure orange</text:p>
          </table:table-cell>
          <table:table-cell office:value-type="string">
            <text:p>Orangé pur</text:p>
          </table:table-cell>
          <table:table-cell office:value-type="string">
            <text:p>Naranja puro</text:p>
          </table:table-cell>
          <table:table-cell office:value-type="string">
            <text:p>Arancio puro</text:p>
          </table:table-cell>
          <table:table-cell office:value-type="string">
            <text:p>Zuiver oranje</text:p>
          </table:table-cell>
          <table:table-cell table:number-columns-repeated="1012"/>
        </table:table-row>
        <table:table-row table:style-name="ro1">
          <table:table-cell office:value-type="string">
            <text:p>RAL 2005</text:p>
          </table:table-cell>
          <table:table-cell office:value-type="string">
            <text:p>255-035-001</text:p>
          </table:table-cell>
          <table:table-cell table:formula="of:=LEFT([.B37]; 3)" office:value-type="string" office:string-value="255">
            <text:p>255</text:p>
          </table:table-cell>
          <table:table-cell table:formula="of:=MID([.B37];5;3)" office:value-type="string" office:string-value="035">
            <text:p>035</text:p>
          </table:table-cell>
          <table:table-cell table:formula="of:=RIGHT([.B37]; 3)" office:value-type="string" office:string-value="001">
            <text:p>001</text:p>
          </table:table-cell>
          <table:table-cell office:value-type="string">
            <text:p>#FF2301</text:p>
          </table:table-cell>
          <table:table-cell office:value-type="string">
            <text:p>Leuchtorange</text:p>
          </table:table-cell>
          <table:table-cell office:value-type="string">
            <text:p>Luminous orange</text:p>
          </table:table-cell>
          <table:table-cell office:value-type="string">
            <text:p>Orangé brillant</text:p>
          </table:table-cell>
          <table:table-cell office:value-type="string">
            <text:p>Naranja brillante</text:p>
          </table:table-cell>
          <table:table-cell office:value-type="string">
            <text:p>Arancio brillante</text:p>
          </table:table-cell>
          <table:table-cell office:value-type="string">
            <text:p>Briljant oranje</text:p>
          </table:table-cell>
          <table:table-cell table:number-columns-repeated="1012"/>
        </table:table-row>
        <table:table-row table:style-name="ro1">
          <table:table-cell office:value-type="string">
            <text:p>RAL 2007</text:p>
          </table:table-cell>
          <table:table-cell office:value-type="string">
            <text:p>255-164-032</text:p>
          </table:table-cell>
          <table:table-cell table:formula="of:=LEFT([.B38]; 3)" office:value-type="string" office:string-value="255">
            <text:p>255</text:p>
          </table:table-cell>
          <table:table-cell table:formula="of:=MID([.B38];5;3)" office:value-type="string" office:string-value="164">
            <text:p>164</text:p>
          </table:table-cell>
          <table:table-cell table:formula="of:=RIGHT([.B38]; 3)" office:value-type="string" office:string-value="032">
            <text:p>032</text:p>
          </table:table-cell>
          <table:table-cell office:value-type="string">
            <text:p>#FFA420</text:p>
          </table:table-cell>
          <table:table-cell office:value-type="string">
            <text:p>Leuchthellorange</text:p>
          </table:table-cell>
          <table:table-cell office:value-type="string">
            <text:p>Luminous bright orange</text:p>
          </table:table-cell>
          <table:table-cell office:value-type="string">
            <text:p>Orangé clair rillant</text:p>
          </table:table-cell>
          <table:table-cell office:value-type="string">
            <text:p>Naranja claro brillante</text:p>
          </table:table-cell>
          <table:table-cell office:value-type="string">
            <text:p>Arancio chiaro brillante</text:p>
          </table:table-cell>
          <table:table-cell office:value-type="string">
            <text:p>Briljant lichtoranje</text:p>
          </table:table-cell>
          <table:table-cell table:number-columns-repeated="1012"/>
        </table:table-row>
        <table:table-row table:style-name="ro1">
          <table:table-cell office:value-type="string">
            <text:p>RAL 2008</text:p>
          </table:table-cell>
          <table:table-cell office:value-type="string">
            <text:p>247-094-037</text:p>
          </table:table-cell>
          <table:table-cell table:formula="of:=LEFT([.B39]; 3)" office:value-type="string" office:string-value="247">
            <text:p>247</text:p>
          </table:table-cell>
          <table:table-cell table:formula="of:=MID([.B39];5;3)" office:value-type="string" office:string-value="094">
            <text:p>094</text:p>
          </table:table-cell>
          <table:table-cell table:formula="of:=RIGHT([.B39]; 3)" office:value-type="string" office:string-value="037">
            <text:p>037</text:p>
          </table:table-cell>
          <table:table-cell office:value-type="string">
            <text:p>#F75E25</text:p>
          </table:table-cell>
          <table:table-cell office:value-type="string">
            <text:p>Hellrotorange</text:p>
          </table:table-cell>
          <table:table-cell office:value-type="string">
            <text:p>Bright red orange</text:p>
          </table:table-cell>
          <table:table-cell office:value-type="string">
            <text:p>Orangé rouge clair</text:p>
          </table:table-cell>
          <table:table-cell office:value-type="string">
            <text:p>Rojo claro anaranjado</text:p>
          </table:table-cell>
          <table:table-cell office:value-type="string">
            <text:p>Rosso arancio chiaro</text:p>
          </table:table-cell>
          <table:table-cell office:value-type="string">
            <text:p>Licht roodoranje</text:p>
          </table:table-cell>
          <table:table-cell table:number-columns-repeated="1012"/>
        </table:table-row>
        <table:table-row table:style-name="ro1">
          <table:table-cell office:value-type="string">
            <text:p>RAL 2009</text:p>
          </table:table-cell>
          <table:table-cell office:value-type="string">
            <text:p>245-064-033</text:p>
          </table:table-cell>
          <table:table-cell table:formula="of:=LEFT([.B40]; 3)" office:value-type="string" office:string-value="245">
            <text:p>245</text:p>
          </table:table-cell>
          <table:table-cell table:formula="of:=MID([.B40];5;3)" office:value-type="string" office:string-value="064">
            <text:p>064</text:p>
          </table:table-cell>
          <table:table-cell table:formula="of:=RIGHT([.B40]; 3)" office:value-type="string" office:string-value="033">
            <text:p>033</text:p>
          </table:table-cell>
          <table:table-cell office:value-type="string">
            <text:p>#F54021</text:p>
          </table:table-cell>
          <table:table-cell office:value-type="string">
            <text:p>Verkehrsorange</text:p>
          </table:table-cell>
          <table:table-cell office:value-type="string">
            <text:p>Traffic orange</text:p>
          </table:table-cell>
          <table:table-cell office:value-type="string">
            <text:p>Orangé signalisation</text:p>
          </table:table-cell>
          <table:table-cell office:value-type="string">
            <text:p>Naranja tráfico</text:p>
          </table:table-cell>
          <table:table-cell office:value-type="string">
            <text:p>Arancio traffico</text:p>
          </table:table-cell>
          <table:table-cell office:value-type="string">
            <text:p>Verkeersoranje</text:p>
          </table:table-cell>
          <table:table-cell table:number-columns-repeated="1012"/>
        </table:table-row>
        <table:table-row table:style-name="ro1">
          <table:table-cell office:value-type="string">
            <text:p>RAL 2010</text:p>
          </table:table-cell>
          <table:table-cell office:value-type="string">
            <text:p>216-075-032</text:p>
          </table:table-cell>
          <table:table-cell table:formula="of:=LEFT([.B41]; 3)" office:value-type="string" office:string-value="216">
            <text:p>216</text:p>
          </table:table-cell>
          <table:table-cell table:formula="of:=MID([.B41];5;3)" office:value-type="string" office:string-value="075">
            <text:p>075</text:p>
          </table:table-cell>
          <table:table-cell table:formula="of:=RIGHT([.B41]; 3)" office:value-type="string" office:string-value="032">
            <text:p>032</text:p>
          </table:table-cell>
          <table:table-cell office:value-type="string">
            <text:p>#D84B20</text:p>
          </table:table-cell>
          <table:table-cell office:value-type="string">
            <text:p>Signalorange</text:p>
          </table:table-cell>
          <table:table-cell office:value-type="string">
            <text:p>Signal orange</text:p>
          </table:table-cell>
          <table:table-cell office:value-type="string">
            <text:p>Orangé de sécurité</text:p>
          </table:table-cell>
          <table:table-cell office:value-type="string">
            <text:p>Naranja señales</text:p>
          </table:table-cell>
          <table:table-cell office:value-type="string">
            <text:p>Arancio segnale</text:p>
          </table:table-cell>
          <table:table-cell office:value-type="string">
            <text:p>Signaaloranje</text:p>
          </table:table-cell>
          <table:table-cell table:number-columns-repeated="1012"/>
        </table:table-row>
        <table:table-row table:style-name="ro1">
          <table:table-cell office:value-type="string">
            <text:p>RAL 2011</text:p>
          </table:table-cell>
          <table:table-cell office:value-type="string">
            <text:p>236-124-038</text:p>
          </table:table-cell>
          <table:table-cell table:formula="of:=LEFT([.B42]; 3)" office:value-type="string" office:string-value="236">
            <text:p>236</text:p>
          </table:table-cell>
          <table:table-cell table:formula="of:=MID([.B42];5;3)" office:value-type="string" office:string-value="124">
            <text:p>124</text:p>
          </table:table-cell>
          <table:table-cell table:formula="of:=RIGHT([.B42]; 3)" office:value-type="string" office:string-value="038">
            <text:p>038</text:p>
          </table:table-cell>
          <table:table-cell office:value-type="string">
            <text:p>#EC7C26</text:p>
          </table:table-cell>
          <table:table-cell office:value-type="string">
            <text:p>Tieforange</text:p>
          </table:table-cell>
          <table:table-cell office:value-type="string">
            <text:p>Deep orange</text:p>
          </table:table-cell>
          <table:table-cell office:value-type="string">
            <text:p>Orangé foncé</text:p>
          </table:table-cell>
          <table:table-cell office:value-type="string">
            <text:p>Naranja intenso</text:p>
          </table:table-cell>
          <table:table-cell office:value-type="string">
            <text:p>Arancio profondo</text:p>
          </table:table-cell>
          <table:table-cell office:value-type="string">
            <text:p>Dieporanje</text:p>
          </table:table-cell>
          <table:table-cell table:number-columns-repeated="1012"/>
        </table:table-row>
        <table:table-row table:style-name="ro1">
          <table:table-cell office:value-type="string">
            <text:p>RAL 2012</text:p>
          </table:table-cell>
          <table:table-cell office:value-type="string">
            <text:p>235-106-014</text:p>
          </table:table-cell>
          <table:table-cell table:formula="of:=LEFT([.B43]; 3)" office:value-type="string" office:string-value="235">
            <text:p>235</text:p>
          </table:table-cell>
          <table:table-cell table:formula="of:=MID([.B43];5;3)" office:value-type="string" office:string-value="106">
            <text:p>106</text:p>
          </table:table-cell>
          <table:table-cell table:formula="of:=RIGHT([.B43]; 3)" office:value-type="string" office:string-value="014">
            <text:p>014</text:p>
          </table:table-cell>
          <table:table-cell office:value-type="string">
            <text:p>#E55137</text:p>
          </table:table-cell>
          <table:table-cell office:value-type="string">
            <text:p>Lachsorange</text:p>
          </table:table-cell>
          <table:table-cell office:value-type="string">
            <text:p>Salmon range</text:p>
          </table:table-cell>
          <table:table-cell office:value-type="string">
            <text:p>Orangé saumon</text:p>
          </table:table-cell>
          <table:table-cell office:value-type="string">
            <text:p>Naranja salmón</text:p>
          </table:table-cell>
          <table:table-cell office:value-type="string">
            <text:p>Arancio salmone</text:p>
          </table:table-cell>
          <table:table-cell office:value-type="string">
            <text:p>Zalmoranje</text:p>
          </table:table-cell>
          <table:table-cell table:number-columns-repeated="1012"/>
        </table:table-row>
        <table:table-row table:style-name="ro1">
          <table:table-cell office:value-type="string">
            <text:p>RAL 2013</text:p>
          </table:table-cell>
          <table:table-cell office:value-type="string">
            <text:p>195-088-049</text:p>
          </table:table-cell>
          <table:table-cell table:formula="of:=LEFT([.B44]; 3)" office:value-type="string" office:string-value="195">
            <text:p>195</text:p>
          </table:table-cell>
          <table:table-cell table:formula="of:=MID([.B44];5;3)" office:value-type="string" office:string-value="088">
            <text:p>088</text:p>
          </table:table-cell>
          <table:table-cell table:formula="of:=RIGHT([.B44]; 3)" office:value-type="string" office:string-value="049">
            <text:p>049</text:p>
          </table:table-cell>
          <table:table-cell office:value-type="string">
            <text:p>#C35831</text:p>
          </table:table-cell>
          <table:table-cell office:value-type="string">
            <text:p>Perlorange</text:p>
          </table:table-cell>
          <table:table-cell office:value-type="string">
            <text:p>Pearl orange</text:p>
          </table:table-cell>
          <table:table-cell office:value-type="string">
            <text:p>Orangé nacré</text:p>
          </table:table-cell>
          <table:table-cell office:value-type="string">
            <text:p>Naranja perlado</text:p>
          </table:table-cell>
          <table:table-cell office:value-type="string">
            <text:p>Arancio perlato</text:p>
          </table:table-cell>
          <table:table-cell office:value-type="string">
            <text:p>Parelmoeroranje</text:p>
          </table:table-cell>
          <table:table-cell table:number-columns-repeated="1012"/>
        </table:table-row>
        <table:table-row table:style-name="ro1">
          <table:table-cell office:value-type="string">
            <text:p>RAL 3000</text:p>
          </table:table-cell>
          <table:table-cell table:style-name="ce4" office:value-type="string">
            <text:p>175-043-030</text:p>
          </table:table-cell>
          <table:table-cell table:formula="of:=LEFT([.B45]; 3)" office:value-type="string" office:string-value="175">
            <text:p>175</text:p>
          </table:table-cell>
          <table:table-cell table:formula="of:=MID([.B45];5;3)" office:value-type="string" office:string-value="043">
            <text:p>043</text:p>
          </table:table-cell>
          <table:table-cell table:formula="of:=RIGHT([.B45]; 3)" office:value-type="string" office:string-value="030">
            <text:p>030</text:p>
          </table:table-cell>
          <table:table-cell table:style-name="ce4" office:value-type="string">
            <text:p>#AF2B1E</text:p>
          </table:table-cell>
          <table:table-cell office:value-type="string">
            <text:p>Feuerrot</text:p>
          </table:table-cell>
          <table:table-cell office:value-type="string">
            <text:p>Flame red</text:p>
          </table:table-cell>
          <table:table-cell office:value-type="string">
            <text:p>Rouge feu</text:p>
          </table:table-cell>
          <table:table-cell office:value-type="string">
            <text:p>Rojo vivo</text:p>
          </table:table-cell>
          <table:table-cell office:value-type="string">
            <text:p>Rosso fuoco</text:p>
          </table:table-cell>
          <table:table-cell office:value-type="string">
            <text:p>Vuurrood</text:p>
          </table:table-cell>
          <table:table-cell table:number-columns-repeated="1012"/>
        </table:table-row>
        <table:table-row table:style-name="ro1">
          <table:table-cell office:value-type="string">
            <text:p>RAL 3001</text:p>
          </table:table-cell>
          <table:table-cell table:style-name="ce4" office:value-type="string">
            <text:p>165-032-025</text:p>
          </table:table-cell>
          <table:table-cell table:formula="of:=LEFT([.B46]; 3)" office:value-type="string" office:string-value="165">
            <text:p>165</text:p>
          </table:table-cell>
          <table:table-cell table:formula="of:=MID([.B46];5;3)" office:value-type="string" office:string-value="032">
            <text:p>032</text:p>
          </table:table-cell>
          <table:table-cell table:formula="of:=RIGHT([.B46]; 3)" office:value-type="string" office:string-value="025">
            <text:p>025</text:p>
          </table:table-cell>
          <table:table-cell table:style-name="ce4" office:value-type="string">
            <text:p>#A52019</text:p>
          </table:table-cell>
          <table:table-cell office:value-type="string">
            <text:p>Signalrot</text:p>
          </table:table-cell>
          <table:table-cell office:value-type="string">
            <text:p>Signal red</text:p>
          </table:table-cell>
          <table:table-cell office:value-type="string">
            <text:p>Rouge de sécurité</text:p>
          </table:table-cell>
          <table:table-cell office:value-type="string">
            <text:p>Rojo señales</text:p>
          </table:table-cell>
          <table:table-cell office:value-type="string">
            <text:p>Rosso  segnale</text:p>
          </table:table-cell>
          <table:table-cell office:value-type="string">
            <text:p>Signaalrood</text:p>
          </table:table-cell>
          <table:table-cell table:number-columns-repeated="1012"/>
        </table:table-row>
        <table:table-row table:style-name="ro1">
          <table:table-cell office:value-type="string">
            <text:p>RAL 3002</text:p>
          </table:table-cell>
          <table:table-cell table:style-name="ce4" office:value-type="string">
            <text:p>162-035-029</text:p>
          </table:table-cell>
          <table:table-cell table:formula="of:=LEFT([.B47]; 3)" office:value-type="string" office:string-value="162">
            <text:p>162</text:p>
          </table:table-cell>
          <table:table-cell table:formula="of:=MID([.B47];5;3)" office:value-type="string" office:string-value="035">
            <text:p>035</text:p>
          </table:table-cell>
          <table:table-cell table:formula="of:=RIGHT([.B47]; 3)" office:value-type="string" office:string-value="029">
            <text:p>029</text:p>
          </table:table-cell>
          <table:table-cell table:style-name="ce4" office:value-type="string">
            <text:p>#A2231D</text:p>
          </table:table-cell>
          <table:table-cell office:value-type="string">
            <text:p>Karminrot</text:p>
          </table:table-cell>
          <table:table-cell office:value-type="string">
            <text:p>Carmine red</text:p>
          </table:table-cell>
          <table:table-cell office:value-type="string">
            <text:p>Rouge carmin</text:p>
          </table:table-cell>
          <table:table-cell office:value-type="string">
            <text:p>Rojo carmin</text:p>
          </table:table-cell>
          <table:table-cell office:value-type="string">
            <text:p>Rosso carminio</text:p>
          </table:table-cell>
          <table:table-cell office:value-type="string">
            <text:p>Karmijnrood</text:p>
          </table:table-cell>
          <table:table-cell table:number-columns-repeated="1012"/>
        </table:table-row>
        <table:table-row table:style-name="ro1">
          <table:table-cell office:value-type="string">
            <text:p>RAL 3003</text:p>
          </table:table-cell>
          <table:table-cell table:style-name="ce4" office:value-type="string">
            <text:p>155-017-030</text:p>
          </table:table-cell>
          <table:table-cell table:formula="of:=LEFT([.B48]; 3)" office:value-type="string" office:string-value="155">
            <text:p>155</text:p>
          </table:table-cell>
          <table:table-cell table:formula="of:=MID([.B48];5;3)" office:value-type="string" office:string-value="017">
            <text:p>017</text:p>
          </table:table-cell>
          <table:table-cell table:formula="of:=RIGHT([.B48]; 3)" office:value-type="string" office:string-value="030">
            <text:p>030</text:p>
          </table:table-cell>
          <table:table-cell table:style-name="ce4" office:value-type="string">
            <text:p>#9B111E</text:p>
          </table:table-cell>
          <table:table-cell office:value-type="string">
            <text:p>Rubinrot</text:p>
          </table:table-cell>
          <table:table-cell office:value-type="string">
            <text:p>Ruby red</text:p>
          </table:table-cell>
          <table:table-cell office:value-type="string">
            <text:p>Rouge rubis</text:p>
          </table:table-cell>
          <table:table-cell office:value-type="string">
            <text:p>Rojo rubí</text:p>
          </table:table-cell>
          <table:table-cell office:value-type="string">
            <text:p>Rosso rubino</text:p>
          </table:table-cell>
          <table:table-cell office:value-type="string">
            <text:p>Robijnrood</text:p>
          </table:table-cell>
          <table:table-cell table:number-columns-repeated="1012"/>
        </table:table-row>
        <table:table-row table:style-name="ro1">
          <table:table-cell office:value-type="string">
            <text:p>RAL 3004</text:p>
          </table:table-cell>
          <table:table-cell table:style-name="ce4" office:value-type="string">
            <text:p>117-021-030</text:p>
          </table:table-cell>
          <table:table-cell table:formula="of:=LEFT([.B49]; 3)" office:value-type="string" office:string-value="117">
            <text:p>117</text:p>
          </table:table-cell>
          <table:table-cell table:formula="of:=MID([.B49];5;3)" office:value-type="string" office:string-value="021">
            <text:p>021</text:p>
          </table:table-cell>
          <table:table-cell table:formula="of:=RIGHT([.B49]; 3)" office:value-type="string" office:string-value="030">
            <text:p>030</text:p>
          </table:table-cell>
          <table:table-cell table:style-name="ce4" office:value-type="string">
            <text:p>#75151E</text:p>
          </table:table-cell>
          <table:table-cell office:value-type="string">
            <text:p>Purpurrot</text:p>
          </table:table-cell>
          <table:table-cell office:value-type="string">
            <text:p>Purple red</text:p>
          </table:table-cell>
          <table:table-cell office:value-type="string">
            <text:p>Rouge pourpre</text:p>
          </table:table-cell>
          <table:table-cell office:value-type="string">
            <text:p>Rojo purpura</text:p>
          </table:table-cell>
          <table:table-cell office:value-type="string">
            <text:p>Rosso porpora</text:p>
          </table:table-cell>
          <table:table-cell office:value-type="string">
            <text:p>Purperrood</text:p>
          </table:table-cell>
          <table:table-cell table:number-columns-repeated="1012"/>
        </table:table-row>
        <table:table-row table:style-name="ro1">
          <table:table-cell office:value-type="string">
            <text:p>RAL 3005</text:p>
          </table:table-cell>
          <table:table-cell table:style-name="ce4" office:value-type="string">
            <text:p>094-033-041</text:p>
          </table:table-cell>
          <table:table-cell table:formula="of:=LEFT([.B50]; 3)" office:value-type="string" office:string-value="094">
            <text:p>094</text:p>
          </table:table-cell>
          <table:table-cell table:formula="of:=MID([.B50];5;3)" office:value-type="string" office:string-value="033">
            <text:p>033</text:p>
          </table:table-cell>
          <table:table-cell table:formula="of:=RIGHT([.B50]; 3)" office:value-type="string" office:string-value="041">
            <text:p>041</text:p>
          </table:table-cell>
          <table:table-cell table:style-name="ce4" office:value-type="string">
            <text:p>#5E2129</text:p>
          </table:table-cell>
          <table:table-cell office:value-type="string">
            <text:p>Weinrot</text:p>
          </table:table-cell>
          <table:table-cell office:value-type="string">
            <text:p>Wine red</text:p>
          </table:table-cell>
          <table:table-cell office:value-type="string">
            <text:p>Rouge vin</text:p>
          </table:table-cell>
          <table:table-cell office:value-type="string">
            <text:p>Rojo vino</text:p>
          </table:table-cell>
          <table:table-cell office:value-type="string">
            <text:p>Rosso vino</text:p>
          </table:table-cell>
          <table:table-cell office:value-type="string">
            <text:p>Wijnrood</text:p>
          </table:table-cell>
          <table:table-cell table:number-columns-repeated="1012"/>
        </table:table-row>
        <table:table-row table:style-name="ro1">
          <table:table-cell office:value-type="string">
            <text:p>RAL 3007</text:p>
          </table:table-cell>
          <table:table-cell table:style-name="ce4" office:value-type="string">
            <text:p>065-034-039</text:p>
          </table:table-cell>
          <table:table-cell table:formula="of:=LEFT([.B51]; 3)" office:value-type="string" office:string-value="065">
            <text:p>065</text:p>
          </table:table-cell>
          <table:table-cell table:formula="of:=MID([.B51];5;3)" office:value-type="string" office:string-value="034">
            <text:p>034</text:p>
          </table:table-cell>
          <table:table-cell table:formula="of:=RIGHT([.B51]; 3)" office:value-type="string" office:string-value="039">
            <text:p>039</text:p>
          </table:table-cell>
          <table:table-cell table:style-name="ce4" office:value-type="string">
            <text:p>#412227</text:p>
          </table:table-cell>
          <table:table-cell office:value-type="string">
            <text:p>Schwarzrot</text:p>
          </table:table-cell>
          <table:table-cell office:value-type="string">
            <text:p>Black red</text:p>
          </table:table-cell>
          <table:table-cell office:value-type="string">
            <text:p>Rouge noir</text:p>
          </table:table-cell>
          <table:table-cell office:value-type="string">
            <text:p>Rojo negruzco</text:p>
          </table:table-cell>
          <table:table-cell office:value-type="string">
            <text:p>Rosso nerastro</text:p>
          </table:table-cell>
          <table:table-cell office:value-type="string">
            <text:p>Zwartrood</text:p>
          </table:table-cell>
          <table:table-cell table:number-columns-repeated="1012"/>
        </table:table-row>
        <table:table-row table:style-name="ro1">
          <table:table-cell office:value-type="string">
            <text:p>RAL 3009</text:p>
          </table:table-cell>
          <table:table-cell table:style-name="ce4" office:value-type="string">
            <text:p>100-036-036</text:p>
          </table:table-cell>
          <table:table-cell table:formula="of:=LEFT([.B52]; 3)" office:value-type="string" office:string-value="100">
            <text:p>100</text:p>
          </table:table-cell>
          <table:table-cell table:formula="of:=MID([.B52];5;3)" office:value-type="string" office:string-value="036">
            <text:p>036</text:p>
          </table:table-cell>
          <table:table-cell table:formula="of:=RIGHT([.B52]; 3)" office:value-type="string" office:string-value="036">
            <text:p>036</text:p>
          </table:table-cell>
          <table:table-cell table:style-name="ce4" office:value-type="string">
            <text:p>#642424</text:p>
          </table:table-cell>
          <table:table-cell office:value-type="string">
            <text:p>Oxidrot</text:p>
          </table:table-cell>
          <table:table-cell office:value-type="string">
            <text:p>Oxide red</text:p>
          </table:table-cell>
          <table:table-cell office:value-type="string">
            <text:p>Rouge oxyde</text:p>
          </table:table-cell>
          <table:table-cell office:value-type="string">
            <text:p>Rojo óxido</text:p>
          </table:table-cell>
          <table:table-cell office:value-type="string">
            <text:p>Rosso  ossido</text:p>
          </table:table-cell>
          <table:table-cell office:value-type="string">
            <text:p>Oxyderood</text:p>
          </table:table-cell>
          <table:table-cell table:number-columns-repeated="1012"/>
        </table:table-row>
        <table:table-row table:style-name="ro1">
          <table:table-cell office:value-type="string">
            <text:p>RAL 3011</text:p>
          </table:table-cell>
          <table:table-cell table:style-name="ce4" office:value-type="string">
            <text:p>120-031-025</text:p>
          </table:table-cell>
          <table:table-cell table:formula="of:=LEFT([.B53]; 3)" office:value-type="string" office:string-value="120">
            <text:p>120</text:p>
          </table:table-cell>
          <table:table-cell table:formula="of:=MID([.B53];5;3)" office:value-type="string" office:string-value="031">
            <text:p>031</text:p>
          </table:table-cell>
          <table:table-cell table:formula="of:=RIGHT([.B53]; 3)" office:value-type="string" office:string-value="025">
            <text:p>025</text:p>
          </table:table-cell>
          <table:table-cell table:style-name="ce4" office:value-type="string">
            <text:p>#781F19</text:p>
          </table:table-cell>
          <table:table-cell office:value-type="string">
            <text:p>Braunrot</text:p>
          </table:table-cell>
          <table:table-cell office:value-type="string">
            <text:p>Brown red</text:p>
          </table:table-cell>
          <table:table-cell office:value-type="string">
            <text:p>Rouge brun</text:p>
          </table:table-cell>
          <table:table-cell office:value-type="string">
            <text:p>Rojo pardo</text:p>
          </table:table-cell>
          <table:table-cell office:value-type="string">
            <text:p>Rosso marrone</text:p>
          </table:table-cell>
          <table:table-cell office:value-type="string">
            <text:p>Bruinrood</text:p>
          </table:table-cell>
          <table:table-cell table:number-columns-repeated="1012"/>
        </table:table-row>
        <table:table-row table:style-name="ro1">
          <table:table-cell office:value-type="string">
            <text:p>RAL 3012</text:p>
          </table:table-cell>
          <table:table-cell table:style-name="ce4" office:value-type="string">
            <text:p>193-135-107</text:p>
          </table:table-cell>
          <table:table-cell table:formula="of:=LEFT([.B54]; 3)" office:value-type="string" office:string-value="193">
            <text:p>193</text:p>
          </table:table-cell>
          <table:table-cell table:formula="of:=MID([.B54];5;3)" office:value-type="string" office:string-value="135">
            <text:p>135</text:p>
          </table:table-cell>
          <table:table-cell table:formula="of:=RIGHT([.B54]; 3)" office:value-type="string" office:string-value="107">
            <text:p>107</text:p>
          </table:table-cell>
          <table:table-cell table:style-name="ce4" office:value-type="string">
            <text:p>#C1876B</text:p>
          </table:table-cell>
          <table:table-cell office:value-type="string">
            <text:p>Beigerot</text:p>
          </table:table-cell>
          <table:table-cell office:value-type="string">
            <text:p>Beige red</text:p>
          </table:table-cell>
          <table:table-cell office:value-type="string">
            <text:p>Rouge beige</text:p>
          </table:table-cell>
          <table:table-cell office:value-type="string">
            <text:p>Rojo beige</text:p>
          </table:table-cell>
          <table:table-cell office:value-type="string">
            <text:p>Rosso beige</text:p>
          </table:table-cell>
          <table:table-cell office:value-type="string">
            <text:p>Beigerood</text:p>
          </table:table-cell>
          <table:table-cell table:number-columns-repeated="1012"/>
        </table:table-row>
        <table:table-row table:style-name="ro1">
          <table:table-cell office:value-type="string">
            <text:p>RAL 3013</text:p>
          </table:table-cell>
          <table:table-cell table:style-name="ce4" office:value-type="string">
            <text:p>161-035-018</text:p>
          </table:table-cell>
          <table:table-cell table:formula="of:=LEFT([.B55]; 3)" office:value-type="string" office:string-value="161">
            <text:p>161</text:p>
          </table:table-cell>
          <table:table-cell table:formula="of:=MID([.B55];5;3)" office:value-type="string" office:string-value="035">
            <text:p>035</text:p>
          </table:table-cell>
          <table:table-cell table:formula="of:=RIGHT([.B55]; 3)" office:value-type="string" office:string-value="018">
            <text:p>018</text:p>
          </table:table-cell>
          <table:table-cell table:style-name="ce4" office:value-type="string">
            <text:p>#A12312</text:p>
          </table:table-cell>
          <table:table-cell office:value-type="string">
            <text:p>Tomatenrot</text:p>
          </table:table-cell>
          <table:table-cell office:value-type="string">
            <text:p>Tomato red</text:p>
          </table:table-cell>
          <table:table-cell office:value-type="string">
            <text:p>Rouge tomate</text:p>
          </table:table-cell>
          <table:table-cell office:value-type="string">
            <text:p>Rojo tomate</text:p>
          </table:table-cell>
          <table:table-cell office:value-type="string">
            <text:p>Rosso pomodoro</text:p>
          </table:table-cell>
          <table:table-cell office:value-type="string">
            <text:p>Tomaatrood</text:p>
          </table:table-cell>
          <table:table-cell table:number-columns-repeated="1012"/>
        </table:table-row>
        <table:table-row table:style-name="ro1">
          <table:table-cell office:value-type="string">
            <text:p>RAL 3014</text:p>
          </table:table-cell>
          <table:table-cell table:style-name="ce4" office:value-type="string">
            <text:p>211-110-112</text:p>
          </table:table-cell>
          <table:table-cell table:formula="of:=LEFT([.B56]; 3)" office:value-type="string" office:string-value="211">
            <text:p>211</text:p>
          </table:table-cell>
          <table:table-cell table:formula="of:=MID([.B56];5;3)" office:value-type="string" office:string-value="110">
            <text:p>110</text:p>
          </table:table-cell>
          <table:table-cell table:formula="of:=RIGHT([.B56]; 3)" office:value-type="string" office:string-value="112">
            <text:p>112</text:p>
          </table:table-cell>
          <table:table-cell table:style-name="ce4" office:value-type="string">
            <text:p>#D36E70</text:p>
          </table:table-cell>
          <table:table-cell office:value-type="string">
            <text:p>Altrosa</text:p>
          </table:table-cell>
          <table:table-cell office:value-type="string">
            <text:p>Antique pink</text:p>
          </table:table-cell>
          <table:table-cell office:value-type="string">
            <text:p>Vieux rose</text:p>
          </table:table-cell>
          <table:table-cell office:value-type="string">
            <text:p>Rojo viejo</text:p>
          </table:table-cell>
          <table:table-cell office:value-type="string">
            <text:p>Rosa antico</text:p>
          </table:table-cell>
          <table:table-cell office:value-type="string">
            <text:p>Oudroze</text:p>
          </table:table-cell>
          <table:table-cell table:number-columns-repeated="1012"/>
        </table:table-row>
        <table:table-row table:style-name="ro1">
          <table:table-cell office:value-type="string">
            <text:p>RAL 3015</text:p>
          </table:table-cell>
          <table:table-cell table:style-name="ce4" office:value-type="string">
            <text:p>234-137-154</text:p>
          </table:table-cell>
          <table:table-cell table:formula="of:=LEFT([.B57]; 3)" office:value-type="string" office:string-value="234">
            <text:p>234</text:p>
          </table:table-cell>
          <table:table-cell table:formula="of:=MID([.B57];5;3)" office:value-type="string" office:string-value="137">
            <text:p>137</text:p>
          </table:table-cell>
          <table:table-cell table:formula="of:=RIGHT([.B57]; 3)" office:value-type="string" office:string-value="154">
            <text:p>154</text:p>
          </table:table-cell>
          <table:table-cell table:style-name="ce4" office:value-type="string">
            <text:p>#EA899A</text:p>
          </table:table-cell>
          <table:table-cell office:value-type="string">
            <text:p>Hellrosa</text:p>
          </table:table-cell>
          <table:table-cell office:value-type="string">
            <text:p>Light pink</text:p>
          </table:table-cell>
          <table:table-cell office:value-type="string">
            <text:p>Rose clair</text:p>
          </table:table-cell>
          <table:table-cell office:value-type="string">
            <text:p>Rosa claro</text:p>
          </table:table-cell>
          <table:table-cell office:value-type="string">
            <text:p>Rosa chiaro</text:p>
          </table:table-cell>
          <table:table-cell office:value-type="string">
            <text:p>Lichtroze</text:p>
          </table:table-cell>
          <table:table-cell table:number-columns-repeated="1012"/>
        </table:table-row>
        <table:table-row table:style-name="ro1">
          <table:table-cell office:value-type="string">
            <text:p>RAL 3016</text:p>
          </table:table-cell>
          <table:table-cell table:style-name="ce4" office:value-type="string">
            <text:p>179-040-033</text:p>
          </table:table-cell>
          <table:table-cell table:formula="of:=LEFT([.B58]; 3)" office:value-type="string" office:string-value="179">
            <text:p>179</text:p>
          </table:table-cell>
          <table:table-cell table:formula="of:=MID([.B58];5;3)" office:value-type="string" office:string-value="040">
            <text:p>040</text:p>
          </table:table-cell>
          <table:table-cell table:formula="of:=RIGHT([.B58]; 3)" office:value-type="string" office:string-value="033">
            <text:p>033</text:p>
          </table:table-cell>
          <table:table-cell table:style-name="ce4" office:value-type="string">
            <text:p>#B32821</text:p>
          </table:table-cell>
          <table:table-cell office:value-type="string">
            <text:p>Korallenrot</text:p>
          </table:table-cell>
          <table:table-cell office:value-type="string">
            <text:p>Coral red</text:p>
          </table:table-cell>
          <table:table-cell office:value-type="string">
            <text:p>Rouge corail</text:p>
          </table:table-cell>
          <table:table-cell office:value-type="string">
            <text:p>Rojo coral</text:p>
          </table:table-cell>
          <table:table-cell office:value-type="string">
            <text:p>Rosso corallo</text:p>
          </table:table-cell>
          <table:table-cell office:value-type="string">
            <text:p>Koraalrood</text:p>
          </table:table-cell>
          <table:table-cell table:number-columns-repeated="1012"/>
        </table:table-row>
        <table:table-row table:style-name="ro1">
          <table:table-cell office:value-type="string">
            <text:p>RAL 3017</text:p>
          </table:table-cell>
          <table:table-cell table:style-name="ce4" office:value-type="string">
            <text:p>230-050-068</text:p>
          </table:table-cell>
          <table:table-cell table:formula="of:=LEFT([.B59]; 3)" office:value-type="string" office:string-value="230">
            <text:p>230</text:p>
          </table:table-cell>
          <table:table-cell table:formula="of:=MID([.B59];5;3)" office:value-type="string" office:string-value="050">
            <text:p>050</text:p>
          </table:table-cell>
          <table:table-cell table:formula="of:=RIGHT([.B59]; 3)" office:value-type="string" office:string-value="068">
            <text:p>068</text:p>
          </table:table-cell>
          <table:table-cell table:style-name="ce4" office:value-type="string">
            <text:p>#E63244</text:p>
          </table:table-cell>
          <table:table-cell office:value-type="string">
            <text:p>Rosé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Rosa</text:p>
          </table:table-cell>
          <table:table-cell office:value-type="string">
            <text:p>Rosato</text:p>
          </table:table-cell>
          <table:table-cell office:value-type="string">
            <text:p>Bleekrood</text:p>
          </table:table-cell>
          <table:table-cell table:number-columns-repeated="1012"/>
        </table:table-row>
        <table:table-row table:style-name="ro1">
          <table:table-cell office:value-type="string">
            <text:p>RAL 3018</text:p>
          </table:table-cell>
          <table:table-cell table:style-name="ce4" office:value-type="string">
            <text:p>213-048-050</text:p>
          </table:table-cell>
          <table:table-cell table:formula="of:=LEFT([.B60]; 3)" office:value-type="string" office:string-value="213">
            <text:p>213</text:p>
          </table:table-cell>
          <table:table-cell table:formula="of:=MID([.B60];5;3)" office:value-type="string" office:string-value="048">
            <text:p>048</text:p>
          </table:table-cell>
          <table:table-cell table:formula="of:=RIGHT([.B60]; 3)" office:value-type="string" office:string-value="050">
            <text:p>050</text:p>
          </table:table-cell>
          <table:table-cell table:style-name="ce4" office:value-type="string">
            <text:p>#D53032</text:p>
          </table:table-cell>
          <table:table-cell office:value-type="string">
            <text:p>Erdbeerrot</text:p>
          </table:table-cell>
          <table:table-cell office:value-type="string">
            <text:p>Strawberry red</text:p>
          </table:table-cell>
          <table:table-cell office:value-type="string">
            <text:p>Rouge fraise</text:p>
          </table:table-cell>
          <table:table-cell office:value-type="string">
            <text:p>Rojo fresa</text:p>
          </table:table-cell>
          <table:table-cell office:value-type="string">
            <text:p>Rosso fragola</text:p>
          </table:table-cell>
          <table:table-cell office:value-type="string">
            <text:p>Aardbeirood</text:p>
          </table:table-cell>
          <table:table-cell table:number-columns-repeated="1012"/>
        </table:table-row>
        <table:table-row table:style-name="ro1">
          <table:table-cell office:value-type="string">
            <text:p>RAL 3020</text:p>
          </table:table-cell>
          <table:table-cell table:style-name="ce4" office:value-type="string">
            <text:p>204-006-005</text:p>
          </table:table-cell>
          <table:table-cell table:formula="of:=LEFT([.B61]; 3)" office:value-type="string" office:string-value="204">
            <text:p>204</text:p>
          </table:table-cell>
          <table:table-cell table:formula="of:=MID([.B61];5;3)" office:value-type="string" office:string-value="006">
            <text:p>006</text:p>
          </table:table-cell>
          <table:table-cell table:formula="of:=RIGHT([.B61]; 3)" office:value-type="string" office:string-value="005">
            <text:p>005</text:p>
          </table:table-cell>
          <table:table-cell table:style-name="ce4" office:value-type="string">
            <text:p>#CC0605</text:p>
          </table:table-cell>
          <table:table-cell office:value-type="string">
            <text:p>Verkehrsrot</text:p>
          </table:table-cell>
          <table:table-cell office:value-type="string">
            <text:p>Traffic red</text:p>
          </table:table-cell>
          <table:table-cell office:value-type="string">
            <text:p>Rouge signalisation</text:p>
          </table:table-cell>
          <table:table-cell office:value-type="string">
            <text:p>Rojo tráfico</text:p>
          </table:table-cell>
          <table:table-cell office:value-type="string">
            <text:p>Rosso traffico</text:p>
          </table:table-cell>
          <table:table-cell office:value-type="string">
            <text:p>Verkeersrood</text:p>
          </table:table-cell>
          <table:table-cell table:number-columns-repeated="1012"/>
        </table:table-row>
        <table:table-row table:style-name="ro1">
          <table:table-cell office:value-type="string">
            <text:p>RAL 3022</text:p>
          </table:table-cell>
          <table:table-cell table:style-name="ce4" office:value-type="string">
            <text:p>217-080-048</text:p>
          </table:table-cell>
          <table:table-cell table:formula="of:=LEFT([.B62]; 3)" office:value-type="string" office:string-value="217">
            <text:p>217</text:p>
          </table:table-cell>
          <table:table-cell table:formula="of:=MID([.B62];5;3)" office:value-type="string" office:string-value="080">
            <text:p>080</text:p>
          </table:table-cell>
          <table:table-cell table:formula="of:=RIGHT([.B62]; 3)" office:value-type="string" office:string-value="048">
            <text:p>048</text:p>
          </table:table-cell>
          <table:table-cell table:style-name="ce4" office:value-type="string">
            <text:p>#D95030</text:p>
          </table:table-cell>
          <table:table-cell office:value-type="string">
            <text:p>Lachsrot</text:p>
          </table:table-cell>
          <table:table-cell office:value-type="string">
            <text:p>Salmon pink</text:p>
          </table:table-cell>
          <table:table-cell office:value-type="string">
            <text:p>Rouge saumon</text:p>
          </table:table-cell>
          <table:table-cell office:value-type="string">
            <text:p>Rojo salmón</text:p>
          </table:table-cell>
          <table:table-cell office:value-type="string">
            <text:p>Rosso salmone</text:p>
          </table:table-cell>
          <table:table-cell office:value-type="string">
            <text:p>Zalmrood</text:p>
          </table:table-cell>
          <table:table-cell table:number-columns-repeated="1012"/>
        </table:table-row>
        <table:table-row table:style-name="ro1">
          <table:table-cell office:value-type="string">
            <text:p>RAL 3024</text:p>
          </table:table-cell>
          <table:table-cell table:style-name="ce4" office:value-type="string">
            <text:p>248-000-000</text:p>
          </table:table-cell>
          <table:table-cell table:formula="of:=LEFT([.B63]; 3)" office:value-type="string" office:string-value="248">
            <text:p>248</text:p>
          </table:table-cell>
          <table:table-cell table:formula="of:=MID([.B63];5;3)" office:value-type="string" office:string-value="000">
            <text:p>000</text:p>
          </table:table-cell>
          <table:table-cell table:formula="of:=RIGHT([.B63]; 3)" office:value-type="string" office:string-value="000">
            <text:p>000</text:p>
          </table:table-cell>
          <table:table-cell table:style-name="ce4" office:value-type="string">
            <text:p>#F80000</text:p>
          </table:table-cell>
          <table:table-cell office:value-type="string">
            <text:p>Leuchtrot</text:p>
          </table:table-cell>
          <table:table-cell office:value-type="string">
            <text:p>Luminous red</text:p>
          </table:table-cell>
          <table:table-cell office:value-type="string">
            <text:p>Rouge brillant</text:p>
          </table:table-cell>
          <table:table-cell office:value-type="string">
            <text:p>Rojo brillante</text:p>
          </table:table-cell>
          <table:table-cell office:value-type="string">
            <text:p>Rosso brillante</text:p>
          </table:table-cell>
          <table:table-cell office:value-type="string">
            <text:p>Briljantrood</text:p>
          </table:table-cell>
          <table:table-cell table:number-columns-repeated="1012"/>
        </table:table-row>
        <table:table-row table:style-name="ro2">
          <table:table-cell office:value-type="string">
            <text:p>RAL 3026</text:p>
          </table:table-cell>
          <table:table-cell table:style-name="ce4" office:value-type="string">
            <text:p>254-000-000</text:p>
          </table:table-cell>
          <table:table-cell table:formula="of:=LEFT([.B64]; 3)" office:value-type="string" office:string-value="254">
            <text:p>254</text:p>
          </table:table-cell>
          <table:table-cell table:formula="of:=MID([.B64];5;3)" office:value-type="string" office:string-value="000">
            <text:p>000</text:p>
          </table:table-cell>
          <table:table-cell table:formula="of:=RIGHT([.B64]; 3)" office:value-type="string" office:string-value="000">
            <text:p>000</text:p>
          </table:table-cell>
          <table:table-cell table:style-name="ce4" office:value-type="string">
            <text:p>#FE0000</text:p>
          </table:table-cell>
          <table:table-cell office:value-type="string">
            <text:p>Leuchthellrot</text:p>
          </table:table-cell>
          <table:table-cell office:value-type="string">
            <text:p>Luminous</text:p>
            <text:p>bright red</text:p>
          </table:table-cell>
          <table:table-cell office:value-type="string">
            <text:p>Rouge clair brillant</text:p>
          </table:table-cell>
          <table:table-cell office:value-type="string">
            <text:p>Rojo claro brillante</text:p>
          </table:table-cell>
          <table:table-cell office:value-type="string">
            <text:p>Rosso chiaro brillante</text:p>
          </table:table-cell>
          <table:table-cell office:value-type="string">
            <text:p>Briljant lichtrood</text:p>
          </table:table-cell>
          <table:table-cell table:number-columns-repeated="1012"/>
        </table:table-row>
        <table:table-row table:style-name="ro1">
          <table:table-cell office:value-type="string">
            <text:p>RAL 3027</text:p>
          </table:table-cell>
          <table:table-cell table:style-name="ce4" office:value-type="string">
            <text:p>197-029-052</text:p>
          </table:table-cell>
          <table:table-cell table:formula="of:=LEFT([.B65]; 3)" office:value-type="string" office:string-value="197">
            <text:p>197</text:p>
          </table:table-cell>
          <table:table-cell table:formula="of:=MID([.B65];5;3)" office:value-type="string" office:string-value="029">
            <text:p>029</text:p>
          </table:table-cell>
          <table:table-cell table:formula="of:=RIGHT([.B65]; 3)" office:value-type="string" office:string-value="052">
            <text:p>052</text:p>
          </table:table-cell>
          <table:table-cell table:style-name="ce4" office:value-type="string">
            <text:p>#C51D34</text:p>
          </table:table-cell>
          <table:table-cell office:value-type="string">
            <text:p>Himbeerrot</text:p>
          </table:table-cell>
          <table:table-cell office:value-type="string">
            <text:p>Raspberry red</text:p>
          </table:table-cell>
          <table:table-cell office:value-type="string">
            <text:p>Rouge framboise</text:p>
          </table:table-cell>
          <table:table-cell office:value-type="string">
            <text:p>Rojo frambuesa</text:p>
          </table:table-cell>
          <table:table-cell office:value-type="string">
            <text:p>Rosso lampone</text:p>
          </table:table-cell>
          <table:table-cell office:value-type="string">
            <text:p>Framboosrood</text:p>
          </table:table-cell>
          <table:table-cell table:number-columns-repeated="1012"/>
        </table:table-row>
        <table:table-row table:style-name="ro1">
          <table:table-cell office:value-type="string">
            <text:p>RAL 3028</text:p>
          </table:table-cell>
          <table:table-cell office:value-type="string">
            <text:p>255-000-000</text:p>
          </table:table-cell>
          <table:table-cell table:formula="of:=LEFT([.B66]; 3)" office:value-type="string" office:string-value="255">
            <text:p>255</text:p>
          </table:table-cell>
          <table:table-cell table:formula="of:=MID([.B66];5;3)" office:value-type="string" office:string-value="000">
            <text:p>000</text:p>
          </table:table-cell>
          <table:table-cell table:formula="of:=RIGHT([.B66]; 3)" office:value-type="string" office:string-value="000">
            <text:p>000</text:p>
          </table:table-cell>
          <table:table-cell office:value-type="string">
            <text:p>#FF0000</text:p>
          </table:table-cell>
          <table:table-cell office:value-type="string">
            <text:p>Reinrot</text:p>
          </table:table-cell>
          <table:table-cell office:value-type="string">
            <text:p>Pure  red</text:p>
          </table:table-cell>
          <table:table-cell office:value-type="string">
            <text:p>Rouge puro</text:p>
          </table:table-cell>
          <table:table-cell office:value-type="string">
            <text:p>Rojo puro</text:p>
          </table:table-cell>
          <table:table-cell office:value-type="string">
            <text:p>Rosso puro</text:p>
          </table:table-cell>
          <table:table-cell office:value-type="string">
            <text:p>Zuiverrood</text:p>
          </table:table-cell>
          <table:table-cell table:number-columns-repeated="1012"/>
        </table:table-row>
        <table:table-row table:style-name="ro1">
          <table:table-cell office:value-type="string">
            <text:p>RAL 3031</text:p>
          </table:table-cell>
          <table:table-cell office:value-type="string">
            <text:p>179-036-040</text:p>
          </table:table-cell>
          <table:table-cell table:formula="of:=LEFT([.B67]; 3)" office:value-type="string" office:string-value="179">
            <text:p>179</text:p>
          </table:table-cell>
          <table:table-cell table:formula="of:=MID([.B67];5;3)" office:value-type="string" office:string-value="036">
            <text:p>036</text:p>
          </table:table-cell>
          <table:table-cell table:formula="of:=RIGHT([.B67]; 3)" office:value-type="string" office:string-value="040">
            <text:p>040</text:p>
          </table:table-cell>
          <table:table-cell office:value-type="string">
            <text:p>#B32428</text:p>
          </table:table-cell>
          <table:table-cell office:value-type="string">
            <text:p>Orientrot</text:p>
          </table:table-cell>
          <table:table-cell office:value-type="string">
            <text:p>Orient red</text:p>
          </table:table-cell>
          <table:table-cell office:value-type="string">
            <text:p>Rouge oriental</text:p>
          </table:table-cell>
          <table:table-cell office:value-type="string">
            <text:p>Rojo oriente</text:p>
          </table:table-cell>
          <table:table-cell office:value-type="string">
            <text:p>Rosso oriente</text:p>
          </table:table-cell>
          <table:table-cell office:value-type="string">
            <text:p>Oriëntrood</text:p>
          </table:table-cell>
          <table:table-cell table:number-columns-repeated="1012"/>
        </table:table-row>
        <table:table-row table:style-name="ro2">
          <table:table-cell office:value-type="string">
            <text:p>RAL 3032</text:p>
          </table:table-cell>
          <table:table-cell office:value-type="string">
            <text:p>114-020-034</text:p>
          </table:table-cell>
          <table:table-cell table:formula="of:=LEFT([.B68]; 3)" office:value-type="string" office:string-value="114">
            <text:p>114</text:p>
          </table:table-cell>
          <table:table-cell table:formula="of:=MID([.B68];5;3)" office:value-type="string" office:string-value="020">
            <text:p>020</text:p>
          </table:table-cell>
          <table:table-cell table:formula="of:=RIGHT([.B68]; 3)" office:value-type="string" office:string-value="034">
            <text:p>034</text:p>
          </table:table-cell>
          <table:table-cell office:value-type="string">
            <text:p>#721422</text:p>
          </table:table-cell>
          <table:table-cell office:value-type="string">
            <text:p>Perlrubinrot</text:p>
          </table:table-cell>
          <table:table-cell office:value-type="string">
            <text:p>Pearl ruby red</text:p>
          </table:table-cell>
          <table:table-cell office:value-type="string">
            <text:p>Rouge rubis nacré</text:p>
          </table:table-cell>
          <table:table-cell office:value-type="string">
            <text:p>Rojo rubí perlado</text:p>
          </table:table-cell>
          <table:table-cell office:value-type="string">
            <text:p>Rosso rubino perlato</text:p>
          </table:table-cell>
          <table:table-cell office:value-type="string">
            <text:p>Parelmoer-</text:p>
            <text:p>donkerrood</text:p>
          </table:table-cell>
          <table:table-cell table:number-columns-repeated="1012"/>
        </table:table-row>
        <table:table-row table:style-name="ro2">
          <table:table-cell office:value-type="string">
            <text:p>RAL 3033</text:p>
          </table:table-cell>
          <table:table-cell office:value-type="string">
            <text:p>180-076-067</text:p>
          </table:table-cell>
          <table:table-cell table:formula="of:=LEFT([.B69]; 3)" office:value-type="string" office:string-value="180">
            <text:p>180</text:p>
          </table:table-cell>
          <table:table-cell table:formula="of:=MID([.B69];5;3)" office:value-type="string" office:string-value="076">
            <text:p>076</text:p>
          </table:table-cell>
          <table:table-cell table:formula="of:=RIGHT([.B69]; 3)" office:value-type="string" office:string-value="067">
            <text:p>067</text:p>
          </table:table-cell>
          <table:table-cell office:value-type="string">
            <text:p>#B44C43</text:p>
          </table:table-cell>
          <table:table-cell office:value-type="string">
            <text:p>Perlrosa</text:p>
          </table:table-cell>
          <table:table-cell office:value-type="string">
            <text:p>Pearl pink</text:p>
          </table:table-cell>
          <table:table-cell office:value-type="string">
            <text:p>Rose nacré</text:p>
          </table:table-cell>
          <table:table-cell office:value-type="string">
            <text:p>Rosa perlado</text:p>
          </table:table-cell>
          <table:table-cell office:value-type="string">
            <text:p>Rosa perlato</text:p>
          </table:table-cell>
          <table:table-cell office:value-type="string">
            <text:p>Parelmoer-</text:p>
            <text:p>lichtrood</text:p>
          </table:table-cell>
          <table:table-cell table:number-columns-repeated="1012"/>
        </table:table-row>
        <table:table-row table:style-name="ro1">
          <table:table-cell office:value-type="string">
            <text:p>RAL 4001</text:p>
          </table:table-cell>
          <table:table-cell office:value-type="string">
            <text:p>222-076-138</text:p>
          </table:table-cell>
          <table:table-cell table:formula="of:=LEFT([.B70]; 3)" office:value-type="string" office:string-value="222">
            <text:p>222</text:p>
          </table:table-cell>
          <table:table-cell table:formula="of:=MID([.B70];5;3)" office:value-type="string" office:string-value="076">
            <text:p>076</text:p>
          </table:table-cell>
          <table:table-cell table:formula="of:=RIGHT([.B70]; 3)" office:value-type="string" office:string-value="138">
            <text:p>138</text:p>
          </table:table-cell>
          <table:table-cell office:value-type="string">
            <text:p>#6D3F5B</text:p>
          </table:table-cell>
          <table:table-cell office:value-type="string">
            <text:p>Rotlila</text:p>
          </table:table-cell>
          <table:table-cell office:value-type="string">
            <text:p>Red lilac</text:p>
          </table:table-cell>
          <table:table-cell office:value-type="string">
            <text:p>Lilas rouge</text:p>
          </table:table-cell>
          <table:table-cell office:value-type="string">
            <text:p>Rojo lila</text:p>
          </table:table-cell>
          <table:table-cell office:value-type="string">
            <text:p>Lilla rossastro</text:p>
          </table:table-cell>
          <table:table-cell office:value-type="string">
            <text:p>Roodlila</text:p>
          </table:table-cell>
          <table:table-cell table:number-columns-repeated="1012"/>
        </table:table-row>
        <table:table-row table:style-name="ro1">
          <table:table-cell office:value-type="string">
            <text:p>RAL 4002</text:p>
          </table:table-cell>
          <table:table-cell office:value-type="string">
            <text:p>146-043-062</text:p>
          </table:table-cell>
          <table:table-cell table:formula="of:=LEFT([.B71]; 3)" office:value-type="string" office:string-value="146">
            <text:p>146</text:p>
          </table:table-cell>
          <table:table-cell table:formula="of:=MID([.B71];5;3)" office:value-type="string" office:string-value="043">
            <text:p>043</text:p>
          </table:table-cell>
          <table:table-cell table:formula="of:=RIGHT([.B71]; 3)" office:value-type="string" office:string-value="062">
            <text:p>062</text:p>
          </table:table-cell>
          <table:table-cell office:value-type="string">
            <text:p>#922B3E</text:p>
          </table:table-cell>
          <table:table-cell office:value-type="string">
            <text:p>Rotviolett</text:p>
          </table:table-cell>
          <table:table-cell office:value-type="string">
            <text:p>Red violet</text:p>
          </table:table-cell>
          <table:table-cell office:value-type="string">
            <text:p>Violet rouge</text:p>
          </table:table-cell>
          <table:table-cell office:value-type="string">
            <text:p>Rojo violeta</text:p>
          </table:table-cell>
          <table:table-cell office:value-type="string">
            <text:p>Viola rossastro</text:p>
          </table:table-cell>
          <table:table-cell office:value-type="string">
            <text:p>Roodpaars</text:p>
          </table:table-cell>
          <table:table-cell table:number-columns-repeated="1012"/>
        </table:table-row>
        <table:table-row table:style-name="ro1">
          <table:table-cell office:value-type="string">
            <text:p>RAL 4003</text:p>
          </table:table-cell>
          <table:table-cell office:value-type="string">
            <text:p>222-076-138</text:p>
          </table:table-cell>
          <table:table-cell table:formula="of:=LEFT([.B72]; 3)" office:value-type="string" office:string-value="222">
            <text:p>222</text:p>
          </table:table-cell>
          <table:table-cell table:formula="of:=MID([.B72];5;3)" office:value-type="string" office:string-value="076">
            <text:p>076</text:p>
          </table:table-cell>
          <table:table-cell table:formula="of:=RIGHT([.B72]; 3)" office:value-type="string" office:string-value="138">
            <text:p>138</text:p>
          </table:table-cell>
          <table:table-cell office:value-type="string">
            <text:p>#DE4C8A</text:p>
          </table:table-cell>
          <table:table-cell office:value-type="string">
            <text:p>Erikaviolett</text:p>
          </table:table-cell>
          <table:table-cell office:value-type="string">
            <text:p>Heather violet</text:p>
          </table:table-cell>
          <table:table-cell office:value-type="string">
            <text:p>Violet bruyère</text:p>
          </table:table-cell>
          <table:table-cell office:value-type="string">
            <text:p>Violeta érica</text:p>
          </table:table-cell>
          <table:table-cell office:value-type="string">
            <text:p>Viola erica</text:p>
          </table:table-cell>
          <table:table-cell office:value-type="string">
            <text:p>Heidepaars</text:p>
          </table:table-cell>
          <table:table-cell table:number-columns-repeated="1012"/>
        </table:table-row>
        <table:table-row table:style-name="ro1">
          <table:table-cell office:value-type="string">
            <text:p>RAL 4004</text:p>
          </table:table-cell>
          <table:table-cell office:value-type="string">
            <text:p>110-028-052</text:p>
          </table:table-cell>
          <table:table-cell table:formula="of:=LEFT([.B73]; 3)" office:value-type="string" office:string-value="110">
            <text:p>110</text:p>
          </table:table-cell>
          <table:table-cell table:formula="of:=MID([.B73];5;3)" office:value-type="string" office:string-value="028">
            <text:p>028</text:p>
          </table:table-cell>
          <table:table-cell table:formula="of:=RIGHT([.B73]; 3)" office:value-type="string" office:string-value="052">
            <text:p>052</text:p>
          </table:table-cell>
          <table:table-cell office:value-type="string">
            <text:p>#641C34</text:p>
          </table:table-cell>
          <table:table-cell office:value-type="string">
            <text:p>Bordeauxviolett</text:p>
          </table:table-cell>
          <table:table-cell office:value-type="string">
            <text:p>Claret violet</text:p>
          </table:table-cell>
          <table:table-cell office:value-type="string">
            <text:p>Violet bordeaux</text:p>
          </table:table-cell>
          <table:table-cell office:value-type="string">
            <text:p>Burdeos</text:p>
          </table:table-cell>
          <table:table-cell office:value-type="string">
            <text:p>Viola bordeaux</text:p>
          </table:table-cell>
          <table:table-cell office:value-type="string">
            <text:p>Bordeauxpaars</text:p>
          </table:table-cell>
          <table:table-cell table:number-columns-repeated="1012"/>
        </table:table-row>
        <table:table-row table:style-name="ro1">
          <table:table-cell office:value-type="string">
            <text:p>RAL 4005</text:p>
          </table:table-cell>
          <table:table-cell office:value-type="string">
            <text:p>108-070-117</text:p>
          </table:table-cell>
          <table:table-cell table:formula="of:=LEFT([.B74]; 3)" office:value-type="string" office:string-value="108">
            <text:p>108</text:p>
          </table:table-cell>
          <table:table-cell table:formula="of:=MID([.B74];5;3)" office:value-type="string" office:string-value="070">
            <text:p>070</text:p>
          </table:table-cell>
          <table:table-cell table:formula="of:=RIGHT([.B74]; 3)" office:value-type="string" office:string-value="117">
            <text:p>117</text:p>
          </table:table-cell>
          <table:table-cell office:value-type="string">
            <text:p>#6C4675</text:p>
          </table:table-cell>
          <table:table-cell office:value-type="string">
            <text:p>Blaulila</text:p>
          </table:table-cell>
          <table:table-cell office:value-type="string">
            <text:p>Blue lilac</text:p>
          </table:table-cell>
          <table:table-cell office:value-type="string">
            <text:p>Lilas bleu</text:p>
          </table:table-cell>
          <table:table-cell office:value-type="string">
            <text:p>Lila azulado</text:p>
          </table:table-cell>
          <table:table-cell office:value-type="string">
            <text:p>Lilla bluastro</text:p>
          </table:table-cell>
          <table:table-cell office:value-type="string">
            <text:p>Blauwlila</text:p>
          </table:table-cell>
          <table:table-cell table:number-columns-repeated="1012"/>
        </table:table-row>
        <table:table-row table:style-name="ro1">
          <table:table-cell office:value-type="string">
            <text:p>RAL 4006</text:p>
          </table:table-cell>
          <table:table-cell office:value-type="string">
            <text:p>160-052-114</text:p>
          </table:table-cell>
          <table:table-cell table:formula="of:=LEFT([.B75]; 3)" office:value-type="string" office:string-value="160">
            <text:p>160</text:p>
          </table:table-cell>
          <table:table-cell table:formula="of:=MID([.B75];5;3)" office:value-type="string" office:string-value="052">
            <text:p>052</text:p>
          </table:table-cell>
          <table:table-cell table:formula="of:=RIGHT([.B75]; 3)" office:value-type="string" office:string-value="114">
            <text:p>114</text:p>
          </table:table-cell>
          <table:table-cell office:value-type="string">
            <text:p>#A03472</text:p>
          </table:table-cell>
          <table:table-cell office:value-type="string">
            <text:p>Verkehrspurpur</text:p>
          </table:table-cell>
          <table:table-cell office:value-type="string">
            <text:p>Traffic purple</text:p>
          </table:table-cell>
          <table:table-cell office:value-type="string">
            <text:p>Pourpre signalisation</text:p>
          </table:table-cell>
          <table:table-cell office:value-type="string">
            <text:p>Púrpurá tráfico</text:p>
          </table:table-cell>
          <table:table-cell office:value-type="string">
            <text:p>Porpora traffico</text:p>
          </table:table-cell>
          <table:table-cell office:value-type="string">
            <text:p>Verkeerspurper</text:p>
          </table:table-cell>
          <table:table-cell table:number-columns-repeated="1012"/>
        </table:table-row>
        <table:table-row table:style-name="ro1">
          <table:table-cell office:value-type="string">
            <text:p>RAL 4007</text:p>
          </table:table-cell>
          <table:table-cell office:value-type="string">
            <text:p>074-025-044</text:p>
          </table:table-cell>
          <table:table-cell table:formula="of:=LEFT([.B76]; 3)" office:value-type="string" office:string-value="074">
            <text:p>074</text:p>
          </table:table-cell>
          <table:table-cell table:formula="of:=MID([.B76];5;3)" office:value-type="string" office:string-value="025">
            <text:p>025</text:p>
          </table:table-cell>
          <table:table-cell table:formula="of:=RIGHT([.B76]; 3)" office:value-type="string" office:string-value="044">
            <text:p>044</text:p>
          </table:table-cell>
          <table:table-cell office:value-type="string">
            <text:p>#4A192C</text:p>
          </table:table-cell>
          <table:table-cell office:value-type="string">
            <text:p>Purpurviolett</text:p>
          </table:table-cell>
          <table:table-cell office:value-type="string">
            <text:p>Purple violet</text:p>
          </table:table-cell>
          <table:table-cell office:value-type="string">
            <text:p>Violet pourpre</text:p>
          </table:table-cell>
          <table:table-cell office:value-type="string">
            <text:p>Violeta púrpura</text:p>
          </table:table-cell>
          <table:table-cell office:value-type="string">
            <text:p>Porpora violetto</text:p>
          </table:table-cell>
          <table:table-cell office:value-type="string">
            <text:p>Purperviolet</text:p>
          </table:table-cell>
          <table:table-cell table:number-columns-repeated="1012"/>
        </table:table-row>
        <table:table-row table:style-name="ro1">
          <table:table-cell office:value-type="string">
            <text:p>RAL 4009</text:p>
          </table:table-cell>
          <table:table-cell office:value-type="string">
            <text:p>164-125-144</text:p>
          </table:table-cell>
          <table:table-cell table:formula="of:=LEFT([.B77]; 3)" office:value-type="string" office:string-value="164">
            <text:p>164</text:p>
          </table:table-cell>
          <table:table-cell table:formula="of:=MID([.B77];5;3)" office:value-type="string" office:string-value="125">
            <text:p>125</text:p>
          </table:table-cell>
          <table:table-cell table:formula="of:=RIGHT([.B77]; 3)" office:value-type="string" office:string-value="144">
            <text:p>144</text:p>
          </table:table-cell>
          <table:table-cell office:value-type="string">
            <text:p>#A18594</text:p>
          </table:table-cell>
          <table:table-cell office:value-type="string">
            <text:p>Pastellviolett</text:p>
          </table:table-cell>
          <table:table-cell office:value-type="string">
            <text:p>Pastel violet</text:p>
          </table:table-cell>
          <table:table-cell office:value-type="string">
            <text:p>Violet pastel</text:p>
          </table:table-cell>
          <table:table-cell office:value-type="string">
            <text:p>Violeta pastel</text:p>
          </table:table-cell>
          <table:table-cell office:value-type="string">
            <text:p>Violetto pastello</text:p>
          </table:table-cell>
          <table:table-cell office:value-type="string">
            <text:p>Pastelviolet</text:p>
          </table:table-cell>
          <table:table-cell table:number-columns-repeated="1012"/>
        </table:table-row>
        <table:table-row table:style-name="ro1">
          <table:table-cell office:value-type="string">
            <text:p>RAL 4010</text:p>
          </table:table-cell>
          <table:table-cell office:value-type="string">
            <text:p>215-045-109</text:p>
          </table:table-cell>
          <table:table-cell table:formula="of:=LEFT([.B78]; 3)" office:value-type="string" office:string-value="215">
            <text:p>215</text:p>
          </table:table-cell>
          <table:table-cell table:formula="of:=MID([.B78];5;3)" office:value-type="string" office:string-value="045">
            <text:p>045</text:p>
          </table:table-cell>
          <table:table-cell table:formula="of:=RIGHT([.B78]; 3)" office:value-type="string" office:string-value="109">
            <text:p>109</text:p>
          </table:table-cell>
          <table:table-cell office:value-type="string">
            <text:p>#CF3476</text:p>
          </table:table-cell>
          <table:table-cell office:value-type="string">
            <text:p>Telemagenta</text:p>
          </table:table-cell>
          <table:table-cell office:value-type="string">
            <text:p>Telemagenta</text:p>
          </table:table-cell>
          <table:table-cell office:value-type="string">
            <text:p>Telemagenta</text:p>
          </table:table-cell>
          <table:table-cell office:value-type="string">
            <text:p>Magenta tele</text:p>
          </table:table-cell>
          <table:table-cell office:value-type="string">
            <text:p>Tele Magenta</text:p>
          </table:table-cell>
          <table:table-cell office:value-type="string">
            <text:p>Telemagenta</text:p>
          </table:table-cell>
          <table:table-cell table:number-columns-repeated="1012"/>
        </table:table-row>
        <table:table-row table:style-name="ro2">
          <table:table-cell office:value-type="string">
            <text:p>RAL 4011</text:p>
          </table:table-cell>
          <table:table-cell office:value-type="string">
            <text:p>134-115-161</text:p>
          </table:table-cell>
          <table:table-cell table:formula="of:=LEFT([.B79]; 3)" office:value-type="string" office:string-value="134">
            <text:p>134</text:p>
          </table:table-cell>
          <table:table-cell table:formula="of:=MID([.B79];5;3)" office:value-type="string" office:string-value="115">
            <text:p>115</text:p>
          </table:table-cell>
          <table:table-cell table:formula="of:=RIGHT([.B79]; 3)" office:value-type="string" office:string-value="161">
            <text:p>161</text:p>
          </table:table-cell>
          <table:table-cell office:value-type="string">
            <text:p>#8673A1</text:p>
          </table:table-cell>
          <table:table-cell office:value-type="string">
            <text:p>Perlviolett</text:p>
          </table:table-cell>
          <table:table-cell office:value-type="string">
            <text:p>Pearl violet</text:p>
          </table:table-cell>
          <table:table-cell office:value-type="string">
            <text:p>Violet nacré</text:p>
          </table:table-cell>
          <table:table-cell office:value-type="string">
            <text:p>Violeta perlado</text:p>
          </table:table-cell>
          <table:table-cell office:value-type="string">
            <text:p>Violetto perlato</text:p>
          </table:table-cell>
          <table:table-cell office:value-type="string">
            <text:p>Parelmoer-</text:p>
            <text:p>donkerviolet</text:p>
          </table:table-cell>
          <table:table-cell table:number-columns-repeated="1012"/>
        </table:table-row>
        <table:table-row table:style-name="ro2">
          <table:table-cell office:value-type="string">
            <text:p>RAL 4012</text:p>
          </table:table-cell>
          <table:table-cell office:value-type="string">
            <text:p>108-104-129</text:p>
          </table:table-cell>
          <table:table-cell table:formula="of:=LEFT([.B80]; 3)" office:value-type="string" office:string-value="108">
            <text:p>108</text:p>
          </table:table-cell>
          <table:table-cell table:formula="of:=MID([.B80];5;3)" office:value-type="string" office:string-value="104">
            <text:p>104</text:p>
          </table:table-cell>
          <table:table-cell table:formula="of:=RIGHT([.B80]; 3)" office:value-type="string" office:string-value="129">
            <text:p>129</text:p>
          </table:table-cell>
          <table:table-cell office:value-type="string">
            <text:p>#6C6874</text:p>
          </table:table-cell>
          <table:table-cell office:value-type="string">
            <text:p>Perlbrombeer</text:p>
          </table:table-cell>
          <table:table-cell office:value-type="string">
            <text:p>Pearl black berry</text:p>
          </table:table-cell>
          <table:table-cell office:value-type="string">
            <text:p>Mûre nacré</text:p>
          </table:table-cell>
          <table:table-cell office:value-type="string">
            <text:p>Morado perlado</text:p>
          </table:table-cell>
          <table:table-cell office:value-type="string">
            <text:p>Mora perlato</text:p>
          </table:table-cell>
          <table:table-cell office:value-type="string">
            <text:p>Parelmoer-</text:p>
            <text:p>lichtviolet</text:p>
          </table:table-cell>
          <table:table-cell table:number-columns-repeated="1012"/>
        </table:table-row>
        <table:table-row table:style-name="ro1">
          <table:table-cell office:value-type="string">
            <text:p>RAL 5000</text:p>
          </table:table-cell>
          <table:table-cell table:style-name="ce4" office:value-type="string">
            <text:p>042-046-075</text:p>
          </table:table-cell>
          <table:table-cell table:formula="of:=LEFT([.B81]; 3)" office:value-type="string" office:string-value="042">
            <text:p>042</text:p>
          </table:table-cell>
          <table:table-cell table:formula="of:=MID([.B81];5;3)" office:value-type="string" office:string-value="046">
            <text:p>046</text:p>
          </table:table-cell>
          <table:table-cell table:formula="of:=RIGHT([.B81]; 3)" office:value-type="string" office:string-value="075">
            <text:p>075</text:p>
          </table:table-cell>
          <table:table-cell table:style-name="ce4" office:value-type="string">
            <text:p>#354D73</text:p>
          </table:table-cell>
          <table:table-cell office:value-type="string">
            <text:p>Violettblau</text:p>
          </table:table-cell>
          <table:table-cell office:value-type="string">
            <text:p>Violet blue</text:p>
          </table:table-cell>
          <table:table-cell office:value-type="string">
            <text:p>Bleu violet</text:p>
          </table:table-cell>
          <table:table-cell office:value-type="string">
            <text:p>Azul violeta</text:p>
          </table:table-cell>
          <table:table-cell office:value-type="string">
            <text:p>Blu violaceo</text:p>
          </table:table-cell>
          <table:table-cell office:value-type="string">
            <text:p>Paarsblauw</text:p>
          </table:table-cell>
          <table:table-cell table:number-columns-repeated="1012"/>
        </table:table-row>
        <table:table-row table:style-name="ro1">
          <table:table-cell office:value-type="string">
            <text:p>RAL 5001</text:p>
          </table:table-cell>
          <table:table-cell office:value-type="string">
            <text:p>031-052-056</text:p>
          </table:table-cell>
          <table:table-cell table:formula="of:=LEFT([.B82]; 3)" office:value-type="string" office:string-value="031">
            <text:p>031</text:p>
          </table:table-cell>
          <table:table-cell table:formula="of:=MID([.B82];5;3)" office:value-type="string" office:string-value="052">
            <text:p>052</text:p>
          </table:table-cell>
          <table:table-cell table:formula="of:=RIGHT([.B82]; 3)" office:value-type="string" office:string-value="056">
            <text:p>056</text:p>
          </table:table-cell>
          <table:table-cell office:value-type="string">
            <text:p>#1F3438</text:p>
          </table:table-cell>
          <table:table-cell office:value-type="string">
            <text:p>Grünblau</text:p>
          </table:table-cell>
          <table:table-cell office:value-type="string">
            <text:p>Green blue</text:p>
          </table:table-cell>
          <table:table-cell office:value-type="string">
            <text:p>Bleu vert</text:p>
          </table:table-cell>
          <table:table-cell office:value-type="string">
            <text:p>Azul verdoso</text:p>
          </table:table-cell>
          <table:table-cell office:value-type="string">
            <text:p>Blu verdastro</text:p>
          </table:table-cell>
          <table:table-cell office:value-type="string">
            <text:p>Groenblauw</text:p>
          </table:table-cell>
          <table:table-cell table:number-columns-repeated="1012"/>
        </table:table-row>
        <table:table-row table:style-name="ro1">
          <table:table-cell office:value-type="string">
            <text:p>RAL 5002</text:p>
          </table:table-cell>
          <table:table-cell office:value-type="string">
            <text:p>032-033-079</text:p>
          </table:table-cell>
          <table:table-cell table:formula="of:=LEFT([.B83]; 3)" office:value-type="string" office:string-value="032">
            <text:p>032</text:p>
          </table:table-cell>
          <table:table-cell table:formula="of:=MID([.B83];5;3)" office:value-type="string" office:string-value="033">
            <text:p>033</text:p>
          </table:table-cell>
          <table:table-cell table:formula="of:=RIGHT([.B83]; 3)" office:value-type="string" office:string-value="079">
            <text:p>079</text:p>
          </table:table-cell>
          <table:table-cell office:value-type="string">
            <text:p>#20214F</text:p>
          </table:table-cell>
          <table:table-cell office:value-type="string">
            <text:p>Ultramarinblau</text:p>
          </table:table-cell>
          <table:table-cell office:value-type="string">
            <text:p>Ultramarine blue</text:p>
          </table:table-cell>
          <table:table-cell office:value-type="string">
            <text:p>Bleu outremer</text:p>
          </table:table-cell>
          <table:table-cell office:value-type="string">
            <text:p>Azul ultramar</text:p>
          </table:table-cell>
          <table:table-cell office:value-type="string">
            <text:p>Blu oltremare</text:p>
          </table:table-cell>
          <table:table-cell office:value-type="string">
            <text:p>Ultramarijnblauw</text:p>
          </table:table-cell>
          <table:table-cell table:number-columns-repeated="1012"/>
        </table:table-row>
        <table:table-row table:style-name="ro1">
          <table:table-cell office:value-type="string">
            <text:p>RAL 5003</text:p>
          </table:table-cell>
          <table:table-cell office:value-type="string">
            <text:p>029-030-051</text:p>
          </table:table-cell>
          <table:table-cell table:formula="of:=LEFT([.B84]; 3)" office:value-type="string" office:string-value="029">
            <text:p>029</text:p>
          </table:table-cell>
          <table:table-cell table:formula="of:=MID([.B84];5;3)" office:value-type="string" office:string-value="030">
            <text:p>030</text:p>
          </table:table-cell>
          <table:table-cell table:formula="of:=RIGHT([.B84]; 3)" office:value-type="string" office:string-value="051">
            <text:p>051</text:p>
          </table:table-cell>
          <table:table-cell office:value-type="string">
            <text:p>#1D1E33</text:p>
          </table:table-cell>
          <table:table-cell office:value-type="string">
            <text:p>Saphirblau</text:p>
          </table:table-cell>
          <table:table-cell office:value-type="string">
            <text:p>Saphire blue</text:p>
          </table:table-cell>
          <table:table-cell office:value-type="string">
            <text:p>Bleu saphir</text:p>
          </table:table-cell>
          <table:table-cell office:value-type="string">
            <text:p>Azul zafiro</text:p>
          </table:table-cell>
          <table:table-cell office:value-type="string">
            <text:p>Blu zaffiro</text:p>
          </table:table-cell>
          <table:table-cell office:value-type="string">
            <text:p>Saffierblauw</text:p>
          </table:table-cell>
          <table:table-cell table:number-columns-repeated="1012"/>
        </table:table-row>
        <table:table-row table:style-name="ro1">
          <table:table-cell office:value-type="string">
            <text:p>RAL 5004</text:p>
          </table:table-cell>
          <table:table-cell office:value-type="string">
            <text:p>032-033-079</text:p>
          </table:table-cell>
          <table:table-cell table:formula="of:=LEFT([.B85]; 3)" office:value-type="string" office:string-value="032">
            <text:p>032</text:p>
          </table:table-cell>
          <table:table-cell table:formula="of:=MID([.B85];5;3)" office:value-type="string" office:string-value="033">
            <text:p>033</text:p>
          </table:table-cell>
          <table:table-cell table:formula="of:=RIGHT([.B85]; 3)" office:value-type="string" office:string-value="079">
            <text:p>079</text:p>
          </table:table-cell>
          <table:table-cell office:value-type="string">
            <text:p>#18171C</text:p>
          </table:table-cell>
          <table:table-cell office:value-type="string">
            <text:p>Schwarzblau</text:p>
          </table:table-cell>
          <table:table-cell office:value-type="string">
            <text:p>Black blue</text:p>
          </table:table-cell>
          <table:table-cell office:value-type="string">
            <text:p>Bleu noir</text:p>
          </table:table-cell>
          <table:table-cell office:value-type="string">
            <text:p>Azul negruzco</text:p>
          </table:table-cell>
          <table:table-cell office:value-type="string">
            <text:p>Blu nerastro</text:p>
          </table:table-cell>
          <table:table-cell office:value-type="string">
            <text:p>Zwartblauw</text:p>
          </table:table-cell>
          <table:table-cell table:number-columns-repeated="1012"/>
        </table:table-row>
        <table:table-row table:style-name="ro1">
          <table:table-cell office:value-type="string">
            <text:p>RAL 5005</text:p>
          </table:table-cell>
          <table:table-cell office:value-type="string">
            <text:p>030-045-110</text:p>
          </table:table-cell>
          <table:table-cell table:formula="of:=LEFT([.B86]; 3)" office:value-type="string" office:string-value="030">
            <text:p>030</text:p>
          </table:table-cell>
          <table:table-cell table:formula="of:=MID([.B86];5;3)" office:value-type="string" office:string-value="045">
            <text:p>045</text:p>
          </table:table-cell>
          <table:table-cell table:formula="of:=RIGHT([.B86]; 3)" office:value-type="string" office:string-value="110">
            <text:p>110</text:p>
          </table:table-cell>
          <table:table-cell office:value-type="string">
            <text:p>#1E2460</text:p>
          </table:table-cell>
          <table:table-cell office:value-type="string">
            <text:p>Signalblau</text:p>
          </table:table-cell>
          <table:table-cell office:value-type="string">
            <text:p>Signal blue</text:p>
          </table:table-cell>
          <table:table-cell office:value-type="string">
            <text:p>Bleu de sécurité</text:p>
          </table:table-cell>
          <table:table-cell office:value-type="string">
            <text:p>Azul señales</text:p>
          </table:table-cell>
          <table:table-cell office:value-type="string">
            <text:p>Blu segnale</text:p>
          </table:table-cell>
          <table:table-cell office:value-type="string">
            <text:p>Signaalblauw</text:p>
          </table:table-cell>
          <table:table-cell table:number-columns-repeated="1012"/>
        </table:table-row>
        <table:table-row table:style-name="ro1">
          <table:table-cell office:value-type="string">
            <text:p>RAL 5007</text:p>
          </table:table-cell>
          <table:table-cell office:value-type="string">
            <text:p>062-095-138</text:p>
          </table:table-cell>
          <table:table-cell table:formula="of:=LEFT([.B87]; 3)" office:value-type="string" office:string-value="062">
            <text:p>062</text:p>
          </table:table-cell>
          <table:table-cell table:formula="of:=MID([.B87];5;3)" office:value-type="string" office:string-value="095">
            <text:p>095</text:p>
          </table:table-cell>
          <table:table-cell table:formula="of:=RIGHT([.B87]; 3)" office:value-type="string" office:string-value="138">
            <text:p>138</text:p>
          </table:table-cell>
          <table:table-cell office:value-type="string">
            <text:p>#3E5F8A</text:p>
          </table:table-cell>
          <table:table-cell office:value-type="string">
            <text:p>Brillantblau</text:p>
          </table:table-cell>
          <table:table-cell office:value-type="string">
            <text:p>Brillant blue</text:p>
          </table:table-cell>
          <table:table-cell office:value-type="string">
            <text:p>Bleu brillant</text:p>
          </table:table-cell>
          <table:table-cell office:value-type="string">
            <text:p>Azul brillante</text:p>
          </table:table-cell>
          <table:table-cell office:value-type="string">
            <text:p>Blu brillante</text:p>
          </table:table-cell>
          <table:table-cell office:value-type="string">
            <text:p>Briljantblauw</text:p>
          </table:table-cell>
          <table:table-cell table:number-columns-repeated="1012"/>
        </table:table-row>
        <table:table-row table:style-name="ro1">
          <table:table-cell office:value-type="string">
            <text:p>RAL 5008</text:p>
          </table:table-cell>
          <table:table-cell office:value-type="string">
            <text:p>038-037-045</text:p>
          </table:table-cell>
          <table:table-cell table:formula="of:=LEFT([.B88]; 3)" office:value-type="string" office:string-value="038">
            <text:p>038</text:p>
          </table:table-cell>
          <table:table-cell table:formula="of:=MID([.B88];5;3)" office:value-type="string" office:string-value="037">
            <text:p>037</text:p>
          </table:table-cell>
          <table:table-cell table:formula="of:=RIGHT([.B88]; 3)" office:value-type="string" office:string-value="045">
            <text:p>045</text:p>
          </table:table-cell>
          <table:table-cell office:value-type="string">
            <text:p>#26252D</text:p>
          </table:table-cell>
          <table:table-cell office:value-type="string">
            <text:p>Graublau</text:p>
          </table:table-cell>
          <table:table-cell office:value-type="string">
            <text:p>Grey blue</text:p>
          </table:table-cell>
          <table:table-cell office:value-type="string">
            <text:p>Bleu gris</text:p>
          </table:table-cell>
          <table:table-cell office:value-type="string">
            <text:p>Azul grisáceo</text:p>
          </table:table-cell>
          <table:table-cell office:value-type="string">
            <text:p>Blu grigiastro</text:p>
          </table:table-cell>
          <table:table-cell office:value-type="string">
            <text:p>Grijsblauw</text:p>
          </table:table-cell>
          <table:table-cell table:number-columns-repeated="1012"/>
        </table:table-row>
        <table:table-row table:style-name="ro1">
          <table:table-cell office:value-type="string">
            <text:p>RAL 5009</text:p>
          </table:table-cell>
          <table:table-cell office:value-type="string">
            <text:p>002-086-105</text:p>
          </table:table-cell>
          <table:table-cell table:formula="of:=LEFT([.B89]; 3)" office:value-type="string" office:string-value="002">
            <text:p>002</text:p>
          </table:table-cell>
          <table:table-cell table:formula="of:=MID([.B89];5;3)" office:value-type="string" office:string-value="086">
            <text:p>086</text:p>
          </table:table-cell>
          <table:table-cell table:formula="of:=RIGHT([.B89]; 3)" office:value-type="string" office:string-value="105">
            <text:p>105</text:p>
          </table:table-cell>
          <table:table-cell office:value-type="string">
            <text:p>#025669</text:p>
          </table:table-cell>
          <table:table-cell office:value-type="string">
            <text:p>Azurblau</text:p>
          </table:table-cell>
          <table:table-cell office:value-type="string">
            <text:p>Azure blue</text:p>
          </table:table-cell>
          <table:table-cell office:value-type="string">
            <text:p>Bleu azur</text:p>
          </table:table-cell>
          <table:table-cell office:value-type="string">
            <text:p>Azul azur</text:p>
          </table:table-cell>
          <table:table-cell office:value-type="string">
            <text:p>Blu  azzurro</text:p>
          </table:table-cell>
          <table:table-cell office:value-type="string">
            <text:p>Azuurblauw</text:p>
          </table:table-cell>
          <table:table-cell table:number-columns-repeated="1012"/>
        </table:table-row>
        <table:table-row table:style-name="ro1">
          <table:table-cell office:value-type="string">
            <text:p>RAL 5010</text:p>
          </table:table-cell>
          <table:table-cell office:value-type="string">
            <text:p>014-041-075</text:p>
          </table:table-cell>
          <table:table-cell table:formula="of:=LEFT([.B90]; 3)" office:value-type="string" office:string-value="014">
            <text:p>014</text:p>
          </table:table-cell>
          <table:table-cell table:formula="of:=MID([.B90];5;3)" office:value-type="string" office:string-value="041">
            <text:p>041</text:p>
          </table:table-cell>
          <table:table-cell table:formula="of:=RIGHT([.B90]; 3)" office:value-type="string" office:string-value="075">
            <text:p>075</text:p>
          </table:table-cell>
          <table:table-cell office:value-type="string">
            <text:p>#0E294B</text:p>
          </table:table-cell>
          <table:table-cell office:value-type="string">
            <text:p>Enzianblau</text:p>
          </table:table-cell>
          <table:table-cell office:value-type="string">
            <text:p>Gentian blue</text:p>
          </table:table-cell>
          <table:table-cell office:value-type="string">
            <text:p>Bleu gentiane</text:p>
          </table:table-cell>
          <table:table-cell office:value-type="string">
            <text:p>Azul genciana</text:p>
          </table:table-cell>
          <table:table-cell office:value-type="string">
            <text:p>Blu  genziana</text:p>
          </table:table-cell>
          <table:table-cell office:value-type="string">
            <text:p>Gentiaanblauw</text:p>
          </table:table-cell>
          <table:table-cell table:number-columns-repeated="1012"/>
        </table:table-row>
        <table:table-row table:style-name="ro1">
          <table:table-cell office:value-type="string">
            <text:p>RAL 5011</text:p>
          </table:table-cell>
          <table:table-cell office:value-type="string">
            <text:p>035-026-036</text:p>
          </table:table-cell>
          <table:table-cell table:formula="of:=LEFT([.B91]; 3)" office:value-type="string" office:string-value="035">
            <text:p>035</text:p>
          </table:table-cell>
          <table:table-cell table:formula="of:=MID([.B91];5;3)" office:value-type="string" office:string-value="026">
            <text:p>026</text:p>
          </table:table-cell>
          <table:table-cell table:formula="of:=RIGHT([.B91]; 3)" office:value-type="string" office:string-value="036">
            <text:p>036</text:p>
          </table:table-cell>
          <table:table-cell office:value-type="string">
            <text:p>#231A24</text:p>
          </table:table-cell>
          <table:table-cell office:value-type="string">
            <text:p>Stahlblau</text:p>
          </table:table-cell>
          <table:table-cell office:value-type="string">
            <text:p>Steel blue</text:p>
          </table:table-cell>
          <table:table-cell office:value-type="string">
            <text:p>Bleu acier</text:p>
          </table:table-cell>
          <table:table-cell office:value-type="string">
            <text:p>Azul acero</text:p>
          </table:table-cell>
          <table:table-cell office:value-type="string">
            <text:p>Blu acciaio</text:p>
          </table:table-cell>
          <table:table-cell office:value-type="string">
            <text:p>Staalblauw</text:p>
          </table:table-cell>
          <table:table-cell table:number-columns-repeated="1012"/>
        </table:table-row>
        <table:table-row table:style-name="ro1">
          <table:table-cell office:value-type="string">
            <text:p>RAL 5012</text:p>
          </table:table-cell>
          <table:table-cell office:value-type="string">
            <text:p>059-131-189</text:p>
          </table:table-cell>
          <table:table-cell table:formula="of:=LEFT([.B92]; 3)" office:value-type="string" office:string-value="059">
            <text:p>059</text:p>
          </table:table-cell>
          <table:table-cell table:formula="of:=MID([.B92];5;3)" office:value-type="string" office:string-value="131">
            <text:p>131</text:p>
          </table:table-cell>
          <table:table-cell table:formula="of:=RIGHT([.B92]; 3)" office:value-type="string" office:string-value="189">
            <text:p>189</text:p>
          </table:table-cell>
          <table:table-cell office:value-type="string">
            <text:p>#3B83BD</text:p>
          </table:table-cell>
          <table:table-cell office:value-type="string">
            <text:p>Lichtblau</text:p>
          </table:table-cell>
          <table:table-cell office:value-type="string">
            <text:p>Light blue</text:p>
          </table:table-cell>
          <table:table-cell office:value-type="string">
            <text:p>Bleu clair</text:p>
          </table:table-cell>
          <table:table-cell office:value-type="string">
            <text:p>Azul luminoso</text:p>
          </table:table-cell>
          <table:table-cell office:value-type="string">
            <text:p>Blu luce</text:p>
          </table:table-cell>
          <table:table-cell office:value-type="string">
            <text:p>Lichtblauw</text:p>
          </table:table-cell>
          <table:table-cell table:number-columns-repeated="1012"/>
        </table:table-row>
        <table:table-row table:style-name="ro1">
          <table:table-cell office:value-type="string">
            <text:p>RAL 5013</text:p>
          </table:table-cell>
          <table:table-cell office:value-type="string">
            <text:p>037-041-074</text:p>
          </table:table-cell>
          <table:table-cell table:formula="of:=LEFT([.B93]; 3)" office:value-type="string" office:string-value="037">
            <text:p>037</text:p>
          </table:table-cell>
          <table:table-cell table:formula="of:=MID([.B93];5;3)" office:value-type="string" office:string-value="041">
            <text:p>041</text:p>
          </table:table-cell>
          <table:table-cell table:formula="of:=RIGHT([.B93]; 3)" office:value-type="string" office:string-value="074">
            <text:p>074</text:p>
          </table:table-cell>
          <table:table-cell office:value-type="string">
            <text:p>#1E213D</text:p>
          </table:table-cell>
          <table:table-cell office:value-type="string">
            <text:p>Kobaltblau</text:p>
          </table:table-cell>
          <table:table-cell office:value-type="string">
            <text:p>Cobalt blue</text:p>
          </table:table-cell>
          <table:table-cell office:value-type="string">
            <text:p>Bleu cobalt</text:p>
          </table:table-cell>
          <table:table-cell office:value-type="string">
            <text:p>Azul cobalto</text:p>
          </table:table-cell>
          <table:table-cell office:value-type="string">
            <text:p>Blu cobalto</text:p>
          </table:table-cell>
          <table:table-cell office:value-type="string">
            <text:p>Kobaltblauw</text:p>
          </table:table-cell>
          <table:table-cell table:number-columns-repeated="1012"/>
        </table:table-row>
        <table:table-row table:style-name="ro1">
          <table:table-cell office:value-type="string">
            <text:p>RAL 5014</text:p>
          </table:table-cell>
          <table:table-cell office:value-type="string">
            <text:p>096-111-140</text:p>
          </table:table-cell>
          <table:table-cell table:formula="of:=LEFT([.B94]; 3)" office:value-type="string" office:string-value="096">
            <text:p>096</text:p>
          </table:table-cell>
          <table:table-cell table:formula="of:=MID([.B94];5;3)" office:value-type="string" office:string-value="111">
            <text:p>111</text:p>
          </table:table-cell>
          <table:table-cell table:formula="of:=RIGHT([.B94]; 3)" office:value-type="string" office:string-value="140">
            <text:p>140</text:p>
          </table:table-cell>
          <table:table-cell office:value-type="string">
            <text:p>#606E8C</text:p>
          </table:table-cell>
          <table:table-cell office:value-type="string">
            <text:p>Taubenblau</text:p>
          </table:table-cell>
          <table:table-cell office:value-type="string">
            <text:p>Pigeon blue</text:p>
          </table:table-cell>
          <table:table-cell office:value-type="string">
            <text:p>Bleu pigeon</text:p>
          </table:table-cell>
          <table:table-cell office:value-type="string">
            <text:p>Azul olombino</text:p>
          </table:table-cell>
          <table:table-cell office:value-type="string">
            <text:p>Blu colomba</text:p>
          </table:table-cell>
          <table:table-cell office:value-type="string">
            <text:p>Duifblauw</text:p>
          </table:table-cell>
          <table:table-cell table:number-columns-repeated="1012"/>
        </table:table-row>
        <table:table-row table:style-name="ro1">
          <table:table-cell office:value-type="string">
            <text:p>RAL 5015</text:p>
          </table:table-cell>
          <table:table-cell office:value-type="string">
            <text:p>034-113-179</text:p>
          </table:table-cell>
          <table:table-cell table:formula="of:=LEFT([.B95]; 3)" office:value-type="string" office:string-value="034">
            <text:p>034</text:p>
          </table:table-cell>
          <table:table-cell table:formula="of:=MID([.B95];5;3)" office:value-type="string" office:string-value="113">
            <text:p>113</text:p>
          </table:table-cell>
          <table:table-cell table:formula="of:=RIGHT([.B95]; 3)" office:value-type="string" office:string-value="179">
            <text:p>179</text:p>
          </table:table-cell>
          <table:table-cell office:value-type="string">
            <text:p>#2271B3</text:p>
          </table:table-cell>
          <table:table-cell office:value-type="string">
            <text:p>Himmelblau</text:p>
          </table:table-cell>
          <table:table-cell office:value-type="string">
            <text:p>Sky blue</text:p>
          </table:table-cell>
          <table:table-cell office:value-type="string">
            <text:p>Bleu ciel</text:p>
          </table:table-cell>
          <table:table-cell office:value-type="string">
            <text:p>Azul celeste</text:p>
          </table:table-cell>
          <table:table-cell office:value-type="string">
            <text:p>Blu cielo</text:p>
          </table:table-cell>
          <table:table-cell office:value-type="string">
            <text:p>Hemelsblauw</text:p>
          </table:table-cell>
          <table:table-cell table:number-columns-repeated="1012"/>
        </table:table-row>
        <table:table-row table:style-name="ro1">
          <table:table-cell office:value-type="string">
            <text:p>RAL 5017</text:p>
          </table:table-cell>
          <table:table-cell office:value-type="string">
            <text:p>006-057-113</text:p>
          </table:table-cell>
          <table:table-cell table:formula="of:=LEFT([.B96]; 3)" office:value-type="string" office:string-value="006">
            <text:p>006</text:p>
          </table:table-cell>
          <table:table-cell table:formula="of:=MID([.B96];5;3)" office:value-type="string" office:string-value="057">
            <text:p>057</text:p>
          </table:table-cell>
          <table:table-cell table:formula="of:=RIGHT([.B96]; 3)" office:value-type="string" office:string-value="113">
            <text:p>113</text:p>
          </table:table-cell>
          <table:table-cell office:value-type="string">
            <text:p>#063971</text:p>
          </table:table-cell>
          <table:table-cell office:value-type="string">
            <text:p>Verkehrsblau</text:p>
          </table:table-cell>
          <table:table-cell office:value-type="string">
            <text:p>Traffic blue</text:p>
          </table:table-cell>
          <table:table-cell office:value-type="string">
            <text:p>Bleu signalisation</text:p>
          </table:table-cell>
          <table:table-cell office:value-type="string">
            <text:p>Azul tráfico</text:p>
          </table:table-cell>
          <table:table-cell office:value-type="string">
            <text:p>Blu traffico</text:p>
          </table:table-cell>
          <table:table-cell office:value-type="string">
            <text:p>Verkeersblauw</text:p>
          </table:table-cell>
          <table:table-cell table:number-columns-repeated="1012"/>
        </table:table-row>
        <table:table-row table:style-name="ro1">
          <table:table-cell office:value-type="string">
            <text:p>RAL 5018</text:p>
          </table:table-cell>
          <table:table-cell office:value-type="string">
            <text:p>063-136-143</text:p>
          </table:table-cell>
          <table:table-cell table:formula="of:=LEFT([.B97]; 3)" office:value-type="string" office:string-value="063">
            <text:p>063</text:p>
          </table:table-cell>
          <table:table-cell table:formula="of:=MID([.B97];5;3)" office:value-type="string" office:string-value="136">
            <text:p>136</text:p>
          </table:table-cell>
          <table:table-cell table:formula="of:=RIGHT([.B97]; 3)" office:value-type="string" office:string-value="143">
            <text:p>143</text:p>
          </table:table-cell>
          <table:table-cell office:value-type="string">
            <text:p>#3F888F</text:p>
          </table:table-cell>
          <table:table-cell office:value-type="string">
            <text:p>Türkisblau</text:p>
          </table:table-cell>
          <table:table-cell office:value-type="string">
            <text:p>Turquoise blue</text:p>
          </table:table-cell>
          <table:table-cell office:value-type="string">
            <text:p>Bleu turquoise</text:p>
          </table:table-cell>
          <table:table-cell office:value-type="string">
            <text:p>Azul turquesa</text:p>
          </table:table-cell>
          <table:table-cell office:value-type="string">
            <text:p>Blu turchese</text:p>
          </table:table-cell>
          <table:table-cell office:value-type="string">
            <text:p>Turkooisblauw</text:p>
          </table:table-cell>
          <table:table-cell table:number-columns-repeated="1012"/>
        </table:table-row>
        <table:table-row table:style-name="ro1">
          <table:table-cell office:value-type="string">
            <text:p>RAL 5019</text:p>
          </table:table-cell>
          <table:table-cell office:value-type="string">
            <text:p>027-085-131</text:p>
          </table:table-cell>
          <table:table-cell table:formula="of:=LEFT([.B98]; 3)" office:value-type="string" office:string-value="027">
            <text:p>027</text:p>
          </table:table-cell>
          <table:table-cell table:formula="of:=MID([.B98];5;3)" office:value-type="string" office:string-value="085">
            <text:p>085</text:p>
          </table:table-cell>
          <table:table-cell table:formula="of:=RIGHT([.B98]; 3)" office:value-type="string" office:string-value="131">
            <text:p>131</text:p>
          </table:table-cell>
          <table:table-cell office:value-type="string">
            <text:p>#1B5583</text:p>
          </table:table-cell>
          <table:table-cell office:value-type="string">
            <text:p>Capriblau</text:p>
          </table:table-cell>
          <table:table-cell office:value-type="string">
            <text:p>Capri blue</text:p>
          </table:table-cell>
          <table:table-cell office:value-type="string">
            <text:p>Bleu capri</text:p>
          </table:table-cell>
          <table:table-cell office:value-type="string">
            <text:p>Azul capri</text:p>
          </table:table-cell>
          <table:table-cell office:value-type="string">
            <text:p>Blu capri</text:p>
          </table:table-cell>
          <table:table-cell office:value-type="string">
            <text:p>Capriblauw</text:p>
          </table:table-cell>
          <table:table-cell table:number-columns-repeated="1012"/>
        </table:table-row>
        <table:table-row table:style-name="ro1">
          <table:table-cell office:value-type="string">
            <text:p>RAL 5020</text:p>
          </table:table-cell>
          <table:table-cell office:value-type="string">
            <text:p>029-051-074</text:p>
          </table:table-cell>
          <table:table-cell table:formula="of:=LEFT([.B99]; 3)" office:value-type="string" office:string-value="029">
            <text:p>029</text:p>
          </table:table-cell>
          <table:table-cell table:formula="of:=MID([.B99];5;3)" office:value-type="string" office:string-value="051">
            <text:p>051</text:p>
          </table:table-cell>
          <table:table-cell table:formula="of:=RIGHT([.B99]; 3)" office:value-type="string" office:string-value="074">
            <text:p>074</text:p>
          </table:table-cell>
          <table:table-cell office:value-type="string">
            <text:p>#1D334A</text:p>
          </table:table-cell>
          <table:table-cell office:value-type="string">
            <text:p>Ozeanblau</text:p>
          </table:table-cell>
          <table:table-cell office:value-type="string">
            <text:p>Ocean blue</text:p>
          </table:table-cell>
          <table:table-cell office:value-type="string">
            <text:p>Bleu océan</text:p>
          </table:table-cell>
          <table:table-cell office:value-type="string">
            <text:p>Azul oceano</text:p>
          </table:table-cell>
          <table:table-cell office:value-type="string">
            <text:p>Blu oceano</text:p>
          </table:table-cell>
          <table:table-cell office:value-type="string">
            <text:p>Oceaanblauw</text:p>
          </table:table-cell>
          <table:table-cell table:number-columns-repeated="1012"/>
        </table:table-row>
        <table:table-row table:style-name="ro1">
          <table:table-cell office:value-type="string">
            <text:p>RAL 5021</text:p>
          </table:table-cell>
          <table:table-cell office:value-type="string">
            <text:p>037-109-123</text:p>
          </table:table-cell>
          <table:table-cell table:formula="of:=LEFT([.B100]; 3)" office:value-type="string" office:string-value="037">
            <text:p>037</text:p>
          </table:table-cell>
          <table:table-cell table:formula="of:=MID([.B100];5;3)" office:value-type="string" office:string-value="109">
            <text:p>109</text:p>
          </table:table-cell>
          <table:table-cell table:formula="of:=RIGHT([.B100]; 3)" office:value-type="string" office:string-value="123">
            <text:p>123</text:p>
          </table:table-cell>
          <table:table-cell office:value-type="string">
            <text:p>#256D7B</text:p>
          </table:table-cell>
          <table:table-cell office:value-type="string">
            <text:p>Wasserblau</text:p>
          </table:table-cell>
          <table:table-cell office:value-type="string">
            <text:p>Water blue</text:p>
          </table:table-cell>
          <table:table-cell office:value-type="string">
            <text:p>Bleu d’eau</text:p>
          </table:table-cell>
          <table:table-cell office:value-type="string">
            <text:p>Azul agua</text:p>
          </table:table-cell>
          <table:table-cell office:value-type="string">
            <text:p>Blu acqua</text:p>
          </table:table-cell>
          <table:table-cell office:value-type="string">
            <text:p>Waterblauw</text:p>
          </table:table-cell>
          <table:table-cell table:number-columns-repeated="1012"/>
        </table:table-row>
        <table:table-row table:style-name="ro1">
          <table:table-cell office:value-type="string">
            <text:p>RAL 5022</text:p>
          </table:table-cell>
          <table:table-cell office:value-type="string">
            <text:p>037-040-080</text:p>
          </table:table-cell>
          <table:table-cell table:formula="of:=LEFT([.B101]; 3)" office:value-type="string" office:string-value="037">
            <text:p>037</text:p>
          </table:table-cell>
          <table:table-cell table:formula="of:=MID([.B101];5;3)" office:value-type="string" office:string-value="040">
            <text:p>040</text:p>
          </table:table-cell>
          <table:table-cell table:formula="of:=RIGHT([.B101]; 3)" office:value-type="string" office:string-value="080">
            <text:p>080</text:p>
          </table:table-cell>
          <table:table-cell office:value-type="string">
            <text:p>#252850</text:p>
          </table:table-cell>
          <table:table-cell office:value-type="string">
            <text:p>Nachtblau</text:p>
          </table:table-cell>
          <table:table-cell office:value-type="string">
            <text:p>Night blue</text:p>
          </table:table-cell>
          <table:table-cell office:value-type="string">
            <text:p>Bleu nocturne</text:p>
          </table:table-cell>
          <table:table-cell office:value-type="string">
            <text:p>Azul noche</text:p>
          </table:table-cell>
          <table:table-cell office:value-type="string">
            <text:p>Blu notte</text:p>
          </table:table-cell>
          <table:table-cell office:value-type="string">
            <text:p>Nachtblauw</text:p>
          </table:table-cell>
          <table:table-cell table:number-columns-repeated="1012"/>
        </table:table-row>
        <table:table-row table:style-name="ro1">
          <table:table-cell office:value-type="string">
            <text:p>RAL 5023</text:p>
          </table:table-cell>
          <table:table-cell office:value-type="string">
            <text:p>073-103-141</text:p>
          </table:table-cell>
          <table:table-cell table:formula="of:=LEFT([.B102]; 3)" office:value-type="string" office:string-value="073">
            <text:p>073</text:p>
          </table:table-cell>
          <table:table-cell table:formula="of:=MID([.B102];5;3)" office:value-type="string" office:string-value="103">
            <text:p>103</text:p>
          </table:table-cell>
          <table:table-cell table:formula="of:=RIGHT([.B102]; 3)" office:value-type="string" office:string-value="141">
            <text:p>141</text:p>
          </table:table-cell>
          <table:table-cell office:value-type="string">
            <text:p>#49678D</text:p>
          </table:table-cell>
          <table:table-cell office:value-type="string">
            <text:p>Fernblau</text:p>
          </table:table-cell>
          <table:table-cell office:value-type="string">
            <text:p>Distant blue</text:p>
          </table:table-cell>
          <table:table-cell office:value-type="string">
            <text:p>Bleu distant</text:p>
          </table:table-cell>
          <table:table-cell office:value-type="string">
            <text:p>Azul lejanía</text:p>
          </table:table-cell>
          <table:table-cell office:value-type="string">
            <text:p>Blu distante</text:p>
          </table:table-cell>
          <table:table-cell office:value-type="string">
            <text:p>Verblauw</text:p>
          </table:table-cell>
          <table:table-cell table:number-columns-repeated="1012"/>
        </table:table-row>
        <table:table-row table:style-name="ro1">
          <table:table-cell office:value-type="string">
            <text:p>RAL 5024</text:p>
          </table:table-cell>
          <table:table-cell office:value-type="string">
            <text:p>093-155-155</text:p>
          </table:table-cell>
          <table:table-cell table:formula="of:=LEFT([.B103]; 3)" office:value-type="string" office:string-value="093">
            <text:p>093</text:p>
          </table:table-cell>
          <table:table-cell table:formula="of:=MID([.B103];5;3)" office:value-type="string" office:string-value="155">
            <text:p>155</text:p>
          </table:table-cell>
          <table:table-cell table:formula="of:=RIGHT([.B103]; 3)" office:value-type="string" office:string-value="155">
            <text:p>155</text:p>
          </table:table-cell>
          <table:table-cell office:value-type="string">
            <text:p>#5D9B9B</text:p>
          </table:table-cell>
          <table:table-cell office:value-type="string">
            <text:p>Pastellblau</text:p>
          </table:table-cell>
          <table:table-cell office:value-type="string">
            <text:p>Pastel blue</text:p>
          </table:table-cell>
          <table:table-cell office:value-type="string">
            <text:p>Bleu pastel</text:p>
          </table:table-cell>
          <table:table-cell office:value-type="string">
            <text:p>Azul pastel</text:p>
          </table:table-cell>
          <table:table-cell office:value-type="string">
            <text:p>Blu pastello</text:p>
          </table:table-cell>
          <table:table-cell office:value-type="string">
            <text:p>Pastelblauw</text:p>
          </table:table-cell>
          <table:table-cell table:number-columns-repeated="1012"/>
        </table:table-row>
        <table:table-row table:style-name="ro1">
          <table:table-cell office:value-type="string">
            <text:p>RAL 5025</text:p>
          </table:table-cell>
          <table:table-cell office:value-type="string">
            <text:p>042-100-120</text:p>
          </table:table-cell>
          <table:table-cell table:formula="of:=LEFT([.B104]; 3)" office:value-type="string" office:string-value="042">
            <text:p>042</text:p>
          </table:table-cell>
          <table:table-cell table:formula="of:=MID([.B104];5;3)" office:value-type="string" office:string-value="100">
            <text:p>100</text:p>
          </table:table-cell>
          <table:table-cell table:formula="of:=RIGHT([.B104]; 3)" office:value-type="string" office:string-value="120">
            <text:p>120</text:p>
          </table:table-cell>
          <table:table-cell office:value-type="string">
            <text:p>#2A6478</text:p>
          </table:table-cell>
          <table:table-cell office:value-type="string">
            <text:p>Perlenzian</text:p>
          </table:table-cell>
          <table:table-cell office:value-type="string">
            <text:p>Pearl gentian blue</text:p>
          </table:table-cell>
          <table:table-cell office:value-type="string">
            <text:p>Gentiane nacré</text:p>
          </table:table-cell>
          <table:table-cell office:value-type="string">
            <text:p>Gencian perlado</text:p>
          </table:table-cell>
          <table:table-cell office:value-type="string">
            <text:p>Blu genziana perlato</text:p>
          </table:table-cell>
          <table:table-cell office:value-type="string">
            <text:p>Parelmoerblauw</text:p>
          </table:table-cell>
          <table:table-cell table:number-columns-repeated="1012"/>
        </table:table-row>
        <table:table-row table:style-name="ro2">
          <table:table-cell office:value-type="string">
            <text:p>RAL 5026</text:p>
          </table:table-cell>
          <table:table-cell office:value-type="string">
            <text:p>016-044-084</text:p>
          </table:table-cell>
          <table:table-cell table:formula="of:=LEFT([.B105]; 3)" office:value-type="string" office:string-value="016">
            <text:p>016</text:p>
          </table:table-cell>
          <table:table-cell table:formula="of:=MID([.B105];5;3)" office:value-type="string" office:string-value="044">
            <text:p>044</text:p>
          </table:table-cell>
          <table:table-cell table:formula="of:=RIGHT([.B105]; 3)" office:value-type="string" office:string-value="084">
            <text:p>084</text:p>
          </table:table-cell>
          <table:table-cell office:value-type="string">
            <text:p>#102C54</text:p>
          </table:table-cell>
          <table:table-cell office:value-type="string">
            <text:p>Perlnachtblau</text:p>
          </table:table-cell>
          <table:table-cell office:value-type="string">
            <text:p>Pearl night blue</text:p>
          </table:table-cell>
          <table:table-cell office:value-type="string">
            <text:p>Bleu nuit nacré</text:p>
          </table:table-cell>
          <table:table-cell office:value-type="string">
            <text:p>Azul noche perlado</text:p>
          </table:table-cell>
          <table:table-cell office:value-type="string">
            <text:p>Blu notte perlato</text:p>
          </table:table-cell>
          <table:table-cell office:value-type="string">
            <text:p>Parelmoer-</text:p>
            <text:p>nachtblauw</text:p>
          </table:table-cell>
          <table:table-cell table:number-columns-repeated="1012"/>
        </table:table-row>
        <table:table-row table:style-name="ro1">
          <table:table-cell office:value-type="string">
            <text:p>RAL 6000</text:p>
          </table:table-cell>
          <table:table-cell office:value-type="string">
            <text:p>049-102-080</text:p>
          </table:table-cell>
          <table:table-cell table:formula="of:=LEFT([.B106]; 3)" office:value-type="string" office:string-value="049">
            <text:p>049</text:p>
          </table:table-cell>
          <table:table-cell table:formula="of:=MID([.B106];5;3)" office:value-type="string" office:string-value="102">
            <text:p>102</text:p>
          </table:table-cell>
          <table:table-cell table:formula="of:=RIGHT([.B106]; 3)" office:value-type="string" office:string-value="080">
            <text:p>080</text:p>
          </table:table-cell>
          <table:table-cell office:value-type="string">
            <text:p>#316650</text:p>
          </table:table-cell>
          <table:table-cell office:value-type="string">
            <text:p>Patinagrün</text:p>
          </table:table-cell>
          <table:table-cell office:value-type="string">
            <text:p>Patina green</text:p>
          </table:table-cell>
          <table:table-cell office:value-type="string">
            <text:p>Vert patine</text:p>
          </table:table-cell>
          <table:table-cell table:number-columns-repeated="2" office:value-type="string">
            <text:p>Verde patina</text:p>
          </table:table-cell>
          <table:table-cell office:value-type="string">
            <text:p>Patinagroen</text:p>
          </table:table-cell>
          <table:table-cell table:number-columns-repeated="1012"/>
        </table:table-row>
        <table:table-row table:style-name="ro1">
          <table:table-cell office:value-type="string">
            <text:p>RAL 6001</text:p>
          </table:table-cell>
          <table:table-cell office:value-type="string">
            <text:p>040-114-051</text:p>
          </table:table-cell>
          <table:table-cell table:formula="of:=LEFT([.B107]; 3)" office:value-type="string" office:string-value="040">
            <text:p>040</text:p>
          </table:table-cell>
          <table:table-cell table:formula="of:=MID([.B107];5;3)" office:value-type="string" office:string-value="114">
            <text:p>114</text:p>
          </table:table-cell>
          <table:table-cell table:formula="of:=RIGHT([.B107]; 3)" office:value-type="string" office:string-value="051">
            <text:p>051</text:p>
          </table:table-cell>
          <table:table-cell office:value-type="string">
            <text:p>#287233</text:p>
          </table:table-cell>
          <table:table-cell office:value-type="string">
            <text:p>Smaragdgrün</text:p>
          </table:table-cell>
          <table:table-cell office:value-type="string">
            <text:p>Emerald green</text:p>
          </table:table-cell>
          <table:table-cell office:value-type="string">
            <text:p>Vert émeraude</text:p>
          </table:table-cell>
          <table:table-cell office:value-type="string">
            <text:p>Verde esmeralda</text:p>
          </table:table-cell>
          <table:table-cell office:value-type="string">
            <text:p>Verde smeraldo</text:p>
          </table:table-cell>
          <table:table-cell office:value-type="string">
            <text:p>Smaragdgroen</text:p>
          </table:table-cell>
          <table:table-cell table:number-columns-repeated="1012"/>
        </table:table-row>
        <table:table-row table:style-name="ro1">
          <table:table-cell office:value-type="string">
            <text:p>RAL 6002</text:p>
          </table:table-cell>
          <table:table-cell office:value-type="string">
            <text:p>045-087-044</text:p>
          </table:table-cell>
          <table:table-cell table:formula="of:=LEFT([.B108]; 3)" office:value-type="string" office:string-value="045">
            <text:p>045</text:p>
          </table:table-cell>
          <table:table-cell table:formula="of:=MID([.B108];5;3)" office:value-type="string" office:string-value="087">
            <text:p>087</text:p>
          </table:table-cell>
          <table:table-cell table:formula="of:=RIGHT([.B108]; 3)" office:value-type="string" office:string-value="044">
            <text:p>044</text:p>
          </table:table-cell>
          <table:table-cell office:value-type="string">
            <text:p>#2D572C</text:p>
          </table:table-cell>
          <table:table-cell office:value-type="string">
            <text:p>Laubgrün</text:p>
          </table:table-cell>
          <table:table-cell office:value-type="string">
            <text:p>Leaf green</text:p>
          </table:table-cell>
          <table:table-cell office:value-type="string">
            <text:p>Vert feuillage</text:p>
          </table:table-cell>
          <table:table-cell office:value-type="string">
            <text:p>Verde hoja</text:p>
          </table:table-cell>
          <table:table-cell office:value-type="string">
            <text:p>Verde foglia</text:p>
          </table:table-cell>
          <table:table-cell office:value-type="string">
            <text:p>Loofgroen</text:p>
          </table:table-cell>
          <table:table-cell table:number-columns-repeated="1012"/>
        </table:table-row>
        <table:table-row table:style-name="ro1">
          <table:table-cell office:value-type="string">
            <text:p>RAL 6003</text:p>
          </table:table-cell>
          <table:table-cell office:value-type="string">
            <text:p>066-070-050</text:p>
          </table:table-cell>
          <table:table-cell table:formula="of:=LEFT([.B109]; 3)" office:value-type="string" office:string-value="066">
            <text:p>066</text:p>
          </table:table-cell>
          <table:table-cell table:formula="of:=MID([.B109];5;3)" office:value-type="string" office:string-value="070">
            <text:p>070</text:p>
          </table:table-cell>
          <table:table-cell table:formula="of:=RIGHT([.B109]; 3)" office:value-type="string" office:string-value="050">
            <text:p>050</text:p>
          </table:table-cell>
          <table:table-cell office:value-type="string">
            <text:p>#424632</text:p>
          </table:table-cell>
          <table:table-cell office:value-type="string">
            <text:p>Olivgrün</text:p>
          </table:table-cell>
          <table:table-cell office:value-type="string">
            <text:p>Olive green</text:p>
          </table:table-cell>
          <table:table-cell office:value-type="string">
            <text:p>Vert olive</text:p>
          </table:table-cell>
          <table:table-cell table:number-columns-repeated="2" office:value-type="string">
            <text:p>Verde oliva</text:p>
          </table:table-cell>
          <table:table-cell office:value-type="string">
            <text:p>Olijfgroen</text:p>
          </table:table-cell>
          <table:table-cell table:number-columns-repeated="1012"/>
        </table:table-row>
        <table:table-row table:style-name="ro1">
          <table:table-cell office:value-type="string">
            <text:p>RAL 6004</text:p>
          </table:table-cell>
          <table:table-cell office:value-type="string">
            <text:p>031-058-061</text:p>
          </table:table-cell>
          <table:table-cell table:formula="of:=LEFT([.B110]; 3)" office:value-type="string" office:string-value="031">
            <text:p>031</text:p>
          </table:table-cell>
          <table:table-cell table:formula="of:=MID([.B110];5;3)" office:value-type="string" office:string-value="058">
            <text:p>058</text:p>
          </table:table-cell>
          <table:table-cell table:formula="of:=RIGHT([.B110]; 3)" office:value-type="string" office:string-value="061">
            <text:p>061</text:p>
          </table:table-cell>
          <table:table-cell office:value-type="string">
            <text:p>#1F3A3D</text:p>
          </table:table-cell>
          <table:table-cell office:value-type="string">
            <text:p>Blaugrün</text:p>
          </table:table-cell>
          <table:table-cell office:value-type="string">
            <text:p>Blue green</text:p>
          </table:table-cell>
          <table:table-cell office:value-type="string">
            <text:p>Vert bleu</text:p>
          </table:table-cell>
          <table:table-cell office:value-type="string">
            <text:p>Verde azulado</text:p>
          </table:table-cell>
          <table:table-cell office:value-type="string">
            <text:p>Verde bluastro</text:p>
          </table:table-cell>
          <table:table-cell office:value-type="string">
            <text:p>Blauwgroen</text:p>
          </table:table-cell>
          <table:table-cell table:number-columns-repeated="1012"/>
        </table:table-row>
        <table:table-row table:style-name="ro1">
          <table:table-cell office:value-type="string">
            <text:p>RAL 6005</text:p>
          </table:table-cell>
          <table:table-cell office:value-type="string">
            <text:p>047-069-056</text:p>
          </table:table-cell>
          <table:table-cell table:formula="of:=LEFT([.B111]; 3)" office:value-type="string" office:string-value="047">
            <text:p>047</text:p>
          </table:table-cell>
          <table:table-cell table:formula="of:=MID([.B111];5;3)" office:value-type="string" office:string-value="069">
            <text:p>069</text:p>
          </table:table-cell>
          <table:table-cell table:formula="of:=RIGHT([.B111]; 3)" office:value-type="string" office:string-value="056">
            <text:p>056</text:p>
          </table:table-cell>
          <table:table-cell office:value-type="string">
            <text:p>#2F4538</text:p>
          </table:table-cell>
          <table:table-cell office:value-type="string">
            <text:p>Moosgrün</text:p>
          </table:table-cell>
          <table:table-cell office:value-type="string">
            <text:p>Moss green</text:p>
          </table:table-cell>
          <table:table-cell office:value-type="string">
            <text:p>Vert mousse</text:p>
          </table:table-cell>
          <table:table-cell office:value-type="string">
            <text:p>Verde musgo</text:p>
          </table:table-cell>
          <table:table-cell office:value-type="string">
            <text:p>Verde muschio</text:p>
          </table:table-cell>
          <table:table-cell office:value-type="string">
            <text:p>Mosgroen</text:p>
          </table:table-cell>
          <table:table-cell table:number-columns-repeated="1012"/>
        </table:table-row>
        <table:table-row table:style-name="ro1">
          <table:table-cell office:value-type="string">
            <text:p>RAL 6006</text:p>
          </table:table-cell>
          <table:table-cell office:value-type="string">
            <text:p>062-059-050</text:p>
          </table:table-cell>
          <table:table-cell table:formula="of:=LEFT([.B112]; 3)" office:value-type="string" office:string-value="062">
            <text:p>062</text:p>
          </table:table-cell>
          <table:table-cell table:formula="of:=MID([.B112];5;3)" office:value-type="string" office:string-value="059">
            <text:p>059</text:p>
          </table:table-cell>
          <table:table-cell table:formula="of:=RIGHT([.B112]; 3)" office:value-type="string" office:string-value="050">
            <text:p>050</text:p>
          </table:table-cell>
          <table:table-cell office:value-type="string">
            <text:p>#3E3B32</text:p>
          </table:table-cell>
          <table:table-cell office:value-type="string">
            <text:p>Grauoliv</text:p>
          </table:table-cell>
          <table:table-cell office:value-type="string">
            <text:p>Grey olive</text:p>
          </table:table-cell>
          <table:table-cell office:value-type="string">
            <text:p>Olive gris</text:p>
          </table:table-cell>
          <table:table-cell office:value-type="string">
            <text:p>Oliva grisáceo</text:p>
          </table:table-cell>
          <table:table-cell office:value-type="string">
            <text:p>Oliva grigiastro</text:p>
          </table:table-cell>
          <table:table-cell office:value-type="string">
            <text:p>Grijs olijfgroen</text:p>
          </table:table-cell>
          <table:table-cell table:number-columns-repeated="1012"/>
        </table:table-row>
        <table:table-row table:style-name="ro1">
          <table:table-cell office:value-type="string">
            <text:p>RAL 6007</text:p>
          </table:table-cell>
          <table:table-cell office:value-type="string">
            <text:p>052-059-041</text:p>
          </table:table-cell>
          <table:table-cell table:formula="of:=LEFT([.B113]; 3)" office:value-type="string" office:string-value="052">
            <text:p>052</text:p>
          </table:table-cell>
          <table:table-cell table:formula="of:=MID([.B113];5;3)" office:value-type="string" office:string-value="059">
            <text:p>059</text:p>
          </table:table-cell>
          <table:table-cell table:formula="of:=RIGHT([.B113]; 3)" office:value-type="string" office:string-value="041">
            <text:p>041</text:p>
          </table:table-cell>
          <table:table-cell office:value-type="string">
            <text:p>#343B29</text:p>
          </table:table-cell>
          <table:table-cell office:value-type="string">
            <text:p>Flaschengrün</text:p>
          </table:table-cell>
          <table:table-cell office:value-type="string">
            <text:p>Bottle green</text:p>
          </table:table-cell>
          <table:table-cell office:value-type="string">
            <text:p>Vert bouteille</text:p>
          </table:table-cell>
          <table:table-cell office:value-type="string">
            <text:p>Verde botella</text:p>
          </table:table-cell>
          <table:table-cell office:value-type="string">
            <text:p>Verde bottiglia</text:p>
          </table:table-cell>
          <table:table-cell office:value-type="string">
            <text:p>Flessegroen</text:p>
          </table:table-cell>
          <table:table-cell table:number-columns-repeated="1012"/>
        </table:table-row>
        <table:table-row table:style-name="ro1">
          <table:table-cell office:value-type="string">
            <text:p>RAL 6008</text:p>
          </table:table-cell>
          <table:table-cell office:value-type="string">
            <text:p>057-053-042</text:p>
          </table:table-cell>
          <table:table-cell table:formula="of:=LEFT([.B114]; 3)" office:value-type="string" office:string-value="057">
            <text:p>057</text:p>
          </table:table-cell>
          <table:table-cell table:formula="of:=MID([.B114];5;3)" office:value-type="string" office:string-value="053">
            <text:p>053</text:p>
          </table:table-cell>
          <table:table-cell table:formula="of:=RIGHT([.B114]; 3)" office:value-type="string" office:string-value="042">
            <text:p>042</text:p>
          </table:table-cell>
          <table:table-cell office:value-type="string">
            <text:p>#39352A</text:p>
          </table:table-cell>
          <table:table-cell office:value-type="string">
            <text:p>Braungrün</text:p>
          </table:table-cell>
          <table:table-cell office:value-type="string">
            <text:p>Brown green</text:p>
          </table:table-cell>
          <table:table-cell office:value-type="string">
            <text:p>Vert brun</text:p>
          </table:table-cell>
          <table:table-cell office:value-type="string">
            <text:p>Verde parduzco</text:p>
          </table:table-cell>
          <table:table-cell office:value-type="string">
            <text:p>Verde brunastro</text:p>
          </table:table-cell>
          <table:table-cell office:value-type="string">
            <text:p>Bruingroen</text:p>
          </table:table-cell>
          <table:table-cell table:number-columns-repeated="1012"/>
        </table:table-row>
        <table:table-row table:style-name="ro1">
          <table:table-cell office:value-type="string">
            <text:p>RAL 6009</text:p>
          </table:table-cell>
          <table:table-cell office:value-type="string">
            <text:p>049-055-043</text:p>
          </table:table-cell>
          <table:table-cell table:formula="of:=LEFT([.B115]; 3)" office:value-type="string" office:string-value="049">
            <text:p>049</text:p>
          </table:table-cell>
          <table:table-cell table:formula="of:=MID([.B115];5;3)" office:value-type="string" office:string-value="055">
            <text:p>055</text:p>
          </table:table-cell>
          <table:table-cell table:formula="of:=RIGHT([.B115]; 3)" office:value-type="string" office:string-value="043">
            <text:p>043</text:p>
          </table:table-cell>
          <table:table-cell office:value-type="string">
            <text:p>#31372B</text:p>
          </table:table-cell>
          <table:table-cell office:value-type="string">
            <text:p>Tannengrün</text:p>
          </table:table-cell>
          <table:table-cell office:value-type="string">
            <text:p>Fir green</text:p>
          </table:table-cell>
          <table:table-cell office:value-type="string">
            <text:p>Vert sapin</text:p>
          </table:table-cell>
          <table:table-cell office:value-type="string">
            <text:p>Verde abeto</text:p>
          </table:table-cell>
          <table:table-cell office:value-type="string">
            <text:p>Verde abete</text:p>
          </table:table-cell>
          <table:table-cell office:value-type="string">
            <text:p>Dennegroen</text:p>
          </table:table-cell>
          <table:table-cell table:number-columns-repeated="1012"/>
        </table:table-row>
        <table:table-row table:style-name="ro1">
          <table:table-cell office:value-type="string">
            <text:p>RAL 6010</text:p>
          </table:table-cell>
          <table:table-cell office:value-type="string">
            <text:p>053-104-045</text:p>
          </table:table-cell>
          <table:table-cell table:formula="of:=LEFT([.B116]; 3)" office:value-type="string" office:string-value="053">
            <text:p>053</text:p>
          </table:table-cell>
          <table:table-cell table:formula="of:=MID([.B116];5;3)" office:value-type="string" office:string-value="104">
            <text:p>104</text:p>
          </table:table-cell>
          <table:table-cell table:formula="of:=RIGHT([.B116]; 3)" office:value-type="string" office:string-value="045">
            <text:p>045</text:p>
          </table:table-cell>
          <table:table-cell office:value-type="string">
            <text:p>#35682D</text:p>
          </table:table-cell>
          <table:table-cell office:value-type="string">
            <text:p>Grasgrün</text:p>
          </table:table-cell>
          <table:table-cell office:value-type="string">
            <text:p>Grass green</text:p>
          </table:table-cell>
          <table:table-cell office:value-type="string">
            <text:p>Vert herbe</text:p>
          </table:table-cell>
          <table:table-cell office:value-type="string">
            <text:p>Verde hierba</text:p>
          </table:table-cell>
          <table:table-cell office:value-type="string">
            <text:p>Verde erba</text:p>
          </table:table-cell>
          <table:table-cell office:value-type="string">
            <text:p>Grasgroen</text:p>
          </table:table-cell>
          <table:table-cell table:number-columns-repeated="1012"/>
        </table:table-row>
        <table:table-row table:style-name="ro1">
          <table:table-cell office:value-type="string">
            <text:p>RAL 6011</text:p>
          </table:table-cell>
          <table:table-cell office:value-type="string">
            <text:p>088-114-070</text:p>
          </table:table-cell>
          <table:table-cell table:formula="of:=LEFT([.B117]; 3)" office:value-type="string" office:string-value="088">
            <text:p>088</text:p>
          </table:table-cell>
          <table:table-cell table:formula="of:=MID([.B117];5;3)" office:value-type="string" office:string-value="114">
            <text:p>114</text:p>
          </table:table-cell>
          <table:table-cell table:formula="of:=RIGHT([.B117]; 3)" office:value-type="string" office:string-value="070">
            <text:p>070</text:p>
          </table:table-cell>
          <table:table-cell office:value-type="string">
            <text:p>#587246</text:p>
          </table:table-cell>
          <table:table-cell office:value-type="string">
            <text:p>Resedagrün</text:p>
          </table:table-cell>
          <table:table-cell office:value-type="string">
            <text:p>Reseda green</text:p>
          </table:table-cell>
          <table:table-cell office:value-type="string">
            <text:p>Vert réséda</text:p>
          </table:table-cell>
          <table:table-cell office:value-type="string">
            <text:p>Verde reseda</text:p>
          </table:table-cell>
          <table:table-cell office:value-type="string">
            <text:p>Verde reseda</text:p>
          </table:table-cell>
          <table:table-cell office:value-type="string">
            <text:p>Resedagroen</text:p>
          </table:table-cell>
          <table:table-cell table:number-columns-repeated="1012"/>
        </table:table-row>
        <table:table-row table:style-name="ro1">
          <table:table-cell office:value-type="string">
            <text:p>RAL 6012</text:p>
          </table:table-cell>
          <table:table-cell office:value-type="string">
            <text:p>052-062-064</text:p>
          </table:table-cell>
          <table:table-cell table:formula="of:=LEFT([.B118]; 3)" office:value-type="string" office:string-value="052">
            <text:p>052</text:p>
          </table:table-cell>
          <table:table-cell table:formula="of:=MID([.B118];5;3)" office:value-type="string" office:string-value="062">
            <text:p>062</text:p>
          </table:table-cell>
          <table:table-cell table:formula="of:=RIGHT([.B118]; 3)" office:value-type="string" office:string-value="064">
            <text:p>064</text:p>
          </table:table-cell>
          <table:table-cell office:value-type="string">
            <text:p>#343E40</text:p>
          </table:table-cell>
          <table:table-cell office:value-type="string">
            <text:p>Schwarzgrün</text:p>
          </table:table-cell>
          <table:table-cell office:value-type="string">
            <text:p>Black green</text:p>
          </table:table-cell>
          <table:table-cell office:value-type="string">
            <text:p>Vert noir</text:p>
          </table:table-cell>
          <table:table-cell office:value-type="string">
            <text:p>Verde negruzco</text:p>
          </table:table-cell>
          <table:table-cell office:value-type="string">
            <text:p>Verde nerastro</text:p>
          </table:table-cell>
          <table:table-cell office:value-type="string">
            <text:p>Zwartgroen</text:p>
          </table:table-cell>
          <table:table-cell table:number-columns-repeated="1012"/>
        </table:table-row>
        <table:table-row table:style-name="ro1">
          <table:table-cell office:value-type="string">
            <text:p>RAL 6013</text:p>
          </table:table-cell>
          <table:table-cell office:value-type="string">
            <text:p>108-113-086</text:p>
          </table:table-cell>
          <table:table-cell table:formula="of:=LEFT([.B119]; 3)" office:value-type="string" office:string-value="108">
            <text:p>108</text:p>
          </table:table-cell>
          <table:table-cell table:formula="of:=MID([.B119];5;3)" office:value-type="string" office:string-value="113">
            <text:p>113</text:p>
          </table:table-cell>
          <table:table-cell table:formula="of:=RIGHT([.B119]; 3)" office:value-type="string" office:string-value="086">
            <text:p>086</text:p>
          </table:table-cell>
          <table:table-cell office:value-type="string">
            <text:p>#6C7156</text:p>
          </table:table-cell>
          <table:table-cell office:value-type="string">
            <text:p>Schilfgrün</text:p>
          </table:table-cell>
          <table:table-cell office:value-type="string">
            <text:p>Reed green</text:p>
          </table:table-cell>
          <table:table-cell office:value-type="string">
            <text:p>Vert jonc</text:p>
          </table:table-cell>
          <table:table-cell office:value-type="string">
            <text:p>Verde caña</text:p>
          </table:table-cell>
          <table:table-cell office:value-type="string">
            <text:p>Verde canna</text:p>
          </table:table-cell>
          <table:table-cell office:value-type="string">
            <text:p>Rietgroen</text:p>
          </table:table-cell>
          <table:table-cell table:number-columns-repeated="1012"/>
        </table:table-row>
        <table:table-row table:style-name="ro1">
          <table:table-cell office:value-type="string">
            <text:p>RAL 6014</text:p>
          </table:table-cell>
          <table:table-cell office:value-type="string">
            <text:p>071-064-046</text:p>
          </table:table-cell>
          <table:table-cell table:formula="of:=LEFT([.B120]; 3)" office:value-type="string" office:string-value="071">
            <text:p>071</text:p>
          </table:table-cell>
          <table:table-cell table:formula="of:=MID([.B120];5;3)" office:value-type="string" office:string-value="064">
            <text:p>064</text:p>
          </table:table-cell>
          <table:table-cell table:formula="of:=RIGHT([.B120]; 3)" office:value-type="string" office:string-value="046">
            <text:p>046</text:p>
          </table:table-cell>
          <table:table-cell office:value-type="string">
            <text:p>#47402E</text:p>
          </table:table-cell>
          <table:table-cell office:value-type="string">
            <text:p>Gelboliv</text:p>
          </table:table-cell>
          <table:table-cell office:value-type="string">
            <text:p>Yellow olive</text:p>
          </table:table-cell>
          <table:table-cell office:value-type="string">
            <text:p>Olive jaune</text:p>
          </table:table-cell>
          <table:table-cell office:value-type="string">
            <text:p>Amarillo oliva</text:p>
          </table:table-cell>
          <table:table-cell office:value-type="string">
            <text:p>Oliva giallastro</text:p>
          </table:table-cell>
          <table:table-cell office:value-type="string">
            <text:p>Geel olijfgroen</text:p>
          </table:table-cell>
          <table:table-cell table:number-columns-repeated="1012"/>
        </table:table-row>
        <table:table-row table:style-name="ro1">
          <table:table-cell office:value-type="string">
            <text:p>RAL 6015</text:p>
          </table:table-cell>
          <table:table-cell office:value-type="string">
            <text:p>059-060-054</text:p>
          </table:table-cell>
          <table:table-cell table:formula="of:=LEFT([.B121]; 3)" office:value-type="string" office:string-value="059">
            <text:p>059</text:p>
          </table:table-cell>
          <table:table-cell table:formula="of:=MID([.B121];5;3)" office:value-type="string" office:string-value="060">
            <text:p>060</text:p>
          </table:table-cell>
          <table:table-cell table:formula="of:=RIGHT([.B121]; 3)" office:value-type="string" office:string-value="054">
            <text:p>054</text:p>
          </table:table-cell>
          <table:table-cell office:value-type="string">
            <text:p>#3B3C36</text:p>
          </table:table-cell>
          <table:table-cell office:value-type="string">
            <text:p>Schwarzoliv</text:p>
          </table:table-cell>
          <table:table-cell office:value-type="string">
            <text:p>Black olive</text:p>
          </table:table-cell>
          <table:table-cell office:value-type="string">
            <text:p>Olive noir</text:p>
          </table:table-cell>
          <table:table-cell office:value-type="string">
            <text:p>Oliva negruzco</text:p>
          </table:table-cell>
          <table:table-cell office:value-type="string">
            <text:p>Oliva nerastro</text:p>
          </table:table-cell>
          <table:table-cell office:value-type="string">
            <text:p>Zwart olijfgroen</text:p>
          </table:table-cell>
          <table:table-cell table:number-columns-repeated="1012"/>
        </table:table-row>
        <table:table-row table:style-name="ro1">
          <table:table-cell office:value-type="string">
            <text:p>RAL 6016</text:p>
          </table:table-cell>
          <table:table-cell office:value-type="string">
            <text:p>030-089-069</text:p>
          </table:table-cell>
          <table:table-cell table:formula="of:=LEFT([.B122]; 3)" office:value-type="string" office:string-value="030">
            <text:p>030</text:p>
          </table:table-cell>
          <table:table-cell table:formula="of:=MID([.B122];5;3)" office:value-type="string" office:string-value="089">
            <text:p>089</text:p>
          </table:table-cell>
          <table:table-cell table:formula="of:=RIGHT([.B122]; 3)" office:value-type="string" office:string-value="069">
            <text:p>069</text:p>
          </table:table-cell>
          <table:table-cell office:value-type="string">
            <text:p>#1E5945</text:p>
          </table:table-cell>
          <table:table-cell office:value-type="string">
            <text:p>Türkisgrün</text:p>
          </table:table-cell>
          <table:table-cell office:value-type="string">
            <text:p>Turquoise green</text:p>
          </table:table-cell>
          <table:table-cell office:value-type="string">
            <text:p>Vert turquoise</text:p>
          </table:table-cell>
          <table:table-cell office:value-type="string">
            <text:p>Verde turquesa</text:p>
          </table:table-cell>
          <table:table-cell office:value-type="string">
            <text:p>Verde turchese</text:p>
          </table:table-cell>
          <table:table-cell office:value-type="string">
            <text:p>Turkooisgroen</text:p>
          </table:table-cell>
          <table:table-cell table:number-columns-repeated="1012"/>
        </table:table-row>
        <table:table-row table:style-name="ro1">
          <table:table-cell office:value-type="string">
            <text:p>RAL 6017</text:p>
          </table:table-cell>
          <table:table-cell office:value-type="string">
            <text:p>076-145-065</text:p>
          </table:table-cell>
          <table:table-cell table:formula="of:=LEFT([.B123]; 3)" office:value-type="string" office:string-value="076">
            <text:p>076</text:p>
          </table:table-cell>
          <table:table-cell table:formula="of:=MID([.B123];5;3)" office:value-type="string" office:string-value="145">
            <text:p>145</text:p>
          </table:table-cell>
          <table:table-cell table:formula="of:=RIGHT([.B123]; 3)" office:value-type="string" office:string-value="065">
            <text:p>065</text:p>
          </table:table-cell>
          <table:table-cell office:value-type="string">
            <text:p>#4C9141</text:p>
          </table:table-cell>
          <table:table-cell office:value-type="string">
            <text:p>Maigrün</text:p>
          </table:table-cell>
          <table:table-cell office:value-type="string">
            <text:p>May green</text:p>
          </table:table-cell>
          <table:table-cell office:value-type="string">
            <text:p>Vert mai</text:p>
          </table:table-cell>
          <table:table-cell office:value-type="string">
            <text:p>Verde mayo</text:p>
          </table:table-cell>
          <table:table-cell office:value-type="string">
            <text:p>Verde maggio</text:p>
          </table:table-cell>
          <table:table-cell office:value-type="string">
            <text:p>Meigroen</text:p>
          </table:table-cell>
          <table:table-cell table:number-columns-repeated="1012"/>
        </table:table-row>
        <table:table-row table:style-name="ro1">
          <table:table-cell office:value-type="string">
            <text:p>RAL 6018</text:p>
          </table:table-cell>
          <table:table-cell office:value-type="string">
            <text:p>087-166-057</text:p>
          </table:table-cell>
          <table:table-cell table:formula="of:=LEFT([.B124]; 3)" office:value-type="string" office:string-value="087">
            <text:p>087</text:p>
          </table:table-cell>
          <table:table-cell table:formula="of:=MID([.B124];5;3)" office:value-type="string" office:string-value="166">
            <text:p>166</text:p>
          </table:table-cell>
          <table:table-cell table:formula="of:=RIGHT([.B124]; 3)" office:value-type="string" office:string-value="057">
            <text:p>057</text:p>
          </table:table-cell>
          <table:table-cell office:value-type="string">
            <text:p>#57A639</text:p>
          </table:table-cell>
          <table:table-cell office:value-type="string">
            <text:p>Gelbgrün</text:p>
          </table:table-cell>
          <table:table-cell office:value-type="string">
            <text:p>Yellow green</text:p>
          </table:table-cell>
          <table:table-cell office:value-type="string">
            <text:p>Vert jaune</text:p>
          </table:table-cell>
          <table:table-cell office:value-type="string">
            <text:p>Verde amarillento</text:p>
          </table:table-cell>
          <table:table-cell office:value-type="string">
            <text:p>Verde giallastro</text:p>
          </table:table-cell>
          <table:table-cell office:value-type="string">
            <text:p>Geelgroen</text:p>
          </table:table-cell>
          <table:table-cell table:number-columns-repeated="1012"/>
        </table:table-row>
        <table:table-row table:style-name="ro1">
          <table:table-cell office:value-type="string">
            <text:p>RAL 6019</text:p>
          </table:table-cell>
          <table:table-cell office:value-type="string">
            <text:p>189-236-182</text:p>
          </table:table-cell>
          <table:table-cell table:formula="of:=LEFT([.B125]; 3)" office:value-type="string" office:string-value="189">
            <text:p>189</text:p>
          </table:table-cell>
          <table:table-cell table:formula="of:=MID([.B125];5;3)" office:value-type="string" office:string-value="236">
            <text:p>236</text:p>
          </table:table-cell>
          <table:table-cell table:formula="of:=RIGHT([.B125]; 3)" office:value-type="string" office:string-value="182">
            <text:p>182</text:p>
          </table:table-cell>
          <table:table-cell office:value-type="string">
            <text:p>#BDECB6</text:p>
          </table:table-cell>
          <table:table-cell office:value-type="string">
            <text:p>Weißgrün</text:p>
          </table:table-cell>
          <table:table-cell office:value-type="string">
            <text:p>Pastel green</text:p>
          </table:table-cell>
          <table:table-cell office:value-type="string">
            <text:p>Vert blanc</text:p>
          </table:table-cell>
          <table:table-cell office:value-type="string">
            <text:p>Verde lanquecino</text:p>
          </table:table-cell>
          <table:table-cell office:value-type="string">
            <text:p>Verde biancastro</text:p>
          </table:table-cell>
          <table:table-cell office:value-type="string">
            <text:p>Witgroen</text:p>
          </table:table-cell>
          <table:table-cell table:number-columns-repeated="1012"/>
        </table:table-row>
        <table:table-row table:style-name="ro2">
          <table:table-cell office:value-type="string">
            <text:p>RAL 6020</text:p>
          </table:table-cell>
          <table:table-cell office:value-type="string">
            <text:p>046-058-035</text:p>
          </table:table-cell>
          <table:table-cell table:formula="of:=LEFT([.B126]; 3)" office:value-type="string" office:string-value="046">
            <text:p>046</text:p>
          </table:table-cell>
          <table:table-cell table:formula="of:=MID([.B126];5;3)" office:value-type="string" office:string-value="058">
            <text:p>058</text:p>
          </table:table-cell>
          <table:table-cell table:formula="of:=RIGHT([.B126]; 3)" office:value-type="string" office:string-value="035">
            <text:p>035</text:p>
          </table:table-cell>
          <table:table-cell office:value-type="string">
            <text:p>#2E3A23</text:p>
          </table:table-cell>
          <table:table-cell office:value-type="string">
            <text:p>Chromoxidgrün</text:p>
          </table:table-cell>
          <table:table-cell office:value-type="string">
            <text:p>Chrome green</text:p>
          </table:table-cell>
          <table:table-cell office:value-type="string">
            <text:p>Vert oxyde chromique</text:p>
          </table:table-cell>
          <table:table-cell table:number-columns-repeated="2" office:value-type="string">
            <text:p>Verde cromo</text:p>
          </table:table-cell>
          <table:table-cell office:value-type="string">
            <text:p>Chroom-</text:p>
            <text:p>oxydegroen</text:p>
          </table:table-cell>
          <table:table-cell table:number-columns-repeated="1012"/>
        </table:table-row>
        <table:table-row table:style-name="ro1">
          <table:table-cell office:value-type="string">
            <text:p>RAL 6021</text:p>
          </table:table-cell>
          <table:table-cell office:value-type="string">
            <text:p>137-172-118</text:p>
          </table:table-cell>
          <table:table-cell table:formula="of:=LEFT([.B127]; 3)" office:value-type="string" office:string-value="137">
            <text:p>137</text:p>
          </table:table-cell>
          <table:table-cell table:formula="of:=MID([.B127];5;3)" office:value-type="string" office:string-value="172">
            <text:p>172</text:p>
          </table:table-cell>
          <table:table-cell table:formula="of:=RIGHT([.B127]; 3)" office:value-type="string" office:string-value="118">
            <text:p>118</text:p>
          </table:table-cell>
          <table:table-cell office:value-type="string">
            <text:p>#89AC76</text:p>
          </table:table-cell>
          <table:table-cell office:value-type="string">
            <text:p>Blassgrün</text:p>
          </table:table-cell>
          <table:table-cell office:value-type="string">
            <text:p>Pale green</text:p>
          </table:table-cell>
          <table:table-cell office:value-type="string">
            <text:p>Vert pâle</text:p>
          </table:table-cell>
          <table:table-cell office:value-type="string">
            <text:p>Verde pálido</text:p>
          </table:table-cell>
          <table:table-cell office:value-type="string">
            <text:p>Verde pallido</text:p>
          </table:table-cell>
          <table:table-cell office:value-type="string">
            <text:p>Bleekgroen</text:p>
          </table:table-cell>
          <table:table-cell table:number-columns-repeated="1012"/>
        </table:table-row>
        <table:table-row table:style-name="ro1">
          <table:table-cell office:value-type="string">
            <text:p>RAL 6022</text:p>
          </table:table-cell>
          <table:table-cell office:value-type="string">
            <text:p>037-034-027</text:p>
          </table:table-cell>
          <table:table-cell table:formula="of:=LEFT([.B128]; 3)" office:value-type="string" office:string-value="037">
            <text:p>037</text:p>
          </table:table-cell>
          <table:table-cell table:formula="of:=MID([.B128];5;3)" office:value-type="string" office:string-value="034">
            <text:p>034</text:p>
          </table:table-cell>
          <table:table-cell table:formula="of:=RIGHT([.B128]; 3)" office:value-type="string" office:string-value="027">
            <text:p>027</text:p>
          </table:table-cell>
          <table:table-cell office:value-type="string">
            <text:p>#25221B</text:p>
          </table:table-cell>
          <table:table-cell office:value-type="string">
            <text:p>Braunoliv</text:p>
          </table:table-cell>
          <table:table-cell office:value-type="string">
            <text:p>Olive drab</text:p>
          </table:table-cell>
          <table:table-cell office:value-type="string">
            <text:p>Olive brun</text:p>
          </table:table-cell>
          <table:table-cell office:value-type="string">
            <text:p>Oliva parduzco</text:p>
          </table:table-cell>
          <table:table-cell office:value-type="string">
            <text:p>Oliva brunastro</text:p>
          </table:table-cell>
          <table:table-cell office:value-type="string">
            <text:p>Bruin olijfgroen</text:p>
          </table:table-cell>
          <table:table-cell table:number-columns-repeated="1012"/>
        </table:table-row>
        <table:table-row table:style-name="ro1">
          <table:table-cell office:value-type="string">
            <text:p>RAL 6024</text:p>
          </table:table-cell>
          <table:table-cell office:value-type="string">
            <text:p>048-132-070</text:p>
          </table:table-cell>
          <table:table-cell table:formula="of:=LEFT([.B129]; 3)" office:value-type="string" office:string-value="048">
            <text:p>048</text:p>
          </table:table-cell>
          <table:table-cell table:formula="of:=MID([.B129];5;3)" office:value-type="string" office:string-value="132">
            <text:p>132</text:p>
          </table:table-cell>
          <table:table-cell table:formula="of:=RIGHT([.B129]; 3)" office:value-type="string" office:string-value="070">
            <text:p>070</text:p>
          </table:table-cell>
          <table:table-cell office:value-type="string">
            <text:p>#308446</text:p>
          </table:table-cell>
          <table:table-cell office:value-type="string">
            <text:p>Verkehrsgrün</text:p>
          </table:table-cell>
          <table:table-cell office:value-type="string">
            <text:p>Traffic green</text:p>
          </table:table-cell>
          <table:table-cell office:value-type="string">
            <text:p>Vert signalisation</text:p>
          </table:table-cell>
          <table:table-cell office:value-type="string">
            <text:p>Verde tráfico</text:p>
          </table:table-cell>
          <table:table-cell office:value-type="string">
            <text:p>Verde traffico</text:p>
          </table:table-cell>
          <table:table-cell office:value-type="string">
            <text:p>Verkeersgroen</text:p>
          </table:table-cell>
          <table:table-cell table:number-columns-repeated="1012"/>
        </table:table-row>
        <table:table-row table:style-name="ro1">
          <table:table-cell office:value-type="string">
            <text:p>RAL 6025</text:p>
          </table:table-cell>
          <table:table-cell office:value-type="string">
            <text:p>061-100-045</text:p>
          </table:table-cell>
          <table:table-cell table:formula="of:=LEFT([.B130]; 3)" office:value-type="string" office:string-value="061">
            <text:p>061</text:p>
          </table:table-cell>
          <table:table-cell table:formula="of:=MID([.B130];5;3)" office:value-type="string" office:string-value="100">
            <text:p>100</text:p>
          </table:table-cell>
          <table:table-cell table:formula="of:=RIGHT([.B130]; 3)" office:value-type="string" office:string-value="045">
            <text:p>045</text:p>
          </table:table-cell>
          <table:table-cell office:value-type="string">
            <text:p>#3D642D</text:p>
          </table:table-cell>
          <table:table-cell office:value-type="string">
            <text:p>Farngrün</text:p>
          </table:table-cell>
          <table:table-cell office:value-type="string">
            <text:p>Fern green</text:p>
          </table:table-cell>
          <table:table-cell office:value-type="string">
            <text:p>Vert fougère</text:p>
          </table:table-cell>
          <table:table-cell office:value-type="string">
            <text:p>Verde helecho</text:p>
          </table:table-cell>
          <table:table-cell office:value-type="string">
            <text:p>Verde felce</text:p>
          </table:table-cell>
          <table:table-cell office:value-type="string">
            <text:p>Varengroen</text:p>
          </table:table-cell>
          <table:table-cell table:number-columns-repeated="1012"/>
        </table:table-row>
        <table:table-row table:style-name="ro1">
          <table:table-cell office:value-type="string">
            <text:p>RAL 6026</text:p>
          </table:table-cell>
          <table:table-cell office:value-type="string">
            <text:p>001-093-082</text:p>
          </table:table-cell>
          <table:table-cell table:formula="of:=LEFT([.B131]; 3)" office:value-type="string" office:string-value="001">
            <text:p>001</text:p>
          </table:table-cell>
          <table:table-cell table:formula="of:=MID([.B131];5;3)" office:value-type="string" office:string-value="093">
            <text:p>093</text:p>
          </table:table-cell>
          <table:table-cell table:formula="of:=RIGHT([.B131]; 3)" office:value-type="string" office:string-value="082">
            <text:p>082</text:p>
          </table:table-cell>
          <table:table-cell office:value-type="string">
            <text:p>#015D52</text:p>
          </table:table-cell>
          <table:table-cell office:value-type="string">
            <text:p>Opalgrün</text:p>
          </table:table-cell>
          <table:table-cell office:value-type="string">
            <text:p>Opal green</text:p>
          </table:table-cell>
          <table:table-cell office:value-type="string">
            <text:p>Vert opale</text:p>
          </table:table-cell>
          <table:table-cell office:value-type="string">
            <text:p>Verde opalo</text:p>
          </table:table-cell>
          <table:table-cell office:value-type="string">
            <text:p>Verde opale</text:p>
          </table:table-cell>
          <table:table-cell office:value-type="string">
            <text:p>Opaalgroen</text:p>
          </table:table-cell>
          <table:table-cell table:number-columns-repeated="1012"/>
        </table:table-row>
        <table:table-row table:style-name="ro1">
          <table:table-cell office:value-type="string">
            <text:p>RAL 6027</text:p>
          </table:table-cell>
          <table:table-cell office:value-type="string">
            <text:p>132-195-190</text:p>
          </table:table-cell>
          <table:table-cell table:formula="of:=LEFT([.B132]; 3)" office:value-type="string" office:string-value="132">
            <text:p>132</text:p>
          </table:table-cell>
          <table:table-cell table:formula="of:=MID([.B132];5;3)" office:value-type="string" office:string-value="195">
            <text:p>195</text:p>
          </table:table-cell>
          <table:table-cell table:formula="of:=RIGHT([.B132]; 3)" office:value-type="string" office:string-value="190">
            <text:p>190</text:p>
          </table:table-cell>
          <table:table-cell office:value-type="string">
            <text:p>#84C3BE</text:p>
          </table:table-cell>
          <table:table-cell office:value-type="string">
            <text:p>Lichtgrün</text:p>
          </table:table-cell>
          <table:table-cell office:value-type="string">
            <text:p>Light green</text:p>
          </table:table-cell>
          <table:table-cell office:value-type="string">
            <text:p>Vert clair</text:p>
          </table:table-cell>
          <table:table-cell office:value-type="string">
            <text:p>Verde luminoso</text:p>
          </table:table-cell>
          <table:table-cell office:value-type="string">
            <text:p>Verde chiaro</text:p>
          </table:table-cell>
          <table:table-cell office:value-type="string">
            <text:p>Lichtgroen</text:p>
          </table:table-cell>
          <table:table-cell table:number-columns-repeated="1012"/>
        </table:table-row>
        <table:table-row table:style-name="ro1">
          <table:table-cell office:value-type="string">
            <text:p>RAL 6028</text:p>
          </table:table-cell>
          <table:table-cell office:value-type="string">
            <text:p>044-085-069</text:p>
          </table:table-cell>
          <table:table-cell table:formula="of:=LEFT([.B133]; 3)" office:value-type="string" office:string-value="044">
            <text:p>044</text:p>
          </table:table-cell>
          <table:table-cell table:formula="of:=MID([.B133];5;3)" office:value-type="string" office:string-value="085">
            <text:p>085</text:p>
          </table:table-cell>
          <table:table-cell table:formula="of:=RIGHT([.B133]; 3)" office:value-type="string" office:string-value="069">
            <text:p>069</text:p>
          </table:table-cell>
          <table:table-cell office:value-type="string">
            <text:p>#2C5545</text:p>
          </table:table-cell>
          <table:table-cell office:value-type="string">
            <text:p>Kieferngrün</text:p>
          </table:table-cell>
          <table:table-cell office:value-type="string">
            <text:p>Pine green</text:p>
          </table:table-cell>
          <table:table-cell office:value-type="string">
            <text:p>Vert pin</text:p>
          </table:table-cell>
          <table:table-cell table:number-columns-repeated="2" office:value-type="string">
            <text:p>Verde pino</text:p>
          </table:table-cell>
          <table:table-cell office:value-type="string">
            <text:p>Pijnboomgroen</text:p>
          </table:table-cell>
          <table:table-cell table:number-columns-repeated="1012"/>
        </table:table-row>
        <table:table-row table:style-name="ro1">
          <table:table-cell office:value-type="string">
            <text:p>RAL 6029</text:p>
          </table:table-cell>
          <table:table-cell office:value-type="string">
            <text:p>032-096-061</text:p>
          </table:table-cell>
          <table:table-cell table:formula="of:=LEFT([.B134]; 3)" office:value-type="string" office:string-value="032">
            <text:p>032</text:p>
          </table:table-cell>
          <table:table-cell table:formula="of:=MID([.B134];5;3)" office:value-type="string" office:string-value="096">
            <text:p>096</text:p>
          </table:table-cell>
          <table:table-cell table:formula="of:=RIGHT([.B134]; 3)" office:value-type="string" office:string-value="061">
            <text:p>061</text:p>
          </table:table-cell>
          <table:table-cell office:value-type="string">
            <text:p>#20603D</text:p>
          </table:table-cell>
          <table:table-cell office:value-type="string">
            <text:p>Minzgrün</text:p>
          </table:table-cell>
          <table:table-cell office:value-type="string">
            <text:p>Mint green</text:p>
          </table:table-cell>
          <table:table-cell office:value-type="string">
            <text:p>Vert menthe</text:p>
          </table:table-cell>
          <table:table-cell table:number-columns-repeated="2" office:value-type="string">
            <text:p>Verde menta</text:p>
          </table:table-cell>
          <table:table-cell office:value-type="string">
            <text:p>Mintgroen</text:p>
          </table:table-cell>
          <table:table-cell table:number-columns-repeated="1012"/>
        </table:table-row>
        <table:table-row table:style-name="ro1">
          <table:table-cell office:value-type="string">
            <text:p>RAL 6032</text:p>
          </table:table-cell>
          <table:table-cell office:value-type="string">
            <text:p>049-127-067</text:p>
          </table:table-cell>
          <table:table-cell table:formula="of:=LEFT([.B135]; 3)" office:value-type="string" office:string-value="049">
            <text:p>049</text:p>
          </table:table-cell>
          <table:table-cell table:formula="of:=MID([.B135];5;3)" office:value-type="string" office:string-value="127">
            <text:p>127</text:p>
          </table:table-cell>
          <table:table-cell table:formula="of:=RIGHT([.B135]; 3)" office:value-type="string" office:string-value="067">
            <text:p>067</text:p>
          </table:table-cell>
          <table:table-cell office:value-type="string">
            <text:p>#317F43</text:p>
          </table:table-cell>
          <table:table-cell office:value-type="string">
            <text:p>Signalgrün</text:p>
          </table:table-cell>
          <table:table-cell office:value-type="string">
            <text:p>Signal green</text:p>
          </table:table-cell>
          <table:table-cell office:value-type="string">
            <text:p>Vert de sécurité</text:p>
          </table:table-cell>
          <table:table-cell office:value-type="string">
            <text:p>Verde señales</text:p>
          </table:table-cell>
          <table:table-cell office:value-type="string">
            <text:p>Verde segnale</text:p>
          </table:table-cell>
          <table:table-cell office:value-type="string">
            <text:p>Signaalgroen</text:p>
          </table:table-cell>
          <table:table-cell table:number-columns-repeated="1012"/>
        </table:table-row>
        <table:table-row table:style-name="ro1">
          <table:table-cell office:value-type="string">
            <text:p>RAL 6033</text:p>
          </table:table-cell>
          <table:table-cell office:value-type="string">
            <text:p>073-126-118</text:p>
          </table:table-cell>
          <table:table-cell table:formula="of:=LEFT([.B136]; 3)" office:value-type="string" office:string-value="073">
            <text:p>073</text:p>
          </table:table-cell>
          <table:table-cell table:formula="of:=MID([.B136];5;3)" office:value-type="string" office:string-value="126">
            <text:p>126</text:p>
          </table:table-cell>
          <table:table-cell table:formula="of:=RIGHT([.B136]; 3)" office:value-type="string" office:string-value="118">
            <text:p>118</text:p>
          </table:table-cell>
          <table:table-cell office:value-type="string">
            <text:p>#497E76</text:p>
          </table:table-cell>
          <table:table-cell office:value-type="string">
            <text:p>Minttürkis</text:p>
          </table:table-cell>
          <table:table-cell office:value-type="string">
            <text:p>Mint turquoise</text:p>
          </table:table-cell>
          <table:table-cell office:value-type="string">
            <text:p>Turquoise menthe</text:p>
          </table:table-cell>
          <table:table-cell office:value-type="string">
            <text:p>Turquesa menta</text:p>
          </table:table-cell>
          <table:table-cell office:value-type="string">
            <text:p>Turchese menta</text:p>
          </table:table-cell>
          <table:table-cell office:value-type="string">
            <text:p>Mintturquoise</text:p>
          </table:table-cell>
          <table:table-cell table:number-columns-repeated="1012"/>
        </table:table-row>
        <table:table-row table:style-name="ro1">
          <table:table-cell office:value-type="string">
            <text:p>RAL 6034</text:p>
          </table:table-cell>
          <table:table-cell office:value-type="string">
            <text:p>127-181-181</text:p>
          </table:table-cell>
          <table:table-cell table:formula="of:=LEFT([.B137]; 3)" office:value-type="string" office:string-value="127">
            <text:p>127</text:p>
          </table:table-cell>
          <table:table-cell table:formula="of:=MID([.B137];5;3)" office:value-type="string" office:string-value="181">
            <text:p>181</text:p>
          </table:table-cell>
          <table:table-cell table:formula="of:=RIGHT([.B137]; 3)" office:value-type="string" office:string-value="181">
            <text:p>181</text:p>
          </table:table-cell>
          <table:table-cell office:value-type="string">
            <text:p>#7FB5B5</text:p>
          </table:table-cell>
          <table:table-cell office:value-type="string">
            <text:p>Pastelltürkis</text:p>
          </table:table-cell>
          <table:table-cell office:value-type="string">
            <text:p>Pastel turquoise</text:p>
          </table:table-cell>
          <table:table-cell office:value-type="string">
            <text:p>Turquoise pastel</text:p>
          </table:table-cell>
          <table:table-cell office:value-type="string">
            <text:p>Turquesa pastel</text:p>
          </table:table-cell>
          <table:table-cell office:value-type="string">
            <text:p>Turchese pastello</text:p>
          </table:table-cell>
          <table:table-cell office:value-type="string">
            <text:p>Pastelturquoise</text:p>
          </table:table-cell>
          <table:table-cell table:number-columns-repeated="1012"/>
        </table:table-row>
        <table:table-row table:style-name="ro2">
          <table:table-cell office:value-type="string">
            <text:p>RAL 6035</text:p>
          </table:table-cell>
          <table:table-cell office:value-type="string">
            <text:p>028-084-045</text:p>
          </table:table-cell>
          <table:table-cell table:formula="of:=LEFT([.B138]; 3)" office:value-type="string" office:string-value="028">
            <text:p>028</text:p>
          </table:table-cell>
          <table:table-cell table:formula="of:=MID([.B138];5;3)" office:value-type="string" office:string-value="084">
            <text:p>084</text:p>
          </table:table-cell>
          <table:table-cell table:formula="of:=RIGHT([.B138]; 3)" office:value-type="string" office:string-value="045">
            <text:p>045</text:p>
          </table:table-cell>
          <table:table-cell office:value-type="string">
            <text:p>#1C542D</text:p>
          </table:table-cell>
          <table:table-cell office:value-type="string">
            <text:p>Perlgrün</text:p>
          </table:table-cell>
          <table:table-cell office:value-type="string">
            <text:p>Pearl green</text:p>
          </table:table-cell>
          <table:table-cell office:value-type="string">
            <text:p>Vert nacré</text:p>
          </table:table-cell>
          <table:table-cell office:value-type="string">
            <text:p>Verde perlado</text:p>
          </table:table-cell>
          <table:table-cell office:value-type="string">
            <text:p>Verde perlato</text:p>
          </table:table-cell>
          <table:table-cell office:value-type="string">
            <text:p>Parelmoer-</text:p>
            <text:p>donkergroen</text:p>
          </table:table-cell>
          <table:table-cell table:number-columns-repeated="1012"/>
        </table:table-row>
        <table:table-row table:style-name="ro2">
          <table:table-cell office:value-type="string">
            <text:p>RAL 6036</text:p>
          </table:table-cell>
          <table:table-cell office:value-type="string">
            <text:p>022-053-055</text:p>
          </table:table-cell>
          <table:table-cell table:formula="of:=LEFT([.B139]; 3)" office:value-type="string" office:string-value="022">
            <text:p>022</text:p>
          </table:table-cell>
          <table:table-cell table:formula="of:=MID([.B139];5;3)" office:value-type="string" office:string-value="053">
            <text:p>053</text:p>
          </table:table-cell>
          <table:table-cell table:formula="of:=RIGHT([.B139]; 3)" office:value-type="string" office:string-value="055">
            <text:p>055</text:p>
          </table:table-cell>
          <table:table-cell office:value-type="string">
            <text:p>#193737</text:p>
          </table:table-cell>
          <table:table-cell office:value-type="string">
            <text:p>Perlopalgrün</text:p>
          </table:table-cell>
          <table:table-cell office:value-type="string">
            <text:p>Pearl opal green</text:p>
          </table:table-cell>
          <table:table-cell office:value-type="string">
            <text:p>Vert opal nacré</text:p>
          </table:table-cell>
          <table:table-cell office:value-type="string">
            <text:p>Verde ópalo perlado</text:p>
          </table:table-cell>
          <table:table-cell office:value-type="string">
            <text:p>Verde opalo perlato</text:p>
          </table:table-cell>
          <table:table-cell office:value-type="string">
            <text:p>Parelmoer-</text:p>
            <text:p>lichtgroen</text:p>
          </table:table-cell>
          <table:table-cell table:number-columns-repeated="1012"/>
        </table:table-row>
        <table:table-row table:style-name="ro1">
          <table:table-cell office:value-type="string">
            <text:p>RAL 7000</text:p>
          </table:table-cell>
          <table:table-cell office:value-type="string">
            <text:p>120-133-139</text:p>
          </table:table-cell>
          <table:table-cell table:formula="of:=LEFT([.B140]; 3)" office:value-type="string" office:string-value="120">
            <text:p>120</text:p>
          </table:table-cell>
          <table:table-cell table:formula="of:=MID([.B140];5;3)" office:value-type="string" office:string-value="133">
            <text:p>133</text:p>
          </table:table-cell>
          <table:table-cell table:formula="of:=RIGHT([.B140]; 3)" office:value-type="string" office:string-value="139">
            <text:p>139</text:p>
          </table:table-cell>
          <table:table-cell office:value-type="string">
            <text:p>#78858B</text:p>
          </table:table-cell>
          <table:table-cell office:value-type="string">
            <text:p>Fehgrau</text:p>
          </table:table-cell>
          <table:table-cell office:value-type="string">
            <text:p>Squirrel grey</text:p>
          </table:table-cell>
          <table:table-cell office:value-type="string">
            <text:p>Gris petit-gris</text:p>
          </table:table-cell>
          <table:table-cell office:value-type="string">
            <text:p>Gris ardilla</text:p>
          </table:table-cell>
          <table:table-cell office:value-type="string">
            <text:p>Grigio vaio</text:p>
          </table:table-cell>
          <table:table-cell office:value-type="string">
            <text:p>Pels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1]; 3)">
            <text:p/>
          </table:table-cell>
          <table:table-cell table:formula="of:=MID([.B141];5;3)">
            <text:p/>
          </table:table-cell>
          <table:table-cell table:formula="of:=RIGHT([.B141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1</text:p>
          </table:table-cell>
          <table:table-cell office:value-type="string">
            <text:p>138-149-151</text:p>
          </table:table-cell>
          <table:table-cell table:formula="of:=LEFT([.B142]; 3)" office:value-type="string" office:string-value="138">
            <text:p>138</text:p>
          </table:table-cell>
          <table:table-cell table:formula="of:=MID([.B142];5;3)" office:value-type="string" office:string-value="149">
            <text:p>149</text:p>
          </table:table-cell>
          <table:table-cell table:formula="of:=RIGHT([.B142]; 3)" office:value-type="string" office:string-value="151">
            <text:p>151</text:p>
          </table:table-cell>
          <table:table-cell office:value-type="string">
            <text:p>#8A9597</text:p>
          </table:table-cell>
          <table:table-cell office:value-type="string">
            <text:p>Silbergrau</text:p>
          </table:table-cell>
          <table:table-cell office:value-type="string">
            <text:p>Silver grey</text:p>
          </table:table-cell>
          <table:table-cell office:value-type="string">
            <text:p>Gris argent</text:p>
          </table:table-cell>
          <table:table-cell office:value-type="string">
            <text:p>Gris plata</text:p>
          </table:table-cell>
          <table:table-cell office:value-type="string">
            <text:p>Grigio argento</text:p>
          </table:table-cell>
          <table:table-cell office:value-type="string">
            <text:p>Zilver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3]; 3)">
            <text:p/>
          </table:table-cell>
          <table:table-cell table:formula="of:=MID([.B143];5;3)">
            <text:p/>
          </table:table-cell>
          <table:table-cell table:formula="of:=RIGHT([.B143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2</text:p>
          </table:table-cell>
          <table:table-cell office:value-type="string">
            <text:p>126-123-082</text:p>
          </table:table-cell>
          <table:table-cell table:formula="of:=LEFT([.B144]; 3)" office:value-type="string" office:string-value="126">
            <text:p>126</text:p>
          </table:table-cell>
          <table:table-cell table:formula="of:=MID([.B144];5;3)" office:value-type="string" office:string-value="123">
            <text:p>123</text:p>
          </table:table-cell>
          <table:table-cell table:formula="of:=RIGHT([.B144]; 3)" office:value-type="string" office:string-value="082">
            <text:p>082</text:p>
          </table:table-cell>
          <table:table-cell office:value-type="string">
            <text:p>#7E7B52</text:p>
          </table:table-cell>
          <table:table-cell office:value-type="string">
            <text:p>Olivgrau</text:p>
          </table:table-cell>
          <table:table-cell office:value-type="string">
            <text:p>Olive grey</text:p>
          </table:table-cell>
          <table:table-cell office:value-type="string">
            <text:p>Gris olive</text:p>
          </table:table-cell>
          <table:table-cell office:value-type="string">
            <text:p>Gris oliva</text:p>
          </table:table-cell>
          <table:table-cell office:value-type="string">
            <text:p>Grigio olivastro</text:p>
          </table:table-cell>
          <table:table-cell office:value-type="string">
            <text:p>Olijf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5]; 3)">
            <text:p/>
          </table:table-cell>
          <table:table-cell table:formula="of:=MID([.B145];5;3)">
            <text:p/>
          </table:table-cell>
          <table:table-cell table:formula="of:=RIGHT([.B145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3</text:p>
          </table:table-cell>
          <table:table-cell office:value-type="string">
            <text:p>108-112-089</text:p>
          </table:table-cell>
          <table:table-cell table:formula="of:=LEFT([.B146]; 3)" office:value-type="string" office:string-value="108">
            <text:p>108</text:p>
          </table:table-cell>
          <table:table-cell table:formula="of:=MID([.B146];5;3)" office:value-type="string" office:string-value="112">
            <text:p>112</text:p>
          </table:table-cell>
          <table:table-cell table:formula="of:=RIGHT([.B146]; 3)" office:value-type="string" office:string-value="089">
            <text:p>089</text:p>
          </table:table-cell>
          <table:table-cell office:value-type="string">
            <text:p>#6C7059</text:p>
          </table:table-cell>
          <table:table-cell office:value-type="string">
            <text:p>Moosgrau</text:p>
          </table:table-cell>
          <table:table-cell office:value-type="string">
            <text:p>Moss grey</text:p>
          </table:table-cell>
          <table:table-cell office:value-type="string">
            <text:p>Gris mousse</text:p>
          </table:table-cell>
          <table:table-cell office:value-type="string">
            <text:p>Gris musgo</text:p>
          </table:table-cell>
          <table:table-cell office:value-type="string">
            <text:p>Grigio muschio</text:p>
          </table:table-cell>
          <table:table-cell office:value-type="string">
            <text:p>Mos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7]; 3)">
            <text:p/>
          </table:table-cell>
          <table:table-cell table:formula="of:=MID([.B147];5;3)">
            <text:p/>
          </table:table-cell>
          <table:table-cell table:formula="of:=RIGHT([.B147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4</text:p>
          </table:table-cell>
          <table:table-cell office:value-type="string">
            <text:p>150-153-146</text:p>
          </table:table-cell>
          <table:table-cell table:formula="of:=LEFT([.B148]; 3)" office:value-type="string" office:string-value="150">
            <text:p>150</text:p>
          </table:table-cell>
          <table:table-cell table:formula="of:=MID([.B148];5;3)" office:value-type="string" office:string-value="153">
            <text:p>153</text:p>
          </table:table-cell>
          <table:table-cell table:formula="of:=RIGHT([.B148]; 3)" office:value-type="string" office:string-value="146">
            <text:p>146</text:p>
          </table:table-cell>
          <table:table-cell office:value-type="string">
            <text:p>#969992</text:p>
          </table:table-cell>
          <table:table-cell office:value-type="string">
            <text:p>Signalgrau</text:p>
          </table:table-cell>
          <table:table-cell office:value-type="string">
            <text:p>Signal grey</text:p>
          </table:table-cell>
          <table:table-cell office:value-type="string">
            <text:p>Gris de sécurité</text:p>
          </table:table-cell>
          <table:table-cell office:value-type="string">
            <text:p>Gris señales</text:p>
          </table:table-cell>
          <table:table-cell office:value-type="string">
            <text:p>Grigio segnale</text:p>
          </table:table-cell>
          <table:table-cell office:value-type="string">
            <text:p>Signaal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49]; 3)">
            <text:p/>
          </table:table-cell>
          <table:table-cell table:formula="of:=MID([.B149];5;3)">
            <text:p/>
          </table:table-cell>
          <table:table-cell table:formula="of:=RIGHT([.B149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5</text:p>
          </table:table-cell>
          <table:table-cell office:value-type="string">
            <text:p>100-107-099</text:p>
          </table:table-cell>
          <table:table-cell table:formula="of:=LEFT([.B150]; 3)" office:value-type="string" office:string-value="100">
            <text:p>100</text:p>
          </table:table-cell>
          <table:table-cell table:formula="of:=MID([.B150];5;3)" office:value-type="string" office:string-value="107">
            <text:p>107</text:p>
          </table:table-cell>
          <table:table-cell table:formula="of:=RIGHT([.B150]; 3)" office:value-type="string" office:string-value="099">
            <text:p>099</text:p>
          </table:table-cell>
          <table:table-cell office:value-type="string">
            <text:p>#646B63</text:p>
          </table:table-cell>
          <table:table-cell office:value-type="string">
            <text:p>Mausgrau</text:p>
          </table:table-cell>
          <table:table-cell office:value-type="string">
            <text:p>Mouse grey</text:p>
          </table:table-cell>
          <table:table-cell office:value-type="string">
            <text:p>Gris souris</text:p>
          </table:table-cell>
          <table:table-cell office:value-type="string">
            <text:p>Gris ratón</text:p>
          </table:table-cell>
          <table:table-cell office:value-type="string">
            <text:p>Grigio topo</text:p>
          </table:table-cell>
          <table:table-cell office:value-type="string">
            <text:p>Muis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51]; 3)">
            <text:p/>
          </table:table-cell>
          <table:table-cell table:formula="of:=MID([.B151];5;3)">
            <text:p/>
          </table:table-cell>
          <table:table-cell table:formula="of:=RIGHT([.B151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6</text:p>
          </table:table-cell>
          <table:table-cell office:value-type="string">
            <text:p>109-101-082</text:p>
          </table:table-cell>
          <table:table-cell table:formula="of:=LEFT([.B152]; 3)" office:value-type="string" office:string-value="109">
            <text:p>109</text:p>
          </table:table-cell>
          <table:table-cell table:formula="of:=MID([.B152];5;3)" office:value-type="string" office:string-value="101">
            <text:p>101</text:p>
          </table:table-cell>
          <table:table-cell table:formula="of:=RIGHT([.B152]; 3)" office:value-type="string" office:string-value="082">
            <text:p>082</text:p>
          </table:table-cell>
          <table:table-cell office:value-type="string">
            <text:p>#6D6552</text:p>
          </table:table-cell>
          <table:table-cell office:value-type="string">
            <text:p>Beigegrau</text:p>
          </table:table-cell>
          <table:table-cell office:value-type="string">
            <text:p>Beige grey</text:p>
          </table:table-cell>
          <table:table-cell table:number-columns-repeated="2" office:value-type="string">
            <text:p>Gris beige</text:p>
          </table:table-cell>
          <table:table-cell office:value-type="string">
            <text:p>Grigio beige</text:p>
          </table:table-cell>
          <table:table-cell office:value-type="string">
            <text:p>Beige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53]; 3)">
            <text:p/>
          </table:table-cell>
          <table:table-cell table:formula="of:=MID([.B153];5;3)">
            <text:p/>
          </table:table-cell>
          <table:table-cell table:formula="of:=RIGHT([.B153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8</text:p>
          </table:table-cell>
          <table:table-cell office:value-type="string">
            <text:p>106-095-049</text:p>
          </table:table-cell>
          <table:table-cell table:formula="of:=LEFT([.B154]; 3)" office:value-type="string" office:string-value="106">
            <text:p>106</text:p>
          </table:table-cell>
          <table:table-cell table:formula="of:=MID([.B154];5;3)" office:value-type="string" office:string-value="095">
            <text:p>095</text:p>
          </table:table-cell>
          <table:table-cell table:formula="of:=RIGHT([.B154]; 3)" office:value-type="string" office:string-value="049">
            <text:p>049</text:p>
          </table:table-cell>
          <table:table-cell office:value-type="string">
            <text:p>#6A5F31</text:p>
          </table:table-cell>
          <table:table-cell office:value-type="string">
            <text:p>Khakigrau</text:p>
          </table:table-cell>
          <table:table-cell office:value-type="string">
            <text:p>Khaki grey</text:p>
          </table:table-cell>
          <table:table-cell office:value-type="string">
            <text:p>Gris kaki</text:p>
          </table:table-cell>
          <table:table-cell office:value-type="string">
            <text:p>Gris caqui</text:p>
          </table:table-cell>
          <table:table-cell office:value-type="string">
            <text:p>Grigio kaki</text:p>
          </table:table-cell>
          <table:table-cell office:value-type="string">
            <text:p>Kakigrij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/>
          <table:table-cell table:formula="of:=LEFT([.B155]; 3)">
            <text:p/>
          </table:table-cell>
          <table:table-cell table:formula="of:=MID([.B155];5;3)">
            <text:p/>
          </table:table-cell>
          <table:table-cell table:formula="of:=RIGHT([.B155]; 3)">
            <text:p/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office:value-type="string">
            <text:p>RAL 7009</text:p>
          </table:table-cell>
          <table:table-cell office:value-type="string">
            <text:p>077-086-069</text:p>
          </table:table-cell>
          <table:table-cell table:formula="of:=LEFT([.B156]; 3)" office:value-type="string" office:string-value="077">
            <text:p>077</text:p>
          </table:table-cell>
          <table:table-cell table:formula="of:=MID([.B156];5;3)" office:value-type="string" office:string-value="086">
            <text:p>086</text:p>
          </table:table-cell>
          <table:table-cell table:formula="of:=RIGHT([.B156]; 3)" office:value-type="string" office:string-value="069">
            <text:p>069</text:p>
          </table:table-cell>
          <table:table-cell office:value-type="string">
            <text:p>#4D5645</text:p>
          </table:table-cell>
          <table:table-cell office:value-type="string">
            <text:p>Grüngrau</text:p>
          </table:table-cell>
          <table:table-cell office:value-type="string">
            <text:p>Green grey</text:p>
          </table:table-cell>
          <table:table-cell office:value-type="string">
            <text:p>Gris vert</text:p>
          </table:table-cell>
          <table:table-cell office:value-type="string">
            <text:p>Gris verdoso</text:p>
          </table:table-cell>
          <table:table-cell office:value-type="string">
            <text:p>Grigio verdastro</text:p>
          </table:table-cell>
          <table:table-cell office:value-type="string">
            <text:p>Groengrijs</text:p>
          </table:table-cell>
          <table:table-cell table:number-columns-repeated="1012"/>
        </table:table-row>
        <table:table-row table:style-name="ro1">
          <table:table-cell office:value-type="string">
            <text:p>RAL 7010</text:p>
          </table:table-cell>
          <table:table-cell office:value-type="string">
            <text:p>076-081-074</text:p>
          </table:table-cell>
          <table:table-cell table:formula="of:=LEFT([.B157]; 3)" office:value-type="string" office:string-value="076">
            <text:p>076</text:p>
          </table:table-cell>
          <table:table-cell table:formula="of:=MID([.B157];5;3)" office:value-type="string" office:string-value="081">
            <text:p>081</text:p>
          </table:table-cell>
          <table:table-cell table:formula="of:=RIGHT([.B157]; 3)" office:value-type="string" office:string-value="074">
            <text:p>074</text:p>
          </table:table-cell>
          <table:table-cell office:value-type="string">
            <text:p>#4C514A</text:p>
          </table:table-cell>
          <table:table-cell office:value-type="string">
            <text:p>Zeltgrau</text:p>
          </table:table-cell>
          <table:table-cell office:value-type="string">
            <text:p>Tarpaulin grey</text:p>
          </table:table-cell>
          <table:table-cell office:value-type="string">
            <text:p>Gris tente</text:p>
          </table:table-cell>
          <table:table-cell office:value-type="string">
            <text:p>Gris lona</text:p>
          </table:table-cell>
          <table:table-cell office:value-type="string">
            <text:p>Grigio tenda</text:p>
          </table:table-cell>
          <table:table-cell office:value-type="string">
            <text:p>Zeildoekgrijs</text:p>
          </table:table-cell>
          <table:table-cell table:number-columns-repeated="1012"/>
        </table:table-row>
        <table:table-row table:style-name="ro1">
          <table:table-cell office:value-type="string">
            <text:p>RAL 7011</text:p>
          </table:table-cell>
          <table:table-cell office:value-type="string">
            <text:p>067-075-077</text:p>
          </table:table-cell>
          <table:table-cell table:formula="of:=LEFT([.B158]; 3)" office:value-type="string" office:string-value="067">
            <text:p>067</text:p>
          </table:table-cell>
          <table:table-cell table:formula="of:=MID([.B158];5;3)" office:value-type="string" office:string-value="075">
            <text:p>075</text:p>
          </table:table-cell>
          <table:table-cell table:formula="of:=RIGHT([.B158]; 3)" office:value-type="string" office:string-value="077">
            <text:p>077</text:p>
          </table:table-cell>
          <table:table-cell office:value-type="string">
            <text:p>#434B4D</text:p>
          </table:table-cell>
          <table:table-cell office:value-type="string">
            <text:p>Eisengrau</text:p>
          </table:table-cell>
          <table:table-cell office:value-type="string">
            <text:p>Iron grey</text:p>
          </table:table-cell>
          <table:table-cell office:value-type="string">
            <text:p>Gris fer</text:p>
          </table:table-cell>
          <table:table-cell office:value-type="string">
            <text:p>Gris hierro</text:p>
          </table:table-cell>
          <table:table-cell office:value-type="string">
            <text:p>Grigio ferro</text:p>
          </table:table-cell>
          <table:table-cell office:value-type="string">
            <text:p>IJzergrijs</text:p>
          </table:table-cell>
          <table:table-cell table:number-columns-repeated="1012"/>
        </table:table-row>
        <table:table-row table:style-name="ro1">
          <table:table-cell office:value-type="string">
            <text:p>RAL 7012</text:p>
          </table:table-cell>
          <table:table-cell office:value-type="string">
            <text:p>078-087-084</text:p>
          </table:table-cell>
          <table:table-cell table:formula="of:=LEFT([.B159]; 3)" office:value-type="string" office:string-value="078">
            <text:p>078</text:p>
          </table:table-cell>
          <table:table-cell table:formula="of:=MID([.B159];5;3)" office:value-type="string" office:string-value="087">
            <text:p>087</text:p>
          </table:table-cell>
          <table:table-cell table:formula="of:=RIGHT([.B159]; 3)" office:value-type="string" office:string-value="084">
            <text:p>084</text:p>
          </table:table-cell>
          <table:table-cell office:value-type="string">
            <text:p>#4E5754</text:p>
          </table:table-cell>
          <table:table-cell office:value-type="string">
            <text:p>Basaltgrau</text:p>
          </table:table-cell>
          <table:table-cell office:value-type="string">
            <text:p>Basalt grey</text:p>
          </table:table-cell>
          <table:table-cell office:value-type="string">
            <text:p>Gris basalte</text:p>
          </table:table-cell>
          <table:table-cell office:value-type="string">
            <text:p>Gris basalto</text:p>
          </table:table-cell>
          <table:table-cell office:value-type="string">
            <text:p>Grigio basalto</text:p>
          </table:table-cell>
          <table:table-cell office:value-type="string">
            <text:p>Bazaltgrijs</text:p>
          </table:table-cell>
          <table:table-cell table:number-columns-repeated="1012"/>
        </table:table-row>
        <table:table-row table:style-name="ro1">
          <table:table-cell office:value-type="string">
            <text:p>RAL 7013</text:p>
          </table:table-cell>
          <table:table-cell office:value-type="string">
            <text:p>070-069-049</text:p>
          </table:table-cell>
          <table:table-cell table:formula="of:=LEFT([.B160]; 3)" office:value-type="string" office:string-value="070">
            <text:p>070</text:p>
          </table:table-cell>
          <table:table-cell table:formula="of:=MID([.B160];5;3)" office:value-type="string" office:string-value="069">
            <text:p>069</text:p>
          </table:table-cell>
          <table:table-cell table:formula="of:=RIGHT([.B160]; 3)" office:value-type="string" office:string-value="049">
            <text:p>049</text:p>
          </table:table-cell>
          <table:table-cell office:value-type="string">
            <text:p>#464531</text:p>
          </table:table-cell>
          <table:table-cell office:value-type="string">
            <text:p>Braungrau</text:p>
          </table:table-cell>
          <table:table-cell office:value-type="string">
            <text:p>Brown grey</text:p>
          </table:table-cell>
          <table:table-cell office:value-type="string">
            <text:p>Gris brun</text:p>
          </table:table-cell>
          <table:table-cell office:value-type="string">
            <text:p>Gris parduzco</text:p>
          </table:table-cell>
          <table:table-cell office:value-type="string">
            <text:p>Grigio brunastro</text:p>
          </table:table-cell>
          <table:table-cell office:value-type="string">
            <text:p>Bruingrijs</text:p>
          </table:table-cell>
          <table:table-cell table:number-columns-repeated="1012"/>
        </table:table-row>
        <table:table-row table:style-name="ro1">
          <table:table-cell office:value-type="string">
            <text:p>RAL 7015</text:p>
          </table:table-cell>
          <table:table-cell office:value-type="string">
            <text:p>067-071-080</text:p>
          </table:table-cell>
          <table:table-cell table:formula="of:=LEFT([.B161]; 3)" office:value-type="string" office:string-value="067">
            <text:p>067</text:p>
          </table:table-cell>
          <table:table-cell table:formula="of:=MID([.B161];5;3)" office:value-type="string" office:string-value="071">
            <text:p>071</text:p>
          </table:table-cell>
          <table:table-cell table:formula="of:=RIGHT([.B161]; 3)" office:value-type="string" office:string-value="080">
            <text:p>080</text:p>
          </table:table-cell>
          <table:table-cell office:value-type="string">
            <text:p>#434750</text:p>
          </table:table-cell>
          <table:table-cell office:value-type="string">
            <text:p>Schiefergrau</text:p>
          </table:table-cell>
          <table:table-cell office:value-type="string">
            <text:p>Slate grey</text:p>
          </table:table-cell>
          <table:table-cell office:value-type="string">
            <text:p>Gris ardoise</text:p>
          </table:table-cell>
          <table:table-cell office:value-type="string">
            <text:p>Gris pizarra</text:p>
          </table:table-cell>
          <table:table-cell office:value-type="string">
            <text:p>Grigio ardesia</text:p>
          </table:table-cell>
          <table:table-cell office:value-type="string">
            <text:p>Leigrijs</text:p>
          </table:table-cell>
          <table:table-cell table:number-columns-repeated="1012"/>
        </table:table-row>
        <table:table-row table:style-name="ro1">
          <table:table-cell office:value-type="string">
            <text:p>RAL 7016</text:p>
          </table:table-cell>
          <table:table-cell office:value-type="string">
            <text:p>041-049-051</text:p>
          </table:table-cell>
          <table:table-cell table:formula="of:=LEFT([.B162]; 3)" office:value-type="string" office:string-value="041">
            <text:p>041</text:p>
          </table:table-cell>
          <table:table-cell table:formula="of:=MID([.B162];5;3)" office:value-type="string" office:string-value="049">
            <text:p>049</text:p>
          </table:table-cell>
          <table:table-cell table:formula="of:=RIGHT([.B162]; 3)" office:value-type="string" office:string-value="051">
            <text:p>051</text:p>
          </table:table-cell>
          <table:table-cell office:value-type="string">
            <text:p>#293133</text:p>
          </table:table-cell>
          <table:table-cell office:value-type="string">
            <text:p>Anthrazitgrau</text:p>
          </table:table-cell>
          <table:table-cell office:value-type="string">
            <text:p>Anthracite grey</text:p>
          </table:table-cell>
          <table:table-cell office:value-type="string">
            <text:p>Gris anthracite</text:p>
          </table:table-cell>
          <table:table-cell office:value-type="string">
            <text:p>Gris antracita</text:p>
          </table:table-cell>
          <table:table-cell office:value-type="string">
            <text:p>Grigio antracite</text:p>
          </table:table-cell>
          <table:table-cell office:value-type="string">
            <text:p>Antracietgrijs</text:p>
          </table:table-cell>
          <table:table-cell table:number-columns-repeated="1012"/>
        </table:table-row>
        <table:table-row table:style-name="ro1">
          <table:table-cell office:value-type="string">
            <text:p>RAL 7021</text:p>
          </table:table-cell>
          <table:table-cell office:value-type="string">
            <text:p>035-040-043</text:p>
          </table:table-cell>
          <table:table-cell table:formula="of:=LEFT([.B163]; 3)" office:value-type="string" office:string-value="035">
            <text:p>035</text:p>
          </table:table-cell>
          <table:table-cell table:formula="of:=MID([.B163];5;3)" office:value-type="string" office:string-value="040">
            <text:p>040</text:p>
          </table:table-cell>
          <table:table-cell table:formula="of:=RIGHT([.B163]; 3)" office:value-type="string" office:string-value="043">
            <text:p>043</text:p>
          </table:table-cell>
          <table:table-cell office:value-type="string">
            <text:p>#23282B</text:p>
          </table:table-cell>
          <table:table-cell office:value-type="string">
            <text:p>Schwarzgrau</text:p>
          </table:table-cell>
          <table:table-cell office:value-type="string">
            <text:p>Black grey</text:p>
          </table:table-cell>
          <table:table-cell office:value-type="string">
            <text:p>Gris noir</text:p>
          </table:table-cell>
          <table:table-cell office:value-type="string">
            <text:p>Gris negruzco</text:p>
          </table:table-cell>
          <table:table-cell office:value-type="string">
            <text:p>Grigio nerastro</text:p>
          </table:table-cell>
          <table:table-cell office:value-type="string">
            <text:p>Zwartgrijs</text:p>
          </table:table-cell>
          <table:table-cell table:number-columns-repeated="1012"/>
        </table:table-row>
        <table:table-row table:style-name="ro1">
          <table:table-cell office:value-type="string">
            <text:p>RAL 7022</text:p>
          </table:table-cell>
          <table:table-cell office:value-type="string">
            <text:p>051-047-044</text:p>
          </table:table-cell>
          <table:table-cell table:formula="of:=LEFT([.B164]; 3)" office:value-type="string" office:string-value="051">
            <text:p>051</text:p>
          </table:table-cell>
          <table:table-cell table:formula="of:=MID([.B164];5;3)" office:value-type="string" office:string-value="047">
            <text:p>047</text:p>
          </table:table-cell>
          <table:table-cell table:formula="of:=RIGHT([.B164]; 3)" office:value-type="string" office:string-value="044">
            <text:p>044</text:p>
          </table:table-cell>
          <table:table-cell office:value-type="string">
            <text:p>#332F2C</text:p>
          </table:table-cell>
          <table:table-cell office:value-type="string">
            <text:p>Umbragrau</text:p>
          </table:table-cell>
          <table:table-cell office:value-type="string">
            <text:p>Umbra grey</text:p>
          </table:table-cell>
          <table:table-cell office:value-type="string">
            <text:p>Gris terre d’ombre</text:p>
          </table:table-cell>
          <table:table-cell office:value-type="string">
            <text:p>Gris sombra</text:p>
          </table:table-cell>
          <table:table-cell office:value-type="string">
            <text:p>Grigio ombra</text:p>
          </table:table-cell>
          <table:table-cell office:value-type="string">
            <text:p>Ombergrijs</text:p>
          </table:table-cell>
          <table:table-cell table:number-columns-repeated="1012"/>
        </table:table-row>
        <table:table-row table:style-name="ro1">
          <table:table-cell office:value-type="string">
            <text:p>RAL 7023</text:p>
          </table:table-cell>
          <table:table-cell office:value-type="string">
            <text:p>104-108-094</text:p>
          </table:table-cell>
          <table:table-cell table:formula="of:=LEFT([.B165]; 3)" office:value-type="string" office:string-value="104">
            <text:p>104</text:p>
          </table:table-cell>
          <table:table-cell table:formula="of:=MID([.B165];5;3)" office:value-type="string" office:string-value="108">
            <text:p>108</text:p>
          </table:table-cell>
          <table:table-cell table:formula="of:=RIGHT([.B165]; 3)" office:value-type="string" office:string-value="094">
            <text:p>094</text:p>
          </table:table-cell>
          <table:table-cell office:value-type="string">
            <text:p>#686C5E</text:p>
          </table:table-cell>
          <table:table-cell office:value-type="string">
            <text:p>Betongrau</text:p>
          </table:table-cell>
          <table:table-cell office:value-type="string">
            <text:p>Concrete grey</text:p>
          </table:table-cell>
          <table:table-cell office:value-type="string">
            <text:p>Gris béton</text:p>
          </table:table-cell>
          <table:table-cell office:value-type="string">
            <text:p>Gris hormigón</text:p>
          </table:table-cell>
          <table:table-cell office:value-type="string">
            <text:p>Grigio calcestruzzo</text:p>
          </table:table-cell>
          <table:table-cell office:value-type="string">
            <text:p>Betongrijs</text:p>
          </table:table-cell>
          <table:table-cell table:number-columns-repeated="1012"/>
        </table:table-row>
        <table:table-row table:style-name="ro1">
          <table:table-cell office:value-type="string">
            <text:p>RAL 7024</text:p>
          </table:table-cell>
          <table:table-cell office:value-type="string">
            <text:p>071-074-081</text:p>
          </table:table-cell>
          <table:table-cell table:formula="of:=LEFT([.B166]; 3)" office:value-type="string" office:string-value="071">
            <text:p>071</text:p>
          </table:table-cell>
          <table:table-cell table:formula="of:=MID([.B166];5;3)" office:value-type="string" office:string-value="074">
            <text:p>074</text:p>
          </table:table-cell>
          <table:table-cell table:formula="of:=RIGHT([.B166]; 3)" office:value-type="string" office:string-value="081">
            <text:p>081</text:p>
          </table:table-cell>
          <table:table-cell office:value-type="string">
            <text:p>#474A51</text:p>
          </table:table-cell>
          <table:table-cell office:value-type="string">
            <text:p>Graphitgrau</text:p>
          </table:table-cell>
          <table:table-cell office:value-type="string">
            <text:p>Graphite grey</text:p>
          </table:table-cell>
          <table:table-cell office:value-type="string">
            <text:p>Gris graphite</text:p>
          </table:table-cell>
          <table:table-cell office:value-type="string">
            <text:p>Gris grafita</text:p>
          </table:table-cell>
          <table:table-cell office:value-type="string">
            <text:p>Grigio grafite</text:p>
          </table:table-cell>
          <table:table-cell office:value-type="string">
            <text:p>Grafietgrijs</text:p>
          </table:table-cell>
          <table:table-cell table:number-columns-repeated="1012"/>
        </table:table-row>
        <table:table-row table:style-name="ro1">
          <table:table-cell office:value-type="string">
            <text:p>RAL 7026</text:p>
          </table:table-cell>
          <table:table-cell office:value-type="string">
            <text:p>047-053-059</text:p>
          </table:table-cell>
          <table:table-cell table:formula="of:=LEFT([.B167]; 3)" office:value-type="string" office:string-value="047">
            <text:p>047</text:p>
          </table:table-cell>
          <table:table-cell table:formula="of:=MID([.B167];5;3)" office:value-type="string" office:string-value="053">
            <text:p>053</text:p>
          </table:table-cell>
          <table:table-cell table:formula="of:=RIGHT([.B167]; 3)" office:value-type="string" office:string-value="059">
            <text:p>059</text:p>
          </table:table-cell>
          <table:table-cell office:value-type="string">
            <text:p>#2F353B</text:p>
          </table:table-cell>
          <table:table-cell office:value-type="string">
            <text:p>Granitgrau</text:p>
          </table:table-cell>
          <table:table-cell office:value-type="string">
            <text:p>Granite grey</text:p>
          </table:table-cell>
          <table:table-cell office:value-type="string">
            <text:p>Gris granit</text:p>
          </table:table-cell>
          <table:table-cell office:value-type="string">
            <text:p>Gris granito</text:p>
          </table:table-cell>
          <table:table-cell office:value-type="string">
            <text:p>Grigio granito</text:p>
          </table:table-cell>
          <table:table-cell office:value-type="string">
            <text:p>Granietgrijs</text:p>
          </table:table-cell>
          <table:table-cell table:number-columns-repeated="1012"/>
        </table:table-row>
        <table:table-row table:style-name="ro1">
          <table:table-cell office:value-type="string">
            <text:p>RAL 7030</text:p>
          </table:table-cell>
          <table:table-cell office:value-type="string">
            <text:p>139-140-122</text:p>
          </table:table-cell>
          <table:table-cell table:formula="of:=LEFT([.B168]; 3)" office:value-type="string" office:string-value="139">
            <text:p>139</text:p>
          </table:table-cell>
          <table:table-cell table:formula="of:=MID([.B168];5;3)" office:value-type="string" office:string-value="140">
            <text:p>140</text:p>
          </table:table-cell>
          <table:table-cell table:formula="of:=RIGHT([.B168]; 3)" office:value-type="string" office:string-value="122">
            <text:p>122</text:p>
          </table:table-cell>
          <table:table-cell office:value-type="string">
            <text:p>#8B8C7A</text:p>
          </table:table-cell>
          <table:table-cell office:value-type="string">
            <text:p>Steingrau</text:p>
          </table:table-cell>
          <table:table-cell office:value-type="string">
            <text:p>Stone grey</text:p>
          </table:table-cell>
          <table:table-cell office:value-type="string">
            <text:p>Gris pierre</text:p>
          </table:table-cell>
          <table:table-cell office:value-type="string">
            <text:p>Gris piedra</text:p>
          </table:table-cell>
          <table:table-cell office:value-type="string">
            <text:p>Grigio pietra</text:p>
          </table:table-cell>
          <table:table-cell office:value-type="string">
            <text:p>Steengrijs</text:p>
          </table:table-cell>
          <table:table-cell table:number-columns-repeated="1012"/>
        </table:table-row>
        <table:table-row table:style-name="ro1">
          <table:table-cell office:value-type="string">
            <text:p>RAL 7031</text:p>
          </table:table-cell>
          <table:table-cell office:value-type="string">
            <text:p>071-075-078</text:p>
          </table:table-cell>
          <table:table-cell table:formula="of:=LEFT([.B169]; 3)" office:value-type="string" office:string-value="071">
            <text:p>071</text:p>
          </table:table-cell>
          <table:table-cell table:formula="of:=MID([.B169];5;3)" office:value-type="string" office:string-value="075">
            <text:p>075</text:p>
          </table:table-cell>
          <table:table-cell table:formula="of:=RIGHT([.B169]; 3)" office:value-type="string" office:string-value="078">
            <text:p>078</text:p>
          </table:table-cell>
          <table:table-cell office:value-type="string">
            <text:p>#474B4E</text:p>
          </table:table-cell>
          <table:table-cell office:value-type="string">
            <text:p>Blaugrau</text:p>
          </table:table-cell>
          <table:table-cell office:value-type="string">
            <text:p>Blue grey</text:p>
          </table:table-cell>
          <table:table-cell office:value-type="string">
            <text:p>Gris bleu</text:p>
          </table:table-cell>
          <table:table-cell office:value-type="string">
            <text:p>Gris azulado</text:p>
          </table:table-cell>
          <table:table-cell office:value-type="string">
            <text:p>Grigio bluastro</text:p>
          </table:table-cell>
          <table:table-cell office:value-type="string">
            <text:p>Blauwgrijs</text:p>
          </table:table-cell>
          <table:table-cell table:number-columns-repeated="1012"/>
        </table:table-row>
        <table:table-row table:style-name="ro1">
          <table:table-cell office:value-type="string">
            <text:p>RAL 7032</text:p>
          </table:table-cell>
          <table:table-cell office:value-type="string">
            <text:p>184-183-153</text:p>
          </table:table-cell>
          <table:table-cell table:formula="of:=LEFT([.B170]; 3)" office:value-type="string" office:string-value="184">
            <text:p>184</text:p>
          </table:table-cell>
          <table:table-cell table:formula="of:=MID([.B170];5;3)" office:value-type="string" office:string-value="183">
            <text:p>183</text:p>
          </table:table-cell>
          <table:table-cell table:formula="of:=RIGHT([.B170]; 3)" office:value-type="string" office:string-value="153">
            <text:p>153</text:p>
          </table:table-cell>
          <table:table-cell office:value-type="string">
            <text:p>#B8B799</text:p>
          </table:table-cell>
          <table:table-cell office:value-type="string">
            <text:p>Kieselgrau</text:p>
          </table:table-cell>
          <table:table-cell office:value-type="string">
            <text:p>Pebble grey</text:p>
          </table:table-cell>
          <table:table-cell office:value-type="string">
            <text:p>Gris silex</text:p>
          </table:table-cell>
          <table:table-cell office:value-type="string">
            <text:p>Gris guijarro</text:p>
          </table:table-cell>
          <table:table-cell office:value-type="string">
            <text:p>Grigio ghiaia</text:p>
          </table:table-cell>
          <table:table-cell office:value-type="string">
            <text:p>Kiezelgrijs</text:p>
          </table:table-cell>
          <table:table-cell table:number-columns-repeated="1012"/>
        </table:table-row>
        <table:table-row table:style-name="ro1">
          <table:table-cell office:value-type="string">
            <text:p>RAL 7033</text:p>
          </table:table-cell>
          <table:table-cell office:value-type="string">
            <text:p>125-132-113</text:p>
          </table:table-cell>
          <table:table-cell table:formula="of:=LEFT([.B171]; 3)" office:value-type="string" office:string-value="125">
            <text:p>125</text:p>
          </table:table-cell>
          <table:table-cell table:formula="of:=MID([.B171];5;3)" office:value-type="string" office:string-value="132">
            <text:p>132</text:p>
          </table:table-cell>
          <table:table-cell table:formula="of:=RIGHT([.B171]; 3)" office:value-type="string" office:string-value="113">
            <text:p>113</text:p>
          </table:table-cell>
          <table:table-cell office:value-type="string">
            <text:p>#7D8471</text:p>
          </table:table-cell>
          <table:table-cell office:value-type="string">
            <text:p>Zementgrau</text:p>
          </table:table-cell>
          <table:table-cell office:value-type="string">
            <text:p>Cement grey</text:p>
          </table:table-cell>
          <table:table-cell office:value-type="string">
            <text:p>Gris ciment</text:p>
          </table:table-cell>
          <table:table-cell office:value-type="string">
            <text:p>Gris cemento</text:p>
          </table:table-cell>
          <table:table-cell office:value-type="string">
            <text:p>Grigio cemento</text:p>
          </table:table-cell>
          <table:table-cell office:value-type="string">
            <text:p>Cementgrijs</text:p>
          </table:table-cell>
          <table:table-cell table:number-columns-repeated="1012"/>
        </table:table-row>
        <table:table-row table:style-name="ro1">
          <table:table-cell office:value-type="string">
            <text:p>RAL 7034</text:p>
          </table:table-cell>
          <table:table-cell office:value-type="string">
            <text:p>143-139-102</text:p>
          </table:table-cell>
          <table:table-cell table:formula="of:=LEFT([.B172]; 3)" office:value-type="string" office:string-value="143">
            <text:p>143</text:p>
          </table:table-cell>
          <table:table-cell table:formula="of:=MID([.B172];5;3)" office:value-type="string" office:string-value="139">
            <text:p>139</text:p>
          </table:table-cell>
          <table:table-cell table:formula="of:=RIGHT([.B172]; 3)" office:value-type="string" office:string-value="102">
            <text:p>102</text:p>
          </table:table-cell>
          <table:table-cell office:value-type="string">
            <text:p>#8F8B66</text:p>
          </table:table-cell>
          <table:table-cell office:value-type="string">
            <text:p>Gelbgrau</text:p>
          </table:table-cell>
          <table:table-cell office:value-type="string">
            <text:p>Yellow grey</text:p>
          </table:table-cell>
          <table:table-cell office:value-type="string">
            <text:p>Gris jaune</text:p>
          </table:table-cell>
          <table:table-cell office:value-type="string">
            <text:p>Gris amarillento</text:p>
          </table:table-cell>
          <table:table-cell office:value-type="string">
            <text:p>Grigio giallastro</text:p>
          </table:table-cell>
          <table:table-cell office:value-type="string">
            <text:p>Geelgrijs</text:p>
          </table:table-cell>
          <table:table-cell table:number-columns-repeated="1012"/>
        </table:table-row>
        <table:table-row table:style-name="ro1">
          <table:table-cell office:value-type="string">
            <text:p>RAL 7035</text:p>
          </table:table-cell>
          <table:table-cell office:value-type="string">
            <text:p>215-215-215</text:p>
          </table:table-cell>
          <table:table-cell table:formula="of:=LEFT([.B173]; 3)" office:value-type="string" office:string-value="215">
            <text:p>215</text:p>
          </table:table-cell>
          <table:table-cell table:formula="of:=MID([.B173];5;3)" office:value-type="string" office:string-value="215">
            <text:p>215</text:p>
          </table:table-cell>
          <table:table-cell table:formula="of:=RIGHT([.B173]; 3)" office:value-type="string" office:string-value="215">
            <text:p>215</text:p>
          </table:table-cell>
          <table:table-cell office:value-type="string">
            <text:p>#D7D7D7</text:p>
          </table:table-cell>
          <table:table-cell office:value-type="string">
            <text:p>Lichtgrau</text:p>
          </table:table-cell>
          <table:table-cell office:value-type="string">
            <text:p>Light grey</text:p>
          </table:table-cell>
          <table:table-cell office:value-type="string">
            <text:p>Gris clair</text:p>
          </table:table-cell>
          <table:table-cell office:value-type="string">
            <text:p>Gris luminoso</text:p>
          </table:table-cell>
          <table:table-cell office:value-type="string">
            <text:p>Grigio luce</text:p>
          </table:table-cell>
          <table:table-cell office:value-type="string">
            <text:p>Lichtgrijs</text:p>
          </table:table-cell>
          <table:table-cell table:number-columns-repeated="1012"/>
        </table:table-row>
        <table:table-row table:style-name="ro1">
          <table:table-cell office:value-type="string">
            <text:p>RAL 7036</text:p>
          </table:table-cell>
          <table:table-cell office:value-type="string">
            <text:p>127-118-121</text:p>
          </table:table-cell>
          <table:table-cell table:formula="of:=LEFT([.B174]; 3)" office:value-type="string" office:string-value="127">
            <text:p>127</text:p>
          </table:table-cell>
          <table:table-cell table:formula="of:=MID([.B174];5;3)" office:value-type="string" office:string-value="118">
            <text:p>118</text:p>
          </table:table-cell>
          <table:table-cell table:formula="of:=RIGHT([.B174]; 3)" office:value-type="string" office:string-value="121">
            <text:p>121</text:p>
          </table:table-cell>
          <table:table-cell office:value-type="string">
            <text:p>#7F7679</text:p>
          </table:table-cell>
          <table:table-cell office:value-type="string">
            <text:p>Platingrau</text:p>
          </table:table-cell>
          <table:table-cell office:value-type="string">
            <text:p>Platinum grey</text:p>
          </table:table-cell>
          <table:table-cell office:value-type="string">
            <text:p>Gris platine</text:p>
          </table:table-cell>
          <table:table-cell office:value-type="string">
            <text:p>Gris platino</text:p>
          </table:table-cell>
          <table:table-cell office:value-type="string">
            <text:p>Grigio platino</text:p>
          </table:table-cell>
          <table:table-cell office:value-type="string">
            <text:p>Platinagrijs</text:p>
          </table:table-cell>
          <table:table-cell table:number-columns-repeated="1012"/>
        </table:table-row>
        <table:table-row table:style-name="ro1">
          <table:table-cell office:value-type="string">
            <text:p>RAL 7037</text:p>
          </table:table-cell>
          <table:table-cell office:value-type="string">
            <text:p>125-127-120</text:p>
          </table:table-cell>
          <table:table-cell table:formula="of:=LEFT([.B175]; 3)" office:value-type="string" office:string-value="125">
            <text:p>125</text:p>
          </table:table-cell>
          <table:table-cell table:formula="of:=MID([.B175];5;3)" office:value-type="string" office:string-value="127">
            <text:p>127</text:p>
          </table:table-cell>
          <table:table-cell table:formula="of:=RIGHT([.B175]; 3)" office:value-type="string" office:string-value="120">
            <text:p>120</text:p>
          </table:table-cell>
          <table:table-cell office:value-type="string">
            <text:p>#7D7F7D</text:p>
          </table:table-cell>
          <table:table-cell office:value-type="string">
            <text:p>Staubgrau</text:p>
          </table:table-cell>
          <table:table-cell office:value-type="string">
            <text:p>Dusty grey</text:p>
          </table:table-cell>
          <table:table-cell office:value-type="string">
            <text:p>Gris poussière</text:p>
          </table:table-cell>
          <table:table-cell office:value-type="string">
            <text:p>Gris polvo</text:p>
          </table:table-cell>
          <table:table-cell office:value-type="string">
            <text:p>Grigio polvere</text:p>
          </table:table-cell>
          <table:table-cell office:value-type="string">
            <text:p>Stofgrijs</text:p>
          </table:table-cell>
          <table:table-cell table:number-columns-repeated="1012"/>
        </table:table-row>
        <table:table-row table:style-name="ro1">
          <table:table-cell office:value-type="string">
            <text:p>RAL 7038</text:p>
          </table:table-cell>
          <table:table-cell office:value-type="string">
            <text:p>195-195-195</text:p>
          </table:table-cell>
          <table:table-cell table:formula="of:=LEFT([.B176]; 3)" office:value-type="string" office:string-value="195">
            <text:p>195</text:p>
          </table:table-cell>
          <table:table-cell table:formula="of:=MID([.B176];5;3)" office:value-type="string" office:string-value="195">
            <text:p>195</text:p>
          </table:table-cell>
          <table:table-cell table:formula="of:=RIGHT([.B176]; 3)" office:value-type="string" office:string-value="195">
            <text:p>195</text:p>
          </table:table-cell>
          <table:table-cell office:value-type="string">
            <text:p>#B5B8B1</text:p>
          </table:table-cell>
          <table:table-cell office:value-type="string">
            <text:p>Achatgrau</text:p>
          </table:table-cell>
          <table:table-cell office:value-type="string">
            <text:p>Agate grey</text:p>
          </table:table-cell>
          <table:table-cell office:value-type="string">
            <text:p>Gris agate</text:p>
          </table:table-cell>
          <table:table-cell office:value-type="string">
            <text:p>Gris ágata</text:p>
          </table:table-cell>
          <table:table-cell office:value-type="string">
            <text:p>Grigio agata</text:p>
          </table:table-cell>
          <table:table-cell office:value-type="string">
            <text:p>Agaatgrijs</text:p>
          </table:table-cell>
          <table:table-cell table:number-columns-repeated="1012"/>
        </table:table-row>
        <table:table-row table:style-name="ro1">
          <table:table-cell office:value-type="string">
            <text:p>RAL 7039</text:p>
          </table:table-cell>
          <table:table-cell office:value-type="string">
            <text:p>108-105-096</text:p>
          </table:table-cell>
          <table:table-cell table:formula="of:=LEFT([.B177]; 3)" office:value-type="string" office:string-value="108">
            <text:p>108</text:p>
          </table:table-cell>
          <table:table-cell table:formula="of:=MID([.B177];5;3)" office:value-type="string" office:string-value="105">
            <text:p>105</text:p>
          </table:table-cell>
          <table:table-cell table:formula="of:=RIGHT([.B177]; 3)" office:value-type="string" office:string-value="096">
            <text:p>096</text:p>
          </table:table-cell>
          <table:table-cell office:value-type="string">
            <text:p>#6C6960</text:p>
          </table:table-cell>
          <table:table-cell office:value-type="string">
            <text:p>Quarzgrau</text:p>
          </table:table-cell>
          <table:table-cell office:value-type="string">
            <text:p>Quartz grey</text:p>
          </table:table-cell>
          <table:table-cell office:value-type="string">
            <text:p>Gris quartz</text:p>
          </table:table-cell>
          <table:table-cell office:value-type="string">
            <text:p>Gris cuarzo</text:p>
          </table:table-cell>
          <table:table-cell office:value-type="string">
            <text:p>Grigio quarzo</text:p>
          </table:table-cell>
          <table:table-cell office:value-type="string">
            <text:p>Kwartsgrijs</text:p>
          </table:table-cell>
          <table:table-cell table:number-columns-repeated="1012"/>
        </table:table-row>
        <table:table-row table:style-name="ro1">
          <table:table-cell office:value-type="string">
            <text:p>RAL 7040</text:p>
          </table:table-cell>
          <table:table-cell office:value-type="string">
            <text:p>157-161-170</text:p>
          </table:table-cell>
          <table:table-cell table:formula="of:=LEFT([.B178]; 3)" office:value-type="string" office:string-value="157">
            <text:p>157</text:p>
          </table:table-cell>
          <table:table-cell table:formula="of:=MID([.B178];5;3)" office:value-type="string" office:string-value="161">
            <text:p>161</text:p>
          </table:table-cell>
          <table:table-cell table:formula="of:=RIGHT([.B178]; 3)" office:value-type="string" office:string-value="170">
            <text:p>170</text:p>
          </table:table-cell>
          <table:table-cell office:value-type="string">
            <text:p>#9DA1AA</text:p>
          </table:table-cell>
          <table:table-cell office:value-type="string">
            <text:p>Fenstergrau</text:p>
          </table:table-cell>
          <table:table-cell office:value-type="string">
            <text:p>Window grey</text:p>
          </table:table-cell>
          <table:table-cell office:value-type="string">
            <text:p>Gris fenêtre</text:p>
          </table:table-cell>
          <table:table-cell office:value-type="string">
            <text:p>Gris ventana</text:p>
          </table:table-cell>
          <table:table-cell office:value-type="string">
            <text:p>Grigio finestra</text:p>
          </table:table-cell>
          <table:table-cell office:value-type="string">
            <text:p>Venstergrijs</text:p>
          </table:table-cell>
          <table:table-cell table:number-columns-repeated="1012"/>
        </table:table-row>
        <table:table-row table:style-name="ro1">
          <table:table-cell office:value-type="string">
            <text:p>RAL 7042</text:p>
          </table:table-cell>
          <table:table-cell office:value-type="string">
            <text:p>141-148-141</text:p>
          </table:table-cell>
          <table:table-cell table:formula="of:=LEFT([.B179]; 3)" office:value-type="string" office:string-value="141">
            <text:p>141</text:p>
          </table:table-cell>
          <table:table-cell table:formula="of:=MID([.B179];5;3)" office:value-type="string" office:string-value="148">
            <text:p>148</text:p>
          </table:table-cell>
          <table:table-cell table:formula="of:=RIGHT([.B179]; 3)" office:value-type="string" office:string-value="141">
            <text:p>141</text:p>
          </table:table-cell>
          <table:table-cell office:value-type="string">
            <text:p>#8D948D</text:p>
          </table:table-cell>
          <table:table-cell office:value-type="string">
            <text:p>Verkehrsgrau A</text:p>
          </table:table-cell>
          <table:table-cell office:value-type="string">
            <text:p>Traffic grey A</text:p>
          </table:table-cell>
          <table:table-cell office:value-type="string">
            <text:p>Gris signalisation A</text:p>
          </table:table-cell>
          <table:table-cell office:value-type="string">
            <text:p>Gris tráfico A</text:p>
          </table:table-cell>
          <table:table-cell office:value-type="string">
            <text:p>Grigio traffico A</text:p>
          </table:table-cell>
          <table:table-cell office:value-type="string">
            <text:p>Verkeesgrijs A</text:p>
          </table:table-cell>
          <table:table-cell table:number-columns-repeated="1012"/>
        </table:table-row>
        <table:table-row table:style-name="ro1">
          <table:table-cell office:value-type="string">
            <text:p>RAL 7043</text:p>
          </table:table-cell>
          <table:table-cell office:value-type="string">
            <text:p>078-084-082</text:p>
          </table:table-cell>
          <table:table-cell table:formula="of:=LEFT([.B180]; 3)" office:value-type="string" office:string-value="078">
            <text:p>078</text:p>
          </table:table-cell>
          <table:table-cell table:formula="of:=MID([.B180];5;3)" office:value-type="string" office:string-value="084">
            <text:p>084</text:p>
          </table:table-cell>
          <table:table-cell table:formula="of:=RIGHT([.B180]; 3)" office:value-type="string" office:string-value="082">
            <text:p>082</text:p>
          </table:table-cell>
          <table:table-cell office:value-type="string">
            <text:p>#4E5452</text:p>
          </table:table-cell>
          <table:table-cell office:value-type="string">
            <text:p>Verkehrsgrau B</text:p>
          </table:table-cell>
          <table:table-cell office:value-type="string">
            <text:p>Traffic grey B</text:p>
          </table:table-cell>
          <table:table-cell office:value-type="string">
            <text:p>Gris signalisation B</text:p>
          </table:table-cell>
          <table:table-cell office:value-type="string">
            <text:p>Gris tráfico B</text:p>
          </table:table-cell>
          <table:table-cell office:value-type="string">
            <text:p>Grigio traffico B</text:p>
          </table:table-cell>
          <table:table-cell office:value-type="string">
            <text:p>Verkeersgrijs B</text:p>
          </table:table-cell>
          <table:table-cell table:number-columns-repeated="1012"/>
        </table:table-row>
        <table:table-row table:style-name="ro1">
          <table:table-cell office:value-type="string">
            <text:p>RAL 7044</text:p>
          </table:table-cell>
          <table:table-cell office:value-type="string">
            <text:p>202-196-176</text:p>
          </table:table-cell>
          <table:table-cell table:formula="of:=LEFT([.B181]; 3)" office:value-type="string" office:string-value="202">
            <text:p>202</text:p>
          </table:table-cell>
          <table:table-cell table:formula="of:=MID([.B181];5;3)" office:value-type="string" office:string-value="196">
            <text:p>196</text:p>
          </table:table-cell>
          <table:table-cell table:formula="of:=RIGHT([.B181]; 3)" office:value-type="string" office:string-value="176">
            <text:p>176</text:p>
          </table:table-cell>
          <table:table-cell office:value-type="string">
            <text:p>#CAC4B0</text:p>
          </table:table-cell>
          <table:table-cell office:value-type="string">
            <text:p>Seidengrau</text:p>
          </table:table-cell>
          <table:table-cell office:value-type="string">
            <text:p>Silk grey</text:p>
          </table:table-cell>
          <table:table-cell office:value-type="string">
            <text:p>Gris soie</text:p>
          </table:table-cell>
          <table:table-cell office:value-type="string">
            <text:p>Gris seda</text:p>
          </table:table-cell>
          <table:table-cell office:value-type="string">
            <text:p>Grigio seta</text:p>
          </table:table-cell>
          <table:table-cell office:value-type="string">
            <text:p>Zijdegrijs</text:p>
          </table:table-cell>
          <table:table-cell table:number-columns-repeated="1012"/>
        </table:table-row>
        <table:table-row table:style-name="ro1">
          <table:table-cell office:value-type="string">
            <text:p>RAL 7045</text:p>
          </table:table-cell>
          <table:table-cell office:value-type="string">
            <text:p>144-144-144</text:p>
          </table:table-cell>
          <table:table-cell table:formula="of:=LEFT([.B182]; 3)" office:value-type="string" office:string-value="144">
            <text:p>144</text:p>
          </table:table-cell>
          <table:table-cell table:formula="of:=MID([.B182];5;3)" office:value-type="string" office:string-value="144">
            <text:p>144</text:p>
          </table:table-cell>
          <table:table-cell table:formula="of:=RIGHT([.B182]; 3)" office:value-type="string" office:string-value="144">
            <text:p>144</text:p>
          </table:table-cell>
          <table:table-cell office:value-type="string">
            <text:p>#909090</text:p>
          </table:table-cell>
          <table:table-cell office:value-type="string">
            <text:p>Telegrau 1</text:p>
          </table:table-cell>
          <table:table-cell office:value-type="string">
            <text:p>Telegrey 1</text:p>
          </table:table-cell>
          <table:table-cell office:value-type="string">
            <text:p>Telegris 1</text:p>
          </table:table-cell>
          <table:table-cell office:value-type="string">
            <text:p>Gris tele 1</text:p>
          </table:table-cell>
          <table:table-cell office:value-type="string">
            <text:p>Tele grigio 1</text:p>
          </table:table-cell>
          <table:table-cell office:value-type="string">
            <text:p>Telegrijs 1</text:p>
          </table:table-cell>
          <table:table-cell table:number-columns-repeated="1012"/>
        </table:table-row>
        <table:table-row table:style-name="ro1">
          <table:table-cell office:value-type="string">
            <text:p>RAL 7046</text:p>
          </table:table-cell>
          <table:table-cell office:value-type="string">
            <text:p>130-137-143</text:p>
          </table:table-cell>
          <table:table-cell table:formula="of:=LEFT([.B183]; 3)" office:value-type="string" office:string-value="130">
            <text:p>130</text:p>
          </table:table-cell>
          <table:table-cell table:formula="of:=MID([.B183];5;3)" office:value-type="string" office:string-value="137">
            <text:p>137</text:p>
          </table:table-cell>
          <table:table-cell table:formula="of:=RIGHT([.B183]; 3)" office:value-type="string" office:string-value="143">
            <text:p>143</text:p>
          </table:table-cell>
          <table:table-cell office:value-type="string">
            <text:p>#82898F</text:p>
          </table:table-cell>
          <table:table-cell office:value-type="string">
            <text:p>Telegrau 2</text:p>
          </table:table-cell>
          <table:table-cell office:value-type="string">
            <text:p>Telegrey 2</text:p>
          </table:table-cell>
          <table:table-cell office:value-type="string">
            <text:p>Telegris 2</text:p>
          </table:table-cell>
          <table:table-cell office:value-type="string">
            <text:p>Gris tele 2</text:p>
          </table:table-cell>
          <table:table-cell office:value-type="string">
            <text:p>Tele grigio 2</text:p>
          </table:table-cell>
          <table:table-cell office:value-type="string">
            <text:p>Telegrijs 2</text:p>
          </table:table-cell>
          <table:table-cell table:number-columns-repeated="1012"/>
        </table:table-row>
        <table:table-row table:style-name="ro1">
          <table:table-cell office:value-type="string">
            <text:p>RAL 7047</text:p>
          </table:table-cell>
          <table:table-cell office:value-type="string">
            <text:p>208-208-208</text:p>
          </table:table-cell>
          <table:table-cell table:formula="of:=LEFT([.B184]; 3)" office:value-type="string" office:string-value="208">
            <text:p>208</text:p>
          </table:table-cell>
          <table:table-cell table:formula="of:=MID([.B184];5;3)" office:value-type="string" office:string-value="208">
            <text:p>208</text:p>
          </table:table-cell>
          <table:table-cell table:formula="of:=RIGHT([.B184]; 3)" office:value-type="string" office:string-value="208">
            <text:p>208</text:p>
          </table:table-cell>
          <table:table-cell office:value-type="string">
            <text:p>#D0D0D0</text:p>
          </table:table-cell>
          <table:table-cell office:value-type="string">
            <text:p>Telegrau 4</text:p>
          </table:table-cell>
          <table:table-cell office:value-type="string">
            <text:p>Telegrey 4</text:p>
          </table:table-cell>
          <table:table-cell office:value-type="string">
            <text:p>Telegris 4</text:p>
          </table:table-cell>
          <table:table-cell office:value-type="string">
            <text:p>Gris tele 4</text:p>
          </table:table-cell>
          <table:table-cell office:value-type="string">
            <text:p>Tele grigio 4</text:p>
          </table:table-cell>
          <table:table-cell office:value-type="string">
            <text:p>Telegrijs 4</text:p>
          </table:table-cell>
          <table:table-cell table:number-columns-repeated="1012"/>
        </table:table-row>
        <table:table-row table:style-name="ro2">
          <table:table-cell office:value-type="string">
            <text:p>RAL 7048</text:p>
          </table:table-cell>
          <table:table-cell office:value-type="string">
            <text:p>137-129-118</text:p>
          </table:table-cell>
          <table:table-cell table:formula="of:=LEFT([.B185]; 3)" office:value-type="string" office:string-value="137">
            <text:p>137</text:p>
          </table:table-cell>
          <table:table-cell table:formula="of:=MID([.B185];5;3)" office:value-type="string" office:string-value="129">
            <text:p>129</text:p>
          </table:table-cell>
          <table:table-cell table:formula="of:=RIGHT([.B185]; 3)" office:value-type="string" office:string-value="118">
            <text:p>118</text:p>
          </table:table-cell>
          <table:table-cell office:value-type="string">
            <text:p>#898176</text:p>
          </table:table-cell>
          <table:table-cell office:value-type="string">
            <text:p>Perlmausgrau</text:p>
          </table:table-cell>
          <table:table-cell office:value-type="string">
            <text:p>Pearl mouse grey</text:p>
          </table:table-cell>
          <table:table-cell office:value-type="string">
            <text:p>Gris souris nacré</text:p>
          </table:table-cell>
          <table:table-cell office:value-type="string">
            <text:p>Gris musgo perlado</text:p>
          </table:table-cell>
          <table:table-cell office:value-type="string">
            <text:p>Grigio topo perlato</text:p>
          </table:table-cell>
          <table:table-cell office:value-type="string">
            <text:p>Parelmoer-</text:p>
            <text:p>muisgrijs</text:p>
          </table:table-cell>
          <table:table-cell table:number-columns-repeated="1012"/>
        </table:table-row>
        <table:table-row table:style-name="ro1">
          <table:table-cell office:value-type="string">
            <text:p>RAL 8000</text:p>
          </table:table-cell>
          <table:table-cell office:value-type="string">
            <text:p>130-108-052</text:p>
          </table:table-cell>
          <table:table-cell table:formula="of:=LEFT([.B186]; 3)" office:value-type="string" office:string-value="130">
            <text:p>130</text:p>
          </table:table-cell>
          <table:table-cell table:formula="of:=MID([.B186];5;3)" office:value-type="string" office:string-value="108">
            <text:p>108</text:p>
          </table:table-cell>
          <table:table-cell table:formula="of:=RIGHT([.B186]; 3)" office:value-type="string" office:string-value="052">
            <text:p>052</text:p>
          </table:table-cell>
          <table:table-cell office:value-type="string">
            <text:p>#826C34</text:p>
          </table:table-cell>
          <table:table-cell office:value-type="string">
            <text:p>Grünbraun</text:p>
          </table:table-cell>
          <table:table-cell office:value-type="string">
            <text:p>Green brown</text:p>
          </table:table-cell>
          <table:table-cell office:value-type="string">
            <text:p>Brun vert</text:p>
          </table:table-cell>
          <table:table-cell office:value-type="string">
            <text:p>Pardo verdoso</text:p>
          </table:table-cell>
          <table:table-cell office:value-type="string">
            <text:p>Marrone verdastro</text:p>
          </table:table-cell>
          <table:table-cell office:value-type="string">
            <text:p>Groenbruin</text:p>
          </table:table-cell>
          <table:table-cell table:number-columns-repeated="1012"/>
        </table:table-row>
        <table:table-row table:style-name="ro1">
          <table:table-cell office:value-type="string">
            <text:p>RAL 8001</text:p>
          </table:table-cell>
          <table:table-cell office:value-type="string">
            <text:p>149-095-032</text:p>
          </table:table-cell>
          <table:table-cell table:formula="of:=LEFT([.B187]; 3)" office:value-type="string" office:string-value="149">
            <text:p>149</text:p>
          </table:table-cell>
          <table:table-cell table:formula="of:=MID([.B187];5;3)" office:value-type="string" office:string-value="095">
            <text:p>095</text:p>
          </table:table-cell>
          <table:table-cell table:formula="of:=RIGHT([.B187]; 3)" office:value-type="string" office:string-value="032">
            <text:p>032</text:p>
          </table:table-cell>
          <table:table-cell office:value-type="string">
            <text:p>#955F20</text:p>
          </table:table-cell>
          <table:table-cell office:value-type="string">
            <text:p>Ockerbraun</text:p>
          </table:table-cell>
          <table:table-cell office:value-type="string">
            <text:p>Ochre brown</text:p>
          </table:table-cell>
          <table:table-cell office:value-type="string">
            <text:p>Brun terre de Sienne</text:p>
          </table:table-cell>
          <table:table-cell office:value-type="string">
            <text:p>Pardo ocre</text:p>
          </table:table-cell>
          <table:table-cell office:value-type="string">
            <text:p>Marrone ocra</text:p>
          </table:table-cell>
          <table:table-cell office:value-type="string">
            <text:p>Okerbruin</text:p>
          </table:table-cell>
          <table:table-cell table:number-columns-repeated="1012"/>
        </table:table-row>
        <table:table-row table:style-name="ro1">
          <table:table-cell office:value-type="string">
            <text:p>RAL 8002</text:p>
          </table:table-cell>
          <table:table-cell office:value-type="string">
            <text:p>108-059-042</text:p>
          </table:table-cell>
          <table:table-cell table:formula="of:=LEFT([.B188]; 3)" office:value-type="string" office:string-value="108">
            <text:p>108</text:p>
          </table:table-cell>
          <table:table-cell table:formula="of:=MID([.B188];5;3)" office:value-type="string" office:string-value="059">
            <text:p>059</text:p>
          </table:table-cell>
          <table:table-cell table:formula="of:=RIGHT([.B188]; 3)" office:value-type="string" office:string-value="042">
            <text:p>042</text:p>
          </table:table-cell>
          <table:table-cell office:value-type="string">
            <text:p>#6C3B2A</text:p>
          </table:table-cell>
          <table:table-cell office:value-type="string">
            <text:p>Signalbraun</text:p>
          </table:table-cell>
          <table:table-cell office:value-type="string">
            <text:p>Signal brown</text:p>
          </table:table-cell>
          <table:table-cell office:value-type="string">
            <text:p>Brun de sécurité</text:p>
          </table:table-cell>
          <table:table-cell office:value-type="string">
            <text:p>Marrón señales</text:p>
          </table:table-cell>
          <table:table-cell office:value-type="string">
            <text:p>Marrone segnale</text:p>
          </table:table-cell>
          <table:table-cell office:value-type="string">
            <text:p>Signaalbruin</text:p>
          </table:table-cell>
          <table:table-cell table:number-columns-repeated="1012"/>
        </table:table-row>
        <table:table-row table:style-name="ro1">
          <table:table-cell office:value-type="string">
            <text:p>RAL 8003</text:p>
          </table:table-cell>
          <table:table-cell office:value-type="string">
            <text:p>115-066-034</text:p>
          </table:table-cell>
          <table:table-cell table:formula="of:=LEFT([.B189]; 3)" office:value-type="string" office:string-value="115">
            <text:p>115</text:p>
          </table:table-cell>
          <table:table-cell table:formula="of:=MID([.B189];5;3)" office:value-type="string" office:string-value="066">
            <text:p>066</text:p>
          </table:table-cell>
          <table:table-cell table:formula="of:=RIGHT([.B189]; 3)" office:value-type="string" office:string-value="034">
            <text:p>034</text:p>
          </table:table-cell>
          <table:table-cell office:value-type="string">
            <text:p>#734222</text:p>
          </table:table-cell>
          <table:table-cell office:value-type="string">
            <text:p>Lehmbraun</text:p>
          </table:table-cell>
          <table:table-cell office:value-type="string">
            <text:p>Clay brown</text:p>
          </table:table-cell>
          <table:table-cell office:value-type="string">
            <text:p>Brun argile</text:p>
          </table:table-cell>
          <table:table-cell office:value-type="string">
            <text:p>Pardo arcilla</text:p>
          </table:table-cell>
          <table:table-cell office:value-type="string">
            <text:p>Marrone fango</text:p>
          </table:table-cell>
          <table:table-cell office:value-type="string">
            <text:p>Leembruin</text:p>
          </table:table-cell>
          <table:table-cell table:number-columns-repeated="1012"/>
        </table:table-row>
        <table:table-row table:style-name="ro2">
          <table:table-cell office:value-type="string">
            <text:p>RAL 8004</text:p>
          </table:table-cell>
          <table:table-cell office:value-type="string">
            <text:p>142-064-042</text:p>
          </table:table-cell>
          <table:table-cell table:formula="of:=LEFT([.B190]; 3)" office:value-type="string" office:string-value="142">
            <text:p>142</text:p>
          </table:table-cell>
          <table:table-cell table:formula="of:=MID([.B190];5;3)" office:value-type="string" office:string-value="064">
            <text:p>064</text:p>
          </table:table-cell>
          <table:table-cell table:formula="of:=RIGHT([.B190]; 3)" office:value-type="string" office:string-value="042">
            <text:p>042</text:p>
          </table:table-cell>
          <table:table-cell office:value-type="string">
            <text:p>#8E402A</text:p>
          </table:table-cell>
          <table:table-cell office:value-type="string">
            <text:p>Kupferbraun</text:p>
          </table:table-cell>
          <table:table-cell office:value-type="string">
            <text:p>Copper brown</text:p>
          </table:table-cell>
          <table:table-cell office:value-type="string">
            <text:p>Brun cuivré</text:p>
          </table:table-cell>
          <table:table-cell office:value-type="string">
            <text:p>Pardo cobre</text:p>
          </table:table-cell>
          <table:table-cell office:value-type="string">
            <text:p>Marrone</text:p>
            <text:p>rame</text:p>
          </table:table-cell>
          <table:table-cell office:value-type="string">
            <text:p>Koperbruin</text:p>
          </table:table-cell>
          <table:table-cell table:number-columns-repeated="1012"/>
        </table:table-row>
        <table:table-row table:style-name="ro1">
          <table:table-cell office:value-type="string">
            <text:p>RAL 8007</text:p>
          </table:table-cell>
          <table:table-cell office:value-type="string">
            <text:p>089-053-031</text:p>
          </table:table-cell>
          <table:table-cell table:formula="of:=LEFT([.B191]; 3)" office:value-type="string" office:string-value="089">
            <text:p>089</text:p>
          </table:table-cell>
          <table:table-cell table:formula="of:=MID([.B191];5;3)" office:value-type="string" office:string-value="053">
            <text:p>053</text:p>
          </table:table-cell>
          <table:table-cell table:formula="of:=RIGHT([.B191]; 3)" office:value-type="string" office:string-value="031">
            <text:p>031</text:p>
          </table:table-cell>
          <table:table-cell office:value-type="string">
            <text:p>#59351F</text:p>
          </table:table-cell>
          <table:table-cell office:value-type="string">
            <text:p>Rehbraun</text:p>
          </table:table-cell>
          <table:table-cell office:value-type="string">
            <text:p>Fawn brown</text:p>
          </table:table-cell>
          <table:table-cell office:value-type="string">
            <text:p>Brun fauve</text:p>
          </table:table-cell>
          <table:table-cell office:value-type="string">
            <text:p>Pardo corzo</text:p>
          </table:table-cell>
          <table:table-cell office:value-type="string">
            <text:p>Marrone capriolo</text:p>
          </table:table-cell>
          <table:table-cell office:value-type="string">
            <text:p>Reebruin</text:p>
          </table:table-cell>
          <table:table-cell table:number-columns-repeated="1012"/>
        </table:table-row>
        <table:table-row table:style-name="ro1">
          <table:table-cell office:value-type="string">
            <text:p>RAL 8008</text:p>
          </table:table-cell>
          <table:table-cell office:value-type="string">
            <text:p>111-079-040</text:p>
          </table:table-cell>
          <table:table-cell table:formula="of:=LEFT([.B192]; 3)" office:value-type="string" office:string-value="111">
            <text:p>111</text:p>
          </table:table-cell>
          <table:table-cell table:formula="of:=MID([.B192];5;3)" office:value-type="string" office:string-value="079">
            <text:p>079</text:p>
          </table:table-cell>
          <table:table-cell table:formula="of:=RIGHT([.B192]; 3)" office:value-type="string" office:string-value="040">
            <text:p>040</text:p>
          </table:table-cell>
          <table:table-cell office:value-type="string">
            <text:p>#6F4F28</text:p>
          </table:table-cell>
          <table:table-cell office:value-type="string">
            <text:p>Olivbraun</text:p>
          </table:table-cell>
          <table:table-cell office:value-type="string">
            <text:p>Olive brown</text:p>
          </table:table-cell>
          <table:table-cell office:value-type="string">
            <text:p>Brun olive</text:p>
          </table:table-cell>
          <table:table-cell office:value-type="string">
            <text:p>Pardo oliva</text:p>
          </table:table-cell>
          <table:table-cell office:value-type="string">
            <text:p>Marrone oliva</text:p>
          </table:table-cell>
          <table:table-cell office:value-type="string">
            <text:p>Olijfbruin</text:p>
          </table:table-cell>
          <table:table-cell table:number-columns-repeated="1012"/>
        </table:table-row>
        <table:table-row table:style-name="ro1">
          <table:table-cell office:value-type="string">
            <text:p>RAL 8011</text:p>
          </table:table-cell>
          <table:table-cell office:value-type="string">
            <text:p>091-058-041</text:p>
          </table:table-cell>
          <table:table-cell table:formula="of:=LEFT([.B193]; 3)" office:value-type="string" office:string-value="091">
            <text:p>091</text:p>
          </table:table-cell>
          <table:table-cell table:formula="of:=MID([.B193];5;3)" office:value-type="string" office:string-value="058">
            <text:p>058</text:p>
          </table:table-cell>
          <table:table-cell table:formula="of:=RIGHT([.B193]; 3)" office:value-type="string" office:string-value="041">
            <text:p>041</text:p>
          </table:table-cell>
          <table:table-cell office:value-type="string">
            <text:p>#5B3A29</text:p>
          </table:table-cell>
          <table:table-cell office:value-type="string">
            <text:p>Nussbraun</text:p>
          </table:table-cell>
          <table:table-cell office:value-type="string">
            <text:p>Nut brown</text:p>
          </table:table-cell>
          <table:table-cell office:value-type="string">
            <text:p>Brun noisette</text:p>
          </table:table-cell>
          <table:table-cell office:value-type="string">
            <text:p>Pardo nuez</text:p>
          </table:table-cell>
          <table:table-cell office:value-type="string">
            <text:p>Marrone noce</text:p>
          </table:table-cell>
          <table:table-cell office:value-type="string">
            <text:p>Notebruin</text:p>
          </table:table-cell>
          <table:table-cell table:number-columns-repeated="1012"/>
        </table:table-row>
        <table:table-row table:style-name="ro1">
          <table:table-cell office:value-type="string">
            <text:p>RAL 8012</text:p>
          </table:table-cell>
          <table:table-cell office:value-type="string">
            <text:p>089-035-033</text:p>
          </table:table-cell>
          <table:table-cell table:formula="of:=LEFT([.B194]; 3)" office:value-type="string" office:string-value="089">
            <text:p>089</text:p>
          </table:table-cell>
          <table:table-cell table:formula="of:=MID([.B194];5;3)" office:value-type="string" office:string-value="035">
            <text:p>035</text:p>
          </table:table-cell>
          <table:table-cell table:formula="of:=RIGHT([.B194]; 3)" office:value-type="string" office:string-value="033">
            <text:p>033</text:p>
          </table:table-cell>
          <table:table-cell office:value-type="string">
            <text:p>#592321</text:p>
          </table:table-cell>
          <table:table-cell office:value-type="string">
            <text:p>Rotbraun</text:p>
          </table:table-cell>
          <table:table-cell office:value-type="string">
            <text:p>Red brown</text:p>
          </table:table-cell>
          <table:table-cell office:value-type="string">
            <text:p>Brun rouge</text:p>
          </table:table-cell>
          <table:table-cell office:value-type="string">
            <text:p>Pardo rojo</text:p>
          </table:table-cell>
          <table:table-cell office:value-type="string">
            <text:p>Marrone rossiccio</text:p>
          </table:table-cell>
          <table:table-cell office:value-type="string">
            <text:p>Roodbruin</text:p>
          </table:table-cell>
          <table:table-cell table:number-columns-repeated="1012"/>
        </table:table-row>
        <table:table-row table:style-name="ro1">
          <table:table-cell office:value-type="string">
            <text:p>RAL 8014</text:p>
          </table:table-cell>
          <table:table-cell office:value-type="string">
            <text:p>056-044-030</text:p>
          </table:table-cell>
          <table:table-cell table:formula="of:=LEFT([.B195]; 3)" office:value-type="string" office:string-value="056">
            <text:p>056</text:p>
          </table:table-cell>
          <table:table-cell table:formula="of:=MID([.B195];5;3)" office:value-type="string" office:string-value="044">
            <text:p>044</text:p>
          </table:table-cell>
          <table:table-cell table:formula="of:=RIGHT([.B195]; 3)" office:value-type="string" office:string-value="030">
            <text:p>030</text:p>
          </table:table-cell>
          <table:table-cell office:value-type="string">
            <text:p>#382C1E</text:p>
          </table:table-cell>
          <table:table-cell office:value-type="string">
            <text:p>Sepiabraun</text:p>
          </table:table-cell>
          <table:table-cell office:value-type="string">
            <text:p>Sepia brown</text:p>
          </table:table-cell>
          <table:table-cell office:value-type="string">
            <text:p>Brun sépia</text:p>
          </table:table-cell>
          <table:table-cell office:value-type="string">
            <text:p>Sepia</text:p>
          </table:table-cell>
          <table:table-cell office:value-type="string">
            <text:p>Marrone seppia</text:p>
          </table:table-cell>
          <table:table-cell office:value-type="string">
            <text:p>Sepiabruin</text:p>
          </table:table-cell>
          <table:table-cell table:number-columns-repeated="1012"/>
        </table:table-row>
        <table:table-row table:style-name="ro1">
          <table:table-cell office:value-type="string">
            <text:p>RAL 8015</text:p>
          </table:table-cell>
          <table:table-cell office:value-type="string">
            <text:p>099-058-052</text:p>
          </table:table-cell>
          <table:table-cell table:formula="of:=LEFT([.B196]; 3)" office:value-type="string" office:string-value="099">
            <text:p>099</text:p>
          </table:table-cell>
          <table:table-cell table:formula="of:=MID([.B196];5;3)" office:value-type="string" office:string-value="058">
            <text:p>058</text:p>
          </table:table-cell>
          <table:table-cell table:formula="of:=RIGHT([.B196]; 3)" office:value-type="string" office:string-value="052">
            <text:p>052</text:p>
          </table:table-cell>
          <table:table-cell office:value-type="string">
            <text:p>#633A34</text:p>
          </table:table-cell>
          <table:table-cell office:value-type="string">
            <text:p>Kastanienbraun</text:p>
          </table:table-cell>
          <table:table-cell office:value-type="string">
            <text:p>Chestnut brown</text:p>
          </table:table-cell>
          <table:table-cell office:value-type="string">
            <text:p>Marron</text:p>
          </table:table-cell>
          <table:table-cell office:value-type="string">
            <text:p>Castaño</text:p>
          </table:table-cell>
          <table:table-cell office:value-type="string">
            <text:p>Marrone castagna</text:p>
          </table:table-cell>
          <table:table-cell office:value-type="string">
            <text:p>Kastanjebruin</text:p>
          </table:table-cell>
          <table:table-cell table:number-columns-repeated="1012"/>
        </table:table-row>
        <table:table-row table:style-name="ro1">
          <table:table-cell office:value-type="string">
            <text:p>RAL 8016</text:p>
          </table:table-cell>
          <table:table-cell office:value-type="string">
            <text:p>076-047-039</text:p>
          </table:table-cell>
          <table:table-cell table:formula="of:=LEFT([.B197]; 3)" office:value-type="string" office:string-value="076">
            <text:p>076</text:p>
          </table:table-cell>
          <table:table-cell table:formula="of:=MID([.B197];5;3)" office:value-type="string" office:string-value="047">
            <text:p>047</text:p>
          </table:table-cell>
          <table:table-cell table:formula="of:=RIGHT([.B197]; 3)" office:value-type="string" office:string-value="039">
            <text:p>039</text:p>
          </table:table-cell>
          <table:table-cell office:value-type="string">
            <text:p>#4C2F27</text:p>
          </table:table-cell>
          <table:table-cell office:value-type="string">
            <text:p>Mahagonibraun</text:p>
          </table:table-cell>
          <table:table-cell office:value-type="string">
            <text:p>Mahogany brown</text:p>
          </table:table-cell>
          <table:table-cell office:value-type="string">
            <text:p>Brun acajou</text:p>
          </table:table-cell>
          <table:table-cell office:value-type="string">
            <text:p>Caoba</text:p>
          </table:table-cell>
          <table:table-cell office:value-type="string">
            <text:p>Marrone mogano</text:p>
          </table:table-cell>
          <table:table-cell office:value-type="string">
            <text:p>Mahoniebruin</text:p>
          </table:table-cell>
          <table:table-cell table:number-columns-repeated="1012"/>
        </table:table-row>
        <table:table-row table:style-name="ro2">
          <table:table-cell office:value-type="string">
            <text:p>RAL 8017</text:p>
          </table:table-cell>
          <table:table-cell office:value-type="string">
            <text:p>069-050-046</text:p>
          </table:table-cell>
          <table:table-cell table:formula="of:=LEFT([.B198]; 3)" office:value-type="string" office:string-value="069">
            <text:p>069</text:p>
          </table:table-cell>
          <table:table-cell table:formula="of:=MID([.B198];5;3)" office:value-type="string" office:string-value="050">
            <text:p>050</text:p>
          </table:table-cell>
          <table:table-cell table:formula="of:=RIGHT([.B198]; 3)" office:value-type="string" office:string-value="046">
            <text:p>046</text:p>
          </table:table-cell>
          <table:table-cell office:value-type="string">
            <text:p>#45322E</text:p>
          </table:table-cell>
          <table:table-cell office:value-type="string">
            <text:p>Schokoladen-</text:p>
            <text:p>braun</text:p>
          </table:table-cell>
          <table:table-cell office:value-type="string">
            <text:p>Chocolate brown</text:p>
          </table:table-cell>
          <table:table-cell office:value-type="string">
            <text:p>Brun chocolat</text:p>
          </table:table-cell>
          <table:table-cell office:value-type="string">
            <text:p>Chocolate</text:p>
          </table:table-cell>
          <table:table-cell office:value-type="string">
            <text:p>Marrone cioccolata</text:p>
          </table:table-cell>
          <table:table-cell office:value-type="string">
            <text:p>Chocoladebruin</text:p>
          </table:table-cell>
          <table:table-cell table:number-columns-repeated="1012"/>
        </table:table-row>
        <table:table-row table:style-name="ro1">
          <table:table-cell office:value-type="string">
            <text:p>RAL 8019</text:p>
          </table:table-cell>
          <table:table-cell office:value-type="string">
            <text:p>064-058-058</text:p>
          </table:table-cell>
          <table:table-cell table:formula="of:=LEFT([.B199]; 3)" office:value-type="string" office:string-value="064">
            <text:p>064</text:p>
          </table:table-cell>
          <table:table-cell table:formula="of:=MID([.B199];5;3)" office:value-type="string" office:string-value="058">
            <text:p>058</text:p>
          </table:table-cell>
          <table:table-cell table:formula="of:=RIGHT([.B199]; 3)" office:value-type="string" office:string-value="058">
            <text:p>058</text:p>
          </table:table-cell>
          <table:table-cell office:value-type="string">
            <text:p>#403A3A</text:p>
          </table:table-cell>
          <table:table-cell office:value-type="string">
            <text:p>Graubraun</text:p>
          </table:table-cell>
          <table:table-cell office:value-type="string">
            <text:p>Grey brown</text:p>
          </table:table-cell>
          <table:table-cell office:value-type="string">
            <text:p>Brun gris</text:p>
          </table:table-cell>
          <table:table-cell office:value-type="string">
            <text:p>Pardo grisáceo</text:p>
          </table:table-cell>
          <table:table-cell office:value-type="string">
            <text:p>Marrone grigiastro</text:p>
          </table:table-cell>
          <table:table-cell office:value-type="string">
            <text:p>Grijsbruin</text:p>
          </table:table-cell>
          <table:table-cell table:number-columns-repeated="1012"/>
        </table:table-row>
        <table:table-row table:style-name="ro1">
          <table:table-cell office:value-type="string">
            <text:p>RAL 8022</text:p>
          </table:table-cell>
          <table:table-cell office:value-type="string">
            <text:p>033-033-033</text:p>
          </table:table-cell>
          <table:table-cell table:formula="of:=LEFT([.B200]; 3)" office:value-type="string" office:string-value="033">
            <text:p>033</text:p>
          </table:table-cell>
          <table:table-cell table:formula="of:=MID([.B200];5;3)" office:value-type="string" office:string-value="033">
            <text:p>033</text:p>
          </table:table-cell>
          <table:table-cell table:formula="of:=RIGHT([.B200]; 3)" office:value-type="string" office:string-value="033">
            <text:p>033</text:p>
          </table:table-cell>
          <table:table-cell office:value-type="string">
            <text:p>#212121</text:p>
          </table:table-cell>
          <table:table-cell office:value-type="string">
            <text:p>Schwarzbraun</text:p>
          </table:table-cell>
          <table:table-cell office:value-type="string">
            <text:p>Black brown</text:p>
          </table:table-cell>
          <table:table-cell office:value-type="string">
            <text:p>Brun noir</text:p>
          </table:table-cell>
          <table:table-cell office:value-type="string">
            <text:p>Pardo negruzco</text:p>
          </table:table-cell>
          <table:table-cell office:value-type="string">
            <text:p>Marrone nerastro</text:p>
          </table:table-cell>
          <table:table-cell office:value-type="string">
            <text:p>Zwartbruin</text:p>
          </table:table-cell>
          <table:table-cell table:number-columns-repeated="1012"/>
        </table:table-row>
        <table:table-row table:style-name="ro1">
          <table:table-cell office:value-type="string">
            <text:p>RAL 8023</text:p>
          </table:table-cell>
          <table:table-cell office:value-type="string">
            <text:p>166-094-046</text:p>
          </table:table-cell>
          <table:table-cell table:formula="of:=LEFT([.B201]; 3)" office:value-type="string" office:string-value="166">
            <text:p>166</text:p>
          </table:table-cell>
          <table:table-cell table:formula="of:=MID([.B201];5;3)" office:value-type="string" office:string-value="094">
            <text:p>094</text:p>
          </table:table-cell>
          <table:table-cell table:formula="of:=RIGHT([.B201]; 3)" office:value-type="string" office:string-value="046">
            <text:p>046</text:p>
          </table:table-cell>
          <table:table-cell office:value-type="string">
            <text:p>#A65E2E</text:p>
          </table:table-cell>
          <table:table-cell office:value-type="string">
            <text:p>Orangebraun</text:p>
          </table:table-cell>
          <table:table-cell office:value-type="string">
            <text:p>Orange brown</text:p>
          </table:table-cell>
          <table:table-cell office:value-type="string">
            <text:p>Brun orangé</text:p>
          </table:table-cell>
          <table:table-cell office:value-type="string">
            <text:p>Pardo anaranjado</text:p>
          </table:table-cell>
          <table:table-cell office:value-type="string">
            <text:p>Marrone arancio</text:p>
          </table:table-cell>
          <table:table-cell office:value-type="string">
            <text:p>Oranjebruin</text:p>
          </table:table-cell>
          <table:table-cell table:number-columns-repeated="1012"/>
        </table:table-row>
        <table:table-row table:style-name="ro1">
          <table:table-cell office:value-type="string">
            <text:p>RAL 8024</text:p>
          </table:table-cell>
          <table:table-cell office:value-type="string">
            <text:p>121-085-061</text:p>
          </table:table-cell>
          <table:table-cell table:formula="of:=LEFT([.B202]; 3)" office:value-type="string" office:string-value="121">
            <text:p>121</text:p>
          </table:table-cell>
          <table:table-cell table:formula="of:=MID([.B202];5;3)" office:value-type="string" office:string-value="085">
            <text:p>085</text:p>
          </table:table-cell>
          <table:table-cell table:formula="of:=RIGHT([.B202]; 3)" office:value-type="string" office:string-value="061">
            <text:p>061</text:p>
          </table:table-cell>
          <table:table-cell office:value-type="string">
            <text:p>#79553D</text:p>
          </table:table-cell>
          <table:table-cell office:value-type="string">
            <text:p>Beigebraun</text:p>
          </table:table-cell>
          <table:table-cell office:value-type="string">
            <text:p>Beige brown</text:p>
          </table:table-cell>
          <table:table-cell office:value-type="string">
            <text:p>Brun beige</text:p>
          </table:table-cell>
          <table:table-cell office:value-type="string">
            <text:p>Pardo beige</text:p>
          </table:table-cell>
          <table:table-cell office:value-type="string">
            <text:p>Marrone beige</text:p>
          </table:table-cell>
          <table:table-cell office:value-type="string">
            <text:p>Beigebruin</text:p>
          </table:table-cell>
          <table:table-cell table:number-columns-repeated="1012"/>
        </table:table-row>
        <table:table-row table:style-name="ro1">
          <table:table-cell office:value-type="string">
            <text:p>RAL 8025</text:p>
          </table:table-cell>
          <table:table-cell office:value-type="string">
            <text:p>117-092-072</text:p>
          </table:table-cell>
          <table:table-cell table:formula="of:=LEFT([.B203]; 3)" office:value-type="string" office:string-value="117">
            <text:p>117</text:p>
          </table:table-cell>
          <table:table-cell table:formula="of:=MID([.B203];5;3)" office:value-type="string" office:string-value="092">
            <text:p>092</text:p>
          </table:table-cell>
          <table:table-cell table:formula="of:=RIGHT([.B203]; 3)" office:value-type="string" office:string-value="072">
            <text:p>072</text:p>
          </table:table-cell>
          <table:table-cell office:value-type="string">
            <text:p>#755C48</text:p>
          </table:table-cell>
          <table:table-cell office:value-type="string">
            <text:p>Blassbraun</text:p>
          </table:table-cell>
          <table:table-cell office:value-type="string">
            <text:p>Pale brown</text:p>
          </table:table-cell>
          <table:table-cell office:value-type="string">
            <text:p>Brun pâle</text:p>
          </table:table-cell>
          <table:table-cell office:value-type="string">
            <text:p>Pardo pálido</text:p>
          </table:table-cell>
          <table:table-cell office:value-type="string">
            <text:p>Marrone pallido</text:p>
          </table:table-cell>
          <table:table-cell office:value-type="string">
            <text:p>Bleekbruin</text:p>
          </table:table-cell>
          <table:table-cell table:number-columns-repeated="1012"/>
        </table:table-row>
        <table:table-row table:style-name="ro1">
          <table:table-cell office:value-type="string">
            <text:p>RAL 8028</text:p>
          </table:table-cell>
          <table:table-cell office:value-type="string">
            <text:p>078-059-049</text:p>
          </table:table-cell>
          <table:table-cell table:formula="of:=LEFT([.B204]; 3)" office:value-type="string" office:string-value="078">
            <text:p>078</text:p>
          </table:table-cell>
          <table:table-cell table:formula="of:=MID([.B204];5;3)" office:value-type="string" office:string-value="059">
            <text:p>059</text:p>
          </table:table-cell>
          <table:table-cell table:formula="of:=RIGHT([.B204]; 3)" office:value-type="string" office:string-value="049">
            <text:p>049</text:p>
          </table:table-cell>
          <table:table-cell office:value-type="string">
            <text:p>#4E3B31</text:p>
          </table:table-cell>
          <table:table-cell office:value-type="string">
            <text:p>Terrabraun</text:p>
          </table:table-cell>
          <table:table-cell office:value-type="string">
            <text:p>Terra brown</text:p>
          </table:table-cell>
          <table:table-cell office:value-type="string">
            <text:p>Brun terre</text:p>
          </table:table-cell>
          <table:table-cell office:value-type="string">
            <text:p>Marrón tierra</text:p>
          </table:table-cell>
          <table:table-cell office:value-type="string">
            <text:p>Marrone terra</text:p>
          </table:table-cell>
          <table:table-cell office:value-type="string">
            <text:p>Terrabruin</text:p>
          </table:table-cell>
          <table:table-cell table:number-columns-repeated="1012"/>
        </table:table-row>
        <table:table-row table:style-name="ro1">
          <table:table-cell office:value-type="string">
            <text:p>RAL 8029</text:p>
          </table:table-cell>
          <table:table-cell office:value-type="string">
            <text:p>118-060-040</text:p>
          </table:table-cell>
          <table:table-cell table:formula="of:=LEFT([.B205]; 3)" office:value-type="string" office:string-value="118">
            <text:p>118</text:p>
          </table:table-cell>
          <table:table-cell table:formula="of:=MID([.B205];5;3)" office:value-type="string" office:string-value="060">
            <text:p>060</text:p>
          </table:table-cell>
          <table:table-cell table:formula="of:=RIGHT([.B205]; 3)" office:value-type="string" office:string-value="040">
            <text:p>040</text:p>
          </table:table-cell>
          <table:table-cell office:value-type="string">
            <text:p>#763C28</text:p>
          </table:table-cell>
          <table:table-cell office:value-type="string">
            <text:p>Perlkupfer</text:p>
          </table:table-cell>
          <table:table-cell office:value-type="string">
            <text:p>Pearl copper</text:p>
          </table:table-cell>
          <table:table-cell office:value-type="string">
            <text:p>Cuivre nacré</text:p>
          </table:table-cell>
          <table:table-cell office:value-type="string">
            <text:p>Cobre perlado</text:p>
          </table:table-cell>
          <table:table-cell office:value-type="string">
            <text:p>Rame perlato</text:p>
          </table:table-cell>
          <table:table-cell office:value-type="string">
            <text:p>Parelmoerkoper</text:p>
          </table:table-cell>
          <table:table-cell table:number-columns-repeated="1012"/>
        </table:table-row>
        <table:table-row table:style-name="ro1">
          <table:table-cell office:value-type="string">
            <text:p>RAL 9001</text:p>
          </table:table-cell>
          <table:table-cell office:value-type="string">
            <text:p>250-244-227</text:p>
          </table:table-cell>
          <table:table-cell table:formula="of:=LEFT([.B206]; 3)" office:value-type="string" office:string-value="250">
            <text:p>250</text:p>
          </table:table-cell>
          <table:table-cell table:formula="of:=MID([.B206];5;3)" office:value-type="string" office:string-value="244">
            <text:p>244</text:p>
          </table:table-cell>
          <table:table-cell table:formula="of:=RIGHT([.B206]; 3)" office:value-type="string" office:string-value="227">
            <text:p>227</text:p>
          </table:table-cell>
          <table:table-cell office:value-type="string">
            <text:p>#FDF4E3</text:p>
          </table:table-cell>
          <table:table-cell office:value-type="string">
            <text:p>Cremeweiß</text:p>
          </table:table-cell>
          <table:table-cell office:value-type="string">
            <text:p>Cream</text:p>
          </table:table-cell>
          <table:table-cell office:value-type="string">
            <text:p>Blanc crème</text:p>
          </table:table-cell>
          <table:table-cell office:value-type="string">
            <text:p>Blanco crema</text:p>
          </table:table-cell>
          <table:table-cell office:value-type="string">
            <text:p>Bianco crema</text:p>
          </table:table-cell>
          <table:table-cell office:value-type="string">
            <text:p>Crèmewit</text:p>
          </table:table-cell>
          <table:table-cell table:number-columns-repeated="1012"/>
        </table:table-row>
        <table:table-row table:style-name="ro1">
          <table:table-cell office:value-type="string">
            <text:p>RAL 9002</text:p>
          </table:table-cell>
          <table:table-cell office:value-type="string">
            <text:p>231-235-218</text:p>
          </table:table-cell>
          <table:table-cell table:formula="of:=LEFT([.B207]; 3)" office:value-type="string" office:string-value="231">
            <text:p>231</text:p>
          </table:table-cell>
          <table:table-cell table:formula="of:=MID([.B207];5;3)" office:value-type="string" office:string-value="235">
            <text:p>235</text:p>
          </table:table-cell>
          <table:table-cell table:formula="of:=RIGHT([.B207]; 3)" office:value-type="string" office:string-value="218">
            <text:p>218</text:p>
          </table:table-cell>
          <table:table-cell office:value-type="string">
            <text:p>#E7EBDA</text:p>
          </table:table-cell>
          <table:table-cell office:value-type="string">
            <text:p>Grauweiß</text:p>
          </table:table-cell>
          <table:table-cell office:value-type="string">
            <text:p>Grey white</text:p>
          </table:table-cell>
          <table:table-cell office:value-type="string">
            <text:p>Blanc gris</text:p>
          </table:table-cell>
          <table:table-cell office:value-type="string">
            <text:p>Blanco grisáceo</text:p>
          </table:table-cell>
          <table:table-cell office:value-type="string">
            <text:p>Bianco grigiastro</text:p>
          </table:table-cell>
          <table:table-cell office:value-type="string">
            <text:p>Grijswit</text:p>
          </table:table-cell>
          <table:table-cell table:number-columns-repeated="1012"/>
        </table:table-row>
        <table:table-row table:style-name="ro1">
          <table:table-cell office:value-type="string">
            <text:p>RAL 9003</text:p>
          </table:table-cell>
          <table:table-cell office:value-type="string">
            <text:p>244-244-244</text:p>
          </table:table-cell>
          <table:table-cell table:formula="of:=LEFT([.B208]; 3)" office:value-type="string" office:string-value="244">
            <text:p>244</text:p>
          </table:table-cell>
          <table:table-cell table:formula="of:=MID([.B208];5;3)" office:value-type="string" office:string-value="244">
            <text:p>244</text:p>
          </table:table-cell>
          <table:table-cell table:formula="of:=RIGHT([.B208]; 3)" office:value-type="string" office:string-value="244">
            <text:p>244</text:p>
          </table:table-cell>
          <table:table-cell office:value-type="string">
            <text:p>#F4F4F4</text:p>
          </table:table-cell>
          <table:table-cell office:value-type="string">
            <text:p>Signalweiß</text:p>
          </table:table-cell>
          <table:table-cell office:value-type="string">
            <text:p>Signal white</text:p>
          </table:table-cell>
          <table:table-cell office:value-type="string">
            <text:p>Blanc de sécurité</text:p>
          </table:table-cell>
          <table:table-cell office:value-type="string">
            <text:p>Blanco señales</text:p>
          </table:table-cell>
          <table:table-cell office:value-type="string">
            <text:p>Bianco segnale</text:p>
          </table:table-cell>
          <table:table-cell office:value-type="string">
            <text:p>Signaalwit</text:p>
          </table:table-cell>
          <table:table-cell table:number-columns-repeated="1012"/>
        </table:table-row>
        <table:table-row table:style-name="ro1">
          <table:table-cell office:value-type="string">
            <text:p>RAL 9004</text:p>
          </table:table-cell>
          <table:table-cell office:value-type="string">
            <text:p>040-040-040</text:p>
          </table:table-cell>
          <table:table-cell table:formula="of:=LEFT([.B209]; 3)" office:value-type="string" office:string-value="040">
            <text:p>040</text:p>
          </table:table-cell>
          <table:table-cell table:formula="of:=MID([.B209];5;3)" office:value-type="string" office:string-value="040">
            <text:p>040</text:p>
          </table:table-cell>
          <table:table-cell table:formula="of:=RIGHT([.B209]; 3)" office:value-type="string" office:string-value="040">
            <text:p>040</text:p>
          </table:table-cell>
          <table:table-cell office:value-type="string">
            <text:p>#282828</text:p>
          </table:table-cell>
          <table:table-cell office:value-type="string">
            <text:p>Signalschwarz</text:p>
          </table:table-cell>
          <table:table-cell office:value-type="string">
            <text:p>Signal black</text:p>
          </table:table-cell>
          <table:table-cell office:value-type="string">
            <text:p>Noir de sécurité</text:p>
          </table:table-cell>
          <table:table-cell office:value-type="string">
            <text:p>Negro señales</text:p>
          </table:table-cell>
          <table:table-cell office:value-type="string">
            <text:p>Nero segnale</text:p>
          </table:table-cell>
          <table:table-cell office:value-type="string">
            <text:p>Signaalzwart</text:p>
          </table:table-cell>
          <table:table-cell table:number-columns-repeated="1012"/>
        </table:table-row>
        <table:table-row table:style-name="ro1">
          <table:table-cell office:value-type="string">
            <text:p>RAL 9005</text:p>
          </table:table-cell>
          <table:table-cell office:value-type="string">
            <text:p>010-010-010</text:p>
          </table:table-cell>
          <table:table-cell table:formula="of:=LEFT([.B210]; 3)" office:value-type="string" office:string-value="010">
            <text:p>010</text:p>
          </table:table-cell>
          <table:table-cell table:formula="of:=MID([.B210];5;3)" office:value-type="string" office:string-value="010">
            <text:p>010</text:p>
          </table:table-cell>
          <table:table-cell table:formula="of:=RIGHT([.B210]; 3)" office:value-type="string" office:string-value="010">
            <text:p>010</text:p>
          </table:table-cell>
          <table:table-cell office:value-type="string">
            <text:p>#0A0A0A</text:p>
          </table:table-cell>
          <table:table-cell office:value-type="string">
            <text:p>Tiefschwarz</text:p>
          </table:table-cell>
          <table:table-cell office:value-type="string">
            <text:p>Jet black</text:p>
          </table:table-cell>
          <table:table-cell office:value-type="string">
            <text:p>Noir foncé</text:p>
          </table:table-cell>
          <table:table-cell office:value-type="string">
            <text:p>Negro intenso</text:p>
          </table:table-cell>
          <table:table-cell office:value-type="string">
            <text:p>Nero intenso</text:p>
          </table:table-cell>
          <table:table-cell office:value-type="string">
            <text:p>Gitzwart</text:p>
          </table:table-cell>
          <table:table-cell table:number-columns-repeated="1012"/>
        </table:table-row>
        <table:table-row table:style-name="ro2">
          <table:table-cell office:value-type="string">
            <text:p>RAL 9006</text:p>
          </table:table-cell>
          <table:table-cell office:value-type="string">
            <text:p>165-165-165</text:p>
          </table:table-cell>
          <table:table-cell table:formula="of:=LEFT([.B211]; 3)" office:value-type="string" office:string-value="165">
            <text:p>165</text:p>
          </table:table-cell>
          <table:table-cell table:formula="of:=MID([.B211];5;3)" office:value-type="string" office:string-value="165">
            <text:p>165</text:p>
          </table:table-cell>
          <table:table-cell table:formula="of:=RIGHT([.B211]; 3)" office:value-type="string" office:string-value="165">
            <text:p>165</text:p>
          </table:table-cell>
          <table:table-cell office:value-type="string">
            <text:p>#A5A5A5</text:p>
          </table:table-cell>
          <table:table-cell office:value-type="string">
            <text:p>Weißaluminium</text:p>
          </table:table-cell>
          <table:table-cell office:value-type="string">
            <text:p>White aluminium</text:p>
          </table:table-cell>
          <table:table-cell office:value-type="string">
            <text:p>Aluminium blanc</text:p>
          </table:table-cell>
          <table:table-cell office:value-type="string">
            <text:p>Aluminio blanco</text:p>
          </table:table-cell>
          <table:table-cell office:value-type="string">
            <text:p>Aluminio brillante</text:p>
          </table:table-cell>
          <table:table-cell office:value-type="string">
            <text:p>Blank </text:p>
            <text:p>aluminiumkleurig</text:p>
          </table:table-cell>
          <table:table-cell table:number-columns-repeated="1012"/>
        </table:table-row>
        <table:table-row table:style-name="ro1">
          <table:table-cell office:value-type="string">
            <text:p>RAL 9007</text:p>
          </table:table-cell>
          <table:table-cell office:value-type="string">
            <text:p>143-143-143</text:p>
          </table:table-cell>
          <table:table-cell table:formula="of:=LEFT([.B212]; 3)" office:value-type="string" office:string-value="143">
            <text:p>143</text:p>
          </table:table-cell>
          <table:table-cell table:formula="of:=MID([.B212];5;3)" office:value-type="string" office:string-value="143">
            <text:p>143</text:p>
          </table:table-cell>
          <table:table-cell table:formula="of:=RIGHT([.B212]; 3)" office:value-type="string" office:string-value="143">
            <text:p>143</text:p>
          </table:table-cell>
          <table:table-cell office:value-type="string">
            <text:p>#8F8F8F</text:p>
          </table:table-cell>
          <table:table-cell office:value-type="string">
            <text:p>Graualuminium</text:p>
          </table:table-cell>
          <table:table-cell office:value-type="string">
            <text:p>Grey aluminium</text:p>
          </table:table-cell>
          <table:table-cell office:value-type="string">
            <text:p>Aluminium gris</text:p>
          </table:table-cell>
          <table:table-cell office:value-type="string">
            <text:p>Aluminio gris</text:p>
          </table:table-cell>
          <table:table-cell office:value-type="string">
            <text:p>Aluminio grigiastro</text:p>
          </table:table-cell>
          <table:table-cell office:value-type="string">
            <text:p>Grijs aluminiumkleurig</text:p>
          </table:table-cell>
          <table:table-cell table:number-columns-repeated="1012"/>
        </table:table-row>
        <table:table-row table:style-name="ro1">
          <table:table-cell office:value-type="string">
            <text:p>RAL 9010</text:p>
          </table:table-cell>
          <table:table-cell office:value-type="string">
            <text:p>255-255-255</text:p>
          </table:table-cell>
          <table:table-cell table:formula="of:=LEFT([.B213]; 3)" office:value-type="string" office:string-value="255">
            <text:p>255</text:p>
          </table:table-cell>
          <table:table-cell table:formula="of:=MID([.B213];5;3)" office:value-type="string" office:string-value="255">
            <text:p>255</text:p>
          </table:table-cell>
          <table:table-cell table:formula="of:=RIGHT([.B213]; 3)" office:value-type="string" office:string-value="255">
            <text:p>255</text:p>
          </table:table-cell>
          <table:table-cell office:value-type="string">
            <text:p>#FFFFFF</text:p>
          </table:table-cell>
          <table:table-cell office:value-type="string">
            <text:p>Reinweiß</text:p>
          </table:table-cell>
          <table:table-cell office:value-type="string">
            <text:p>Pure white</text:p>
          </table:table-cell>
          <table:table-cell office:value-type="string">
            <text:p>Blanc pur</text:p>
          </table:table-cell>
          <table:table-cell office:value-type="string">
            <text:p>Blanco puro</text:p>
          </table:table-cell>
          <table:table-cell office:value-type="string">
            <text:p>Bianco puro</text:p>
          </table:table-cell>
          <table:table-cell office:value-type="string">
            <text:p>Zuiverwit</text:p>
          </table:table-cell>
          <table:table-cell table:number-columns-repeated="1012"/>
        </table:table-row>
        <table:table-row table:style-name="ro1">
          <table:table-cell office:value-type="string">
            <text:p>RAL 9011</text:p>
          </table:table-cell>
          <table:table-cell office:value-type="string">
            <text:p>028-028-028</text:p>
          </table:table-cell>
          <table:table-cell table:formula="of:=LEFT([.B214]; 3)" office:value-type="string" office:string-value="028">
            <text:p>028</text:p>
          </table:table-cell>
          <table:table-cell table:formula="of:=MID([.B214];5;3)" office:value-type="string" office:string-value="028">
            <text:p>028</text:p>
          </table:table-cell>
          <table:table-cell table:formula="of:=RIGHT([.B214]; 3)" office:value-type="string" office:string-value="028">
            <text:p>028</text:p>
          </table:table-cell>
          <table:table-cell office:value-type="string">
            <text:p>#1C1C1C</text:p>
          </table:table-cell>
          <table:table-cell office:value-type="string">
            <text:p>Graphitschwarz</text:p>
          </table:table-cell>
          <table:table-cell office:value-type="string">
            <text:p>Graphite black</text:p>
          </table:table-cell>
          <table:table-cell office:value-type="string">
            <text:p>Noir graphite</text:p>
          </table:table-cell>
          <table:table-cell office:value-type="string">
            <text:p>Negro grafito</text:p>
          </table:table-cell>
          <table:table-cell office:value-type="string">
            <text:p>Nero grafite</text:p>
          </table:table-cell>
          <table:table-cell office:value-type="string">
            <text:p>Grafietzwart</text:p>
          </table:table-cell>
          <table:table-cell table:number-columns-repeated="1012"/>
        </table:table-row>
        <table:table-row table:style-name="ro1">
          <table:table-cell office:value-type="string">
            <text:p>RAL 9016</text:p>
          </table:table-cell>
          <table:table-cell office:value-type="string">
            <text:p>246-246-246</text:p>
          </table:table-cell>
          <table:table-cell table:formula="of:=LEFT([.B215]; 3)" office:value-type="string" office:string-value="246">
            <text:p>246</text:p>
          </table:table-cell>
          <table:table-cell table:formula="of:=MID([.B215];5;3)" office:value-type="string" office:string-value="246">
            <text:p>246</text:p>
          </table:table-cell>
          <table:table-cell table:formula="of:=RIGHT([.B215]; 3)" office:value-type="string" office:string-value="246">
            <text:p>246</text:p>
          </table:table-cell>
          <table:table-cell office:value-type="string">
            <text:p>#F6F6F6</text:p>
          </table:table-cell>
          <table:table-cell office:value-type="string">
            <text:p>Verkehrsweiß</text:p>
          </table:table-cell>
          <table:table-cell office:value-type="string">
            <text:p>Traffic white</text:p>
          </table:table-cell>
          <table:table-cell office:value-type="string">
            <text:p>Blanc signalisation</text:p>
          </table:table-cell>
          <table:table-cell office:value-type="string">
            <text:p>Blanco tráfico</text:p>
          </table:table-cell>
          <table:table-cell office:value-type="string">
            <text:p>Bianco traffico</text:p>
          </table:table-cell>
          <table:table-cell office:value-type="string">
            <text:p>Verkeerswit</text:p>
          </table:table-cell>
          <table:table-cell table:number-columns-repeated="1012"/>
        </table:table-row>
        <table:table-row table:style-name="ro2">
          <table:table-cell office:value-type="string">
            <text:p>RAL 9017</text:p>
          </table:table-cell>
          <table:table-cell office:value-type="string">
            <text:p>030-030-030</text:p>
          </table:table-cell>
          <table:table-cell table:formula="of:=LEFT([.B216]; 3)" office:value-type="string" office:string-value="030">
            <text:p>030</text:p>
          </table:table-cell>
          <table:table-cell table:formula="of:=MID([.B216];5;3)" office:value-type="string" office:string-value="030">
            <text:p>030</text:p>
          </table:table-cell>
          <table:table-cell table:formula="of:=RIGHT([.B216]; 3)" office:value-type="string" office:string-value="030">
            <text:p>030</text:p>
          </table:table-cell>
          <table:table-cell office:value-type="string">
            <text:p>#1E1E1E</text:p>
          </table:table-cell>
          <table:table-cell office:value-type="string">
            <text:p>Verkehrs-</text:p>
            <text:p>schwarz</text:p>
          </table:table-cell>
          <table:table-cell office:value-type="string">
            <text:p>Traffic black</text:p>
          </table:table-cell>
          <table:table-cell office:value-type="string">
            <text:p>Noir signalisation</text:p>
          </table:table-cell>
          <table:table-cell office:value-type="string">
            <text:p>Negro tráfico</text:p>
          </table:table-cell>
          <table:table-cell office:value-type="string">
            <text:p>Nero traffico</text:p>
          </table:table-cell>
          <table:table-cell office:value-type="string">
            <text:p>Verkeerszwart</text:p>
          </table:table-cell>
          <table:table-cell table:number-columns-repeated="1012"/>
        </table:table-row>
        <table:table-row table:style-name="ro1">
          <table:table-cell office:value-type="string">
            <text:p>RAL 9018</text:p>
          </table:table-cell>
          <table:table-cell office:value-type="string">
            <text:p>215-215-215</text:p>
          </table:table-cell>
          <table:table-cell table:formula="of:=LEFT([.B217]; 3)" office:value-type="string" office:string-value="215">
            <text:p>215</text:p>
          </table:table-cell>
          <table:table-cell table:formula="of:=MID([.B217];5;3)" office:value-type="string" office:string-value="215">
            <text:p>215</text:p>
          </table:table-cell>
          <table:table-cell table:formula="of:=RIGHT([.B217]; 3)" office:value-type="string" office:string-value="215">
            <text:p>215</text:p>
          </table:table-cell>
          <table:table-cell office:value-type="string">
            <text:p>#D7D7D7</text:p>
          </table:table-cell>
          <table:table-cell office:value-type="string">
            <text:p>Papyrusweiß</text:p>
          </table:table-cell>
          <table:table-cell office:value-type="string">
            <text:p>Papyrus white</text:p>
          </table:table-cell>
          <table:table-cell office:value-type="string">
            <text:p>Blanc papyrus</text:p>
          </table:table-cell>
          <table:table-cell office:value-type="string">
            <text:p>Blanco papiro</text:p>
          </table:table-cell>
          <table:table-cell office:value-type="string">
            <text:p>Bianco papiro</text:p>
          </table:table-cell>
          <table:table-cell office:value-type="string">
            <text:p>Papyruswit</text:p>
          </table:table-cell>
          <table:table-cell table:number-columns-repeated="1012"/>
        </table:table-row>
        <table:table-row table:style-name="ro2">
          <table:table-cell office:value-type="string">
            <text:p>RAL 9022</text:p>
          </table:table-cell>
          <table:table-cell office:value-type="string">
            <text:p>156-156-156</text:p>
          </table:table-cell>
          <table:table-cell table:formula="of:=LEFT([.B218]; 3)" office:value-type="string" office:string-value="156">
            <text:p>156</text:p>
          </table:table-cell>
          <table:table-cell table:formula="of:=MID([.B218];5;3)" office:value-type="string" office:string-value="156">
            <text:p>156</text:p>
          </table:table-cell>
          <table:table-cell table:formula="of:=RIGHT([.B218]; 3)" office:value-type="string" office:string-value="156">
            <text:p>156</text:p>
          </table:table-cell>
          <table:table-cell office:value-type="string">
            <text:p>#9C9C9C</text:p>
          </table:table-cell>
          <table:table-cell office:value-type="string">
            <text:p>Perlhellgrau</text:p>
          </table:table-cell>
          <table:table-cell office:value-type="string">
            <text:p>Pearl light grey</text:p>
          </table:table-cell>
          <table:table-cell office:value-type="string">
            <text:p>Gris clair nacré</text:p>
          </table:table-cell>
          <table:table-cell office:value-type="string">
            <text:p>Gris claro perlado</text:p>
          </table:table-cell>
          <table:table-cell office:value-type="string">
            <text:p>Grigio chiaro perlato</text:p>
          </table:table-cell>
          <table:table-cell office:value-type="string">
            <text:p>Parelmoer-</text:p>
            <text:p>lichtgrijs</text:p>
          </table:table-cell>
          <table:table-cell table:number-columns-repeated="1012"/>
        </table:table-row>
        <table:table-row table:style-name="ro2">
          <table:table-cell office:value-type="string">
            <text:p>RAL 9023</text:p>
          </table:table-cell>
          <table:table-cell office:value-type="string">
            <text:p>130-130-130</text:p>
          </table:table-cell>
          <table:table-cell table:formula="of:=LEFT([.B219]; 3)" office:value-type="string" office:string-value="130">
            <text:p>130</text:p>
          </table:table-cell>
          <table:table-cell table:formula="of:=MID([.B219];5;3)" office:value-type="string" office:string-value="130">
            <text:p>130</text:p>
          </table:table-cell>
          <table:table-cell table:formula="of:=RIGHT([.B219]; 3)" office:value-type="string" office:string-value="130">
            <text:p>130</text:p>
          </table:table-cell>
          <table:table-cell office:value-type="string">
            <text:p>#828282</text:p>
          </table:table-cell>
          <table:table-cell office:value-type="string">
            <text:p>Perldunkelgrau</text:p>
          </table:table-cell>
          <table:table-cell office:value-type="string">
            <text:p>Pearl dark grey</text:p>
          </table:table-cell>
          <table:table-cell office:value-type="string">
            <text:p>Gris fonçé nacré</text:p>
          </table:table-cell>
          <table:table-cell office:value-type="string">
            <text:p>Gris oscuro perlado</text:p>
          </table:table-cell>
          <table:table-cell office:value-type="string">
            <text:p>Grigio scuro perlato</text:p>
          </table:table-cell>
          <table:table-cell office:value-type="string">
            <text:p>Parelmoer-</text:p>
            <text:p>donkergrijs</text:p>
          </table:table-cell>
          <table:table-cell table:number-columns-repeated="1012"/>
        </table:table-row>
      </table:table>
      <table:database-ranges>
        <table:database-range table:target-range-address="'Colores RAL'.M2:'Colores RAL'.M2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7:5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artín López</meta:initial-creator>
    <meta:creation-date>2010-03-03T13:31:30.21</meta:creation-date>
    <dc:date>2010-03-03T17:56:05</dc:date>
    <meta:editing-duration>PT02H08M20S</meta:editing-duration>
    <meta:editing-cycles>7</meta:editing-cycles>
    <meta:generator>OpenOffice.org/3.2$Unix OpenOffice.org_project/320m12$Build-9483</meta:generator>
    <meta:document-statistic meta:table-count="1" meta:cell-count="2564" meta:object-count="0"/>
  </office:meta>
</office:document-meta>
</file>